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新細明體" svg:font-family="新細明體"/>
    <style:font-face style:name="Calibri" svg:font-family="Calibri"/>
    <style:font-face style:name="新細明體1" svg:font-family="新細明體1"/>
    <style:font-face style:name="CourierNewPSMT" svg:font-family="CourierNewPSMT"/>
    <style:font-face style:name="TimesNewRomanPSMT" svg:font-family="TimesNewRomanPSMT"/>
    <style:font-face style:name="細明體" svg:font-family="細明體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48">
      <style:table-cell-properties fo:border="thin solid #000000" style:vertical-align="automatic" fo:background-color="transparent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3" style:family="table-cell" style:parent-style-name="Excel_32_Built-in_32_Normal" style:data-style-name="N48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4" style:family="table-cell" style:parent-style-name="Excel_32_Built-in_32_Normal" style:data-style-name="N48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5" style:family="table-cell" style:parent-style-name="Excel_32_Built-in_32_Normal" style:data-style-name="N48">
      <style:table-cell-properties fo:border="thin solid #000000" style:vertical-align="middle" fo:background-color="transparent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6" style:family="table-cell" style:parent-style-name="Excel_32_Built-in_32_Normal" style:data-style-name="N48">
      <style:table-cell-properties fo:border="thin solid #000000" style:vertical-align="automatic" fo:background-color="transparent" style:repeat-content="false"/>
      <style:paragraph-properties fo:text-align="center"/>
      <style:text-properties fo:color="#FF0000" style:font-name="Calibri" style:font-name-asian="Calibri" style:font-name-complex="Calibri" fo:font-size="14pt" style:font-size-asian="14pt" style:font-size-complex="14pt" style:font-family-generic="swiss"/>
    </style:style>
    <style:style style:name="ce7" style:family="table-cell" style:parent-style-name="Excel_32_Built-in_32_Normal" style:data-style-name="N48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48">
      <style:table-cell-properties fo:border="thin solid #000000" style:vertical-align="automatic" fo:background-color="#FFFF00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48">
      <style:table-cell-properties fo:border="thin solid #000000" style:vertical-align="automatic" fo:background-color="#000000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48">
      <style:table-cell-properties fo:border="thin solid #000000" style:vertical-align="automatic" fo:background-color="#FDEADA" style:repeat-content="false"/>
      <style:paragraph-properties fo:text-align="center"/>
      <style:text-properties fo:color="#002060"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48">
      <style:table-cell-properties fo:border="thin solid #000000" style:vertical-align="automatic" fo:background-color="#000000" style:repeat-content="false"/>
      <style:paragraph-properties fo:text-align="center"/>
      <style:text-properties fo:color="#002060" style:font-name="Calibri" style:font-name-asian="Calibri" style:font-name-complex="Calibri" style:font-family-generic="swiss"/>
    </style:style>
    <style:style style:name="ce12" style:family="table-cell" style:parent-style-name="Excel_32_Built-in_32_Normal" style:data-style-name="N48">
      <style:table-cell-properties style:vertical-align="automatic" fo:background-color="transparent"/>
      <style:text-properties style:font-name="CourierNewPSMT" style:font-name-asian="CourierNewPSMT" style:font-name-complex="CourierNewPSMT" fo:font-size="14pt" style:font-size-asian="14pt" style:font-size-complex="14pt" style:font-family-generic="roman"/>
    </style:style>
    <style:style style:name="ce13" style:family="table-cell" style:parent-style-name="Excel_32_Built-in_32_Normal" style:data-style-name="N48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14" style:family="table-cell" style:parent-style-name="Excel_32_Built-in_32_Normal" style:data-style-name="N48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15" style:family="table-cell" style:parent-style-name="Excel_32_Built-in_32_Normal" style:data-style-name="N48">
      <style:table-cell-properties fo:border="thin solid #000000" style:vertical-align="automatic" fo:background-color="transparent"/>
      <style:text-properties fo:color="#0070C0" style:font-name="新細明體1" style:font-name-asian="新細明體1" style:font-name-complex="新細明體1" fo:font-size="11pt" style:font-size-asian="11pt" style:font-size-complex="11pt" fo:font-weight="bold" style:font-weight-asian="bold" style:font-weight-complex="bold"/>
    </style:style>
    <style:style style:name="ce16" style:family="table-cell" style:parent-style-name="Excel_32_Built-in_32_Normal" style:data-style-name="N48">
      <style:table-cell-properties style:vertical-align="automatic" fo:background-color="transparent"/>
      <style:text-properties style:font-name="Arial Unicode MS" style:font-name-asian="Arial Unicode MS" style:font-name-complex="Arial Unicode MS" style:font-family-generic="swiss"/>
    </style:style>
    <style:style style:name="ce17" style:family="table-cell" style:parent-style-name="Excel_32_Built-in_32_Normal" style:data-style-name="N48">
      <style:table-cell-properties fo:border="thin solid #000000" style:vertical-align="automatic" fo:background-color="#D9D9D9"/>
      <style:text-properties style:font-name="Arial Unicode MS" style:font-name-asian="Arial Unicode MS" style:font-name-complex="Arial Unicode MS" fo:font-weight="bold" style:font-weight-asian="bold" style:font-weight-complex="bold" style:font-family-generic="swiss"/>
    </style:style>
    <style:style style:name="ce18" style:family="table-cell" style:parent-style-name="Excel_32_Built-in_32_Normal" style:data-style-name="N48">
      <style:table-cell-properties fo:border="thin solid #000000" style:vertical-align="automatic" fo:background-color="#D9D9D9"/>
      <style:text-properties style:font-name="Arial Unicode MS" style:font-name-asian="Arial Unicode MS" style:font-name-complex="Arial Unicode MS" style:font-family-generic="swiss"/>
    </style:style>
    <style:style style:name="ce19" style:family="table-cell" style:parent-style-name="Excel_32_Built-in_32_Normal" style:data-style-name="N48">
      <style:table-cell-properties fo:border="thin solid #000000" style:vertical-align="automatic" fo:background-color="transparent"/>
      <style:text-properties style:font-name="Arial Unicode MS" style:font-name-asian="Arial Unicode MS" style:font-name-complex="Arial Unicode MS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48">
      <style:table-cell-properties fo:border="thin solid #000000" style:vertical-align="automatic" fo:background-color="transparent"/>
      <style:text-properties style:font-name="Arial Unicode MS" style:font-name-asian="Arial Unicode MS" style:font-name-complex="Arial Unicode MS" style:font-family-generic="swiss"/>
    </style:style>
    <style:style style:name="ce21" style:family="table-cell" style:parent-style-name="Excel_32_Built-in_32_Normal" style:data-style-name="N48">
      <style:table-cell-properties fo:border="thin solid #000000" style:vertical-align="automatic" fo:background-color="#D9D9D9"/>
      <style:text-properties fo:color="#FF0000" style:font-name="Arial Unicode MS" style:font-name-asian="Arial Unicode MS" style:font-name-complex="Arial Unicode MS" style:font-family-generic="swiss"/>
    </style:style>
    <style:style style:name="ce22" style:family="table-cell" style:parent-style-name="Excel_32_Built-in_32_Normal" style:data-style-name="N48">
      <style:table-cell-properties fo:border="thin solid #000000" style:vertical-align="automatic" fo:background-color="transparent" style:repeat-content="false"/>
      <style:paragraph-properties fo:text-align="center"/>
      <style:text-properties fo:color="#FF0000" style:font-name="Calibri" style:font-name-asian="Calibri" style:font-name-complex="Calibri" fo:font-size="20pt" style:font-size-asian="20pt" style:font-size-complex="20pt" style:font-family-generic="swiss"/>
    </style:style>
    <style:style style:name="ce23" style:family="table-cell" style:parent-style-name="Excel_32_Built-in_32_Normal" style:data-style-name="N48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24" style:family="table-cell" style:parent-style-name="Excel_32_Built-in_32_Normal" style:data-style-name="N48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48">
      <style:table-cell-properties style:vertical-align="automatic" fo:background-color="transparent" style:repeat-content="false"/>
      <style:paragraph-properties fo:text-align="center"/>
      <style:text-properties style:font-name="新細明體1" style:font-name-asian="新細明體1" style:font-name-complex="新細明體1"/>
    </style:style>
    <style:style style:name="ce26" style:family="table-cell" style:parent-style-name="Excel_32_Built-in_32_Normal" style:data-style-name="N48">
      <style:table-cell-properties style:vertical-align="automatic" fo:background-color="transparent"/>
      <style:text-properties style:font-name="新細明體1" style:font-name-asian="新細明體1" style:font-name-complex="新細明體1"/>
    </style:style>
    <style:style style:name="ce27" style:family="table-cell" style:parent-style-name="Excel_32_Built-in_32_Normal" style:data-style-name="N48">
      <style:table-cell-properties style:vertical-align="automatic" fo:background-color="transparent"/>
      <style:text-properties fo:color="#FF0000" style:font-name="新細明體1" style:font-name-asian="新細明體1" style:font-name-complex="新細明體1"/>
    </style:style>
    <style:style style:name="ce28" style:family="table-cell" style:parent-style-name="Excel_32_Built-in_32_Normal" style:data-style-name="N48">
      <style:table-cell-properties style:vertical-align="automatic" fo:background-color="transparent" style:repeat-content="false"/>
      <style:paragraph-properties fo:text-align="center"/>
      <style:text-properties fo:color="#FF0000" style:font-name="新細明體1" style:font-name-asian="新細明體1" style:font-name-complex="新細明體1"/>
    </style:style>
    <style:style style:name="ce29" style:family="table-cell" style:parent-style-name="Excel_32_Built-in_32_Normal" style:data-style-name="N48">
      <style:table-cell-properties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Excel_32_Built-in_32_Normal" style:data-style-name="N48">
      <style:table-cell-properties style:vertical-align="automatic" fo:background-color="transparent" style:repeat-content="false"/>
      <style:paragraph-properties fo:text-align="center"/>
      <style:text-properties fo:color="#FF0000" style:font-name="新細明體1" style:font-name-asian="新細明體1" style:font-name-complex="新細明體1" fo:font-weight="bold" style:font-weight-asian="bold" style:font-weight-complex="bold"/>
    </style:style>
    <style:style style:name="ce31" style:family="table-cell" style:parent-style-name="Excel_32_Built-in_32_Normal" style:data-style-name="N49">
      <style:table-cell-properties style:vertical-align="automatic" fo:background-color="transparent" style:repeat-content="false"/>
      <style:paragraph-properties fo:text-align="center"/>
      <style:text-properties style:font-name="新細明體1" style:font-name-asian="新細明體1" style:font-name-complex="新細明體1"/>
    </style:style>
    <style:style style:name="ce32" style:family="table-cell" style:parent-style-name="Excel_32_Built-in_32_Normal" style:data-style-name="N48">
      <style:table-cell-properties style:vertical-align="middle" fo:background-color="transparent" style:repeat-content="false"/>
      <style:paragraph-properties fo:text-align="center"/>
      <style:text-properties style:font-name="新細明體1" style:font-name-asian="新細明體1" style:font-name-complex="新細明體1"/>
    </style:style>
    <style:style style:name="ce33" style:family="table-cell" style:parent-style-name="Excel_32_Built-in_32_Normal" style:data-style-name="N49">
      <style:table-cell-properties fo:border="thin solid #000000" style:vertical-align="automatic" fo:background-color="#FFFF00"/>
      <style:text-properties style:font-name="新細明體1" style:font-name-asian="新細明體1" style:font-name-complex="新細明體1"/>
    </style:style>
    <style:style style:name="ce34" style:family="table-cell" style:parent-style-name="Excel_32_Built-in_32_Normal" style:data-style-name="N49">
      <style:table-cell-properties fo:border="thin solid #000000" style:vertical-align="automatic" fo:background-color="#FFFF00" style:repeat-content="false"/>
      <style:paragraph-properties fo:text-align="center"/>
      <style:text-properties style:font-name="新細明體1" style:font-name-asian="新細明體1" style:font-name-complex="新細明體1"/>
    </style:style>
    <style:style style:name="ce35" style:family="table-cell" style:parent-style-name="Excel_32_Built-in_32_Normal" style:data-style-name="N48">
      <style:table-cell-properties style:vertical-align="middle" fo:background-color="transparent"/>
      <style:text-properties style:font-name="Calibri" style:font-name-asian="Calibri" style:font-name-complex="Calibri" style:font-family-generic="swiss"/>
    </style:style>
    <style:style style:name="ce36" style:family="table-cell" style:parent-style-name="Excel_32_Built-in_32_Normal" style:data-style-name="N48">
      <style:table-cell-properties style:vertical-align="middle" fo:background-color="#DCE6F2"/>
      <style:text-properties style:font-name="Calibri" style:font-name-asian="Calibri" style:font-name-complex="Calibri" style:font-family-generic="swiss"/>
    </style:style>
    <style:style style:name="ce37" style:family="table-cell" style:parent-style-name="Excel_32_Built-in_32_Normal" style:data-style-name="N48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8" style:family="table-cell" style:parent-style-name="Excel_32_Built-in_32_Normal" style:data-style-name="N48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Excel_32_Built-in_32_Normal" style:data-style-name="N50">
      <style:table-cell-properties style:vertical-align="middle" fo:background-color="transparent"/>
      <style:text-properties style:font-name="Calibri" style:font-name-asian="Calibri" style:font-name-complex="Calibri" style:font-family-generic="swiss"/>
    </style:style>
    <style:style style:name="ce40" style:family="table-cell" style:parent-style-name="Excel_32_Built-in_32_Normal" style:data-style-name="N51">
      <style:table-cell-properties style:vertical-align="middle" fo:background-color="transparent"/>
      <style:text-properties style:font-name="Calibri" style:font-name-asian="Calibri" style:font-name-complex="Calibri" style:font-family-generic="swiss"/>
    </style:style>
    <style:style style:name="ce41" style:family="table-cell" style:parent-style-name="Excel_32_Built-in_32_Normal" style:data-style-name="N48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42" style:family="table-cell" style:parent-style-name="Default" style:data-style-name="N0">
      <style:table-cell-properties fo:background-color="transparent"/>
    </style:style>
    <style:style style:name="ce43" style:family="table-cell" style:parent-style-name="Excel_32_Built-in_32_Normal" style:data-style-name="N48">
      <style:table-cell-properties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Excel_32_Built-in_32_Normal" style:data-style-name="N48">
      <style:table-cell-properties style:vertical-align="middle" fo:background-color="#DCE6F2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45" style:family="table-cell" style:parent-style-name="Excel_32_Built-in_32_Normal" style:data-style-name="N48">
      <style:table-cell-properties style:vertical-align="automatic" fo:background-color="transparent" style:repeat-content="false"/>
      <style:paragraph-properties fo:text-align="center"/>
      <style:text-properties fo:color="#FF0000" style:font-name="新細明體" style:font-name-asian="新細明體" style:font-name-complex="新細明體" style:font-family-generic="roman"/>
    </style:style>
    <style:style style:name="ce46" style:family="table-cell" style:parent-style-name="Excel_32_Built-in_32_Normal" style:data-style-name="N48">
      <style:table-cell-properties style:vertical-align="automatic" fo:background-color="transparent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47" style:family="table-cell" style:parent-style-name="Excel_32_Built-in_32_Normal" style:data-style-name="N49">
      <style:table-cell-properties fo:border="thin solid #000000" style:vertical-align="automatic" fo:background-color="#FFFF00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Excel_32_Built-in_32_Normal" style:data-style-name="N49">
      <style:table-cell-properties fo:border="thin solid #000000" style:vertical-align="automatic" fo:background-color="#FFFF00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Excel_32_Built-in_32_Normal" style:data-style-name="N49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Excel_32_Built-in_32_Normal" style:data-style-name="N48">
      <style:table-cell-properties style:vertical-align="middle" fo:background-color="transparent"/>
      <style:text-properties style:font-name="Arial Unicode MS" style:font-name-asian="Arial Unicode MS" style:font-name-complex="Arial Unicode MS" style:font-family-generic="swiss"/>
    </style:style>
    <style:style style:name="ce51" style:family="table-cell" style:parent-style-name="Excel_32_Built-in_32_Normal" style:data-style-name="N48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Excel_32_Built-in_32_Normal" style:data-style-name="N48">
      <style:table-cell-properties style:vertical-align="middle" fo:background-color="#DCE6F2" style:repeat-content="false"/>
      <style:paragraph-properties fo:text-align="center"/>
      <style:text-properties style:font-name="Arial Unicode MS" style:font-name-asian="Arial Unicode MS" style:font-name-complex="Arial Unicode MS" style:font-family-generic="swiss"/>
    </style:style>
    <style:style style:name="ce53" style:family="table-cell" style:parent-style-name="Excel_32_Built-in_32_Normal" style:data-style-name="N48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54" style:family="table-cell" style:parent-style-name="Excel_32_Built-in_32_Normal" style:data-style-name="N48">
      <style:table-cell-properties style:vertical-align="automatic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Excel_32_Built-in_32_Normal" style:data-style-name="N48">
      <style:table-cell-properties style:vertical-align="middle" fo:wrap-option="wrap" fo:background-color="transparent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Excel_32_Built-in_32_Normal" style:data-style-name="N48">
      <style:table-cell-properties fo:border-top="thin solid #000000" fo:border-bottom="none" fo:border-left="thin solid #000000" fo:border-right="none"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Excel_32_Built-in_32_Normal" style:data-style-name="N48">
      <style:table-cell-properties fo:border-top="thin solid #000000" fo:border-bottom="none" fo:border-left="none" fo:border-right="none"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Excel_32_Built-in_32_Normal" style:data-style-name="N49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Excel_32_Built-in_32_Normal" style:data-style-name="N48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新細明體1" style:font-name-asian="新細明體1" style:font-name-complex="新細明體1"/>
    </style:style>
    <style:style style:name="ce60" style:family="table-cell" style:parent-style-name="Excel_32_Built-in_32_Normal" style:data-style-name="N49">
      <style:table-cell-properties fo:border="thin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Excel_32_Built-in_32_Normal" style:data-style-name="N52">
      <style:table-cell-properties fo:border="thin solid #000000"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Excel_32_Built-in_32_Normal" style:data-style-name="N48">
      <style:table-cell-properties fo:border="thin solid #000000"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Excel_32_Built-in_32_Normal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64" style:family="table-cell" style:parent-style-name="Excel_32_Built-in_32_Normal" style:data-style-name="N19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Excel_32_Built-in_32_Normal" style:data-style-name="N53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Excel_32_Built-in_32_Normal" style:data-style-name="N48">
      <style:table-cell-properties fo:border-top="none" fo:border-bottom="thin double #000000" fo:border-left="thin solid #000000" fo:border-right="none"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Excel_32_Built-in_32_Normal" style:data-style-name="N48">
      <style:table-cell-properties fo:border-top="none" fo:border-bottom="thin double #000000" fo:border-left="none" fo:border-right="none"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Excel_32_Built-in_32_Normal" style:data-style-name="N49">
      <style:table-cell-properties fo:border-top="none" fo:border-bottom="thin double #000000" fo:border-left="none" fo:border-right="none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9" style:family="table-cell" style:parent-style-name="Excel_32_Built-in_32_Normal" style:data-style-name="N52">
      <style:table-cell-properties fo:border-top="none" fo:border-bottom="thin double #000000" fo:border-left="thin solid #000000" fo:border-right="thin solid #000000"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70" style:family="table-cell" style:parent-style-name="Excel_32_Built-in_32_Normal" style:data-style-name="N52">
      <style:table-cell-properties fo:border-top="thin solid #000000" fo:border-bottom="thin double #000000" fo:border-left="thin solid #000000" fo:border-right="thin solid #000000"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ce71" style:family="table-cell" style:parent-style-name="Excel_32_Built-in_32_Normal" style:data-style-name="N48">
      <style:table-cell-properties fo:border-top="thin solid #000000" fo:border-bottom="thin double #000000" fo:border-left="thin solid #000000" fo:border-right="thin solid #000000"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Excel_32_Built-in_32_Normal" style:data-style-name="N48">
      <style:table-cell-properties fo:border-top="none" fo:border-bottom="thin double #000000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73" style:family="table-cell" style:parent-style-name="Excel_32_Built-in_32_Normal" style:data-style-name="N48">
      <style:table-cell-properties fo:border-top="none" fo:border-bottom="none" fo:border-left="thin solid #000000" fo:border-right="none"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ce74" style:family="table-cell" style:parent-style-name="Excel_32_Built-in_32_Normal" style:data-style-name="N49">
      <style:table-cell-properties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5" style:family="table-cell" style:parent-style-name="Excel_32_Built-in_32_Normal" style:data-style-name="N48">
      <style:table-cell-properties fo:border-top="thin double #000000" fo:border-bottom="thin solid #000000" fo:border-left="thin solid #000000" fo:border-right="thin solid #000000"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76" style:family="table-cell" style:parent-style-name="Excel_32_Built-in_32_Normal" style:data-style-name="N52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ce77" style:family="table-cell" style:parent-style-name="Excel_32_Built-in_32_Normal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ce78" style:family="table-cell" style:parent-style-name="Excel_32_Built-in_32_Normal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79" style:family="table-cell" style:parent-style-name="Excel_32_Built-in_32_Normal" style:data-style-name="N49">
      <style:table-cell-properties fo:border-top="thin solid #000000" fo:border-bottom="thin double #000000" fo:border-left="thin solid #000000" fo:border-right="thin solid #000000"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ce80" style:family="table-cell" style:parent-style-name="Excel_32_Built-in_32_Normal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ce81" style:family="table-cell" style:parent-style-name="Excel_32_Built-in_32_Normal" style:data-style-name="N48">
      <style:table-cell-properties fo:border-top="thin double #000000" fo:border-bottom="none" fo:border-left="thin solid #000000" fo:border-right="none"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ce82" style:family="table-cell" style:parent-style-name="Excel_32_Built-in_32_Normal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Excel_32_Built-in_32_Normal" style:data-style-name="N48">
      <style:table-cell-properties fo:border-top="none" fo:border-bottom="thin solid #000000" fo:border-left="none" fo:border-right="none"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ce84" style:family="table-cell" style:parent-style-name="Excel_32_Built-in_32_Normal" style:data-style-name="N4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5" style:family="table-cell" style:parent-style-name="Excel_32_Built-in_32_Normal" style:data-style-name="N49">
      <style:table-cell-properties fo:border="thin solid #000000"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ce86" style:family="table-cell" style:parent-style-name="Excel_32_Built-in_32_Normal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87" style:family="table-cell" style:parent-style-name="Excel_32_Built-in_32_Normal" style:data-style-name="N48">
      <style:table-cell-properties style:vertical-align="automatic" fo:background-color="#C00000"/>
      <style:text-properties style:font-name="新細明體" style:font-name-asian="新細明體" style:font-name-complex="新細明體" style:font-family-generic="roman"/>
    </style:style>
    <style:style style:name="ce88" style:family="table-cell" style:parent-style-name="Excel_32_Built-in_32_Normal" style:data-style-name="N48">
      <style:table-cell-properties fo:border-top="thin solid #000000" fo:border-bottom="none" fo:border-left="none" fo:border-right="none" style:vertical-align="automatic" fo:background-color="transparent"/>
      <style:text-properties fo:color="#FF0000" style:font-name="新細明體1" style:font-name-asian="新細明體1" style:font-name-complex="新細明體1"/>
    </style:style>
    <style:style style:name="ce89" style:family="table-cell" style:parent-style-name="Excel_32_Built-in_32_Normal" style:data-style-name="N48">
      <style:table-cell-properties style:vertical-align="middle" fo:background-color="transparent" style:repeat-content="false"/>
      <style:paragraph-properties fo:text-align="center"/>
      <style:text-properties style:font-name="Arial Unicode MS" style:font-name-asian="Arial Unicode MS" style:font-name-complex="Arial Unicode MS" style:font-family-generic="swiss"/>
    </style:style>
    <style:style style:name="ce90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91" style:family="table-cell" style:parent-style-name="Excel_32_Built-in_32_Normal" style:data-style-name="N48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2" style:family="table-cell" style:parent-style-name="Excel_32_Built-in_32_Normal" style:data-style-name="N4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start" fo:margin-left="0cm"/>
      <style:text-properties fo:color="#FF0000" style:font-name="新細明體1" style:font-name-asian="新細明體1" style:font-name-complex="新細明體1"/>
    </style:style>
    <style:style style:name="ce93" style:family="table-cell" style:parent-style-name="Excel_32_Built-in_32_Normal" style:data-style-name="N48">
      <style:table-cell-properties style:vertical-align="middle" fo:background-color="#DBEEF4" style:repeat-content="false"/>
      <style:paragraph-properties fo:text-align="center"/>
      <style:text-properties style:font-name="Arial Unicode MS" style:font-name-asian="Arial Unicode MS" style:font-name-complex="Arial Unicode MS" style:font-family-generic="swiss"/>
    </style:style>
    <style:style style:name="ce94" style:family="table-cell" style:parent-style-name="Excel_32_Built-in_32_Normal" style:data-style-name="N48">
      <style:table-cell-properties style:vertical-align="middle" fo:background-color="#CFE7F5" style:repeat-content="false"/>
      <style:paragraph-properties fo:text-align="center"/>
      <style:text-properties style:font-name="Arial Unicode MS" style:font-name-asian="Arial Unicode MS" style:font-name-complex="Arial Unicode MS" style:font-family-generic="swiss"/>
    </style:style>
    <style:style style:name="ce95" style:family="table-cell" style:parent-style-name="Excel_32_Built-in_32_Normal" style:data-style-name="N48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6" style:family="table-cell" style:parent-style-name="Excel_32_Built-in_32_Normal" style:data-style-name="N48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7" style:family="table-cell" style:parent-style-name="Excel_32_Built-in_32_Normal" style:data-style-name="N48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8" style:family="table-cell" style:parent-style-name="Excel_32_Built-in_32_Normal" style:data-style-name="N49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9" style:family="table-cell" style:parent-style-name="Excel_32_Built-in_32_Normal" style:data-style-name="N48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00" style:family="table-cell" style:parent-style-name="Excel_32_Built-in_32_Normal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01" style:family="table-cell" style:parent-style-name="Excel_32_Built-in_32_Normal" style:data-style-name="N49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Calibri" style:font-name-asian="Calibri" style:font-name-complex="Calibri" fo:font-size="20pt" style:font-size-asian="20pt" style:font-size-complex="2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FF0000" style:text-line-through-style="none" style:font-name="新細明體1" style:font-name-asian="新細明體1" style:font-name-complex="新細明體1" fo:font-size="20pt" style:font-size-asian="20pt" style:font-size-complex="2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FF0000" style:text-line-through-style="none" style:font-name="CourierNewPSMT" style:font-name-asian="CourierNewPSMT" style:font-name-complex="CourierNewPSMT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imesNewRomanPSMT" style:font-name-asian="TimesNewRomanPSMT" style:font-name-complex="TimesNewRomanPSMT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CourierNewPSMT" style:font-name-asian="CourierNewPSMT" style:font-name-complex="CourierNewPSMT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FF0000" style:text-line-through-style="none" style:font-name="細明體" style:font-name-asian="細明體" style:font-name-complex="細明體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0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1" style:family="text" style:parent-style-name="Default">
      <style:text-properties fo:color="#FF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2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3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FF0000" style:text-line-through-style="none" style:font-name="新細明體1" style:font-name-asian="新細明體1" style:font-name-complex="新細明體1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5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7305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3.2385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2.032cm"/>
    </style:style>
    <style:style style:name="co6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2.159cm"/>
    </style:style>
    <style:style style:name="co8" style:family="table-column">
      <style:table-column-properties fo:break-before="auto" style:column-width="1.016cm"/>
    </style:style>
    <style:style style:name="co9" style:family="table-column">
      <style:table-column-properties fo:break-before="auto" style:column-width="1.3335cm"/>
    </style:style>
    <style:style style:name="co10" style:family="table-column">
      <style:table-column-properties fo:break-before="auto" style:column-width="2.49766666666667cm"/>
    </style:style>
    <style:style style:name="co11" style:family="table-column">
      <style:table-column-properties fo:break-before="auto" style:column-width="2.07433333333333cm"/>
    </style:style>
    <style:style style:name="co12" style:family="table-column">
      <style:table-column-properties fo:break-before="auto" style:column-width="7.112cm"/>
    </style:style>
    <style:style style:name="co13" style:family="table-column">
      <style:table-column-properties fo:break-before="auto" style:column-width="4.21216666666667cm"/>
    </style:style>
    <style:style style:name="co14" style:family="table-column">
      <style:table-column-properties fo:break-before="auto" style:column-width="3.95816666666667cm"/>
    </style:style>
    <style:style style:name="co15" style:family="table-column">
      <style:table-column-properties fo:break-before="auto" style:column-width="3.429cm"/>
    </style:style>
    <style:style style:name="co16" style:family="table-column">
      <style:table-column-properties fo:break-before="auto" style:column-width="3.06916666666667cm"/>
    </style:style>
    <style:style style:name="co17" style:family="table-column">
      <style:table-column-properties fo:break-before="auto" style:column-width="9.82133333333333cm"/>
    </style:style>
    <style:style style:name="co18" style:family="table-column">
      <style:table-column-properties fo:break-before="auto" style:column-width="1.4605cm"/>
    </style:style>
    <style:style style:name="co19" style:family="table-column">
      <style:table-column-properties fo:break-before="auto" style:column-width="1.7145cm"/>
    </style:style>
    <style:style style:name="co20" style:family="table-column">
      <style:table-column-properties fo:break-before="auto" style:column-width="0.846666666666667cm"/>
    </style:style>
    <style:style style:name="co21" style:family="table-column">
      <style:table-column-properties fo:break-before="auto" style:column-width="2.0955cm"/>
    </style:style>
    <style:style style:name="co22" style:family="table-column">
      <style:table-column-properties fo:break-before="auto" style:column-width="2.68816666666667cm"/>
    </style:style>
    <style:style style:name="co23" style:family="table-column">
      <style:table-column-properties fo:break-before="auto" style:column-width="2.18016666666667cm"/>
    </style:style>
    <style:style style:name="co24" style:family="table-column">
      <style:table-column-properties fo:break-before="auto" style:column-width="6.07483333333333cm"/>
    </style:style>
    <style:style style:name="co25" style:family="table-column">
      <style:table-column-properties fo:break-before="auto" style:column-width="4.8895cm"/>
    </style:style>
    <style:style style:name="co26" style:family="table-column">
      <style:table-column-properties fo:break-before="auto" style:column-width="3.683cm"/>
    </style:style>
    <style:style style:name="co27" style:family="table-column">
      <style:table-column-properties fo:break-before="auto" style:column-width="3.78883333333333cm"/>
    </style:style>
    <style:style style:name="co28" style:family="table-column">
      <style:table-column-properties fo:break-before="auto" style:column-width="10.287cm"/>
    </style:style>
    <style:style style:name="co29" style:family="table-column">
      <style:table-column-properties fo:break-before="auto" style:column-width="2.45533333333333cm"/>
    </style:style>
    <style:style style:name="co30" style:family="table-column">
      <style:table-column-properties fo:break-before="auto" style:column-width="1.60866666666667cm"/>
    </style:style>
    <style:style style:name="co31" style:family="table-column">
      <style:table-column-properties fo:break-before="auto" style:column-width="2.286cm"/>
    </style:style>
    <style:style style:name="co32" style:family="table-column">
      <style:table-column-properties fo:break-before="auto" style:column-width="5.24933333333333cm"/>
    </style:style>
    <style:style style:name="co33" style:family="table-column">
      <style:table-column-properties fo:break-before="auto" style:column-width="4.84716666666667cm"/>
    </style:style>
    <style:style style:name="co34" style:family="table-column">
      <style:table-column-properties fo:break-before="auto" style:column-width="2.667cm"/>
    </style:style>
    <style:style style:name="co35" style:family="table-column">
      <style:table-column-properties fo:break-before="auto" style:column-width="2.75166666666667cm"/>
    </style:style>
    <style:style style:name="co36" style:family="table-column">
      <style:table-column-properties fo:break-before="auto" style:column-width="9.80016666666667cm"/>
    </style:style>
    <style:style style:name="co37" style:family="table-column">
      <style:table-column-properties fo:break-before="auto" style:column-width="2.96333333333333cm"/>
    </style:style>
    <style:style style:name="co38" style:family="table-column">
      <style:table-column-properties fo:break-before="auto" style:column-width="1.16416666666667cm"/>
    </style:style>
    <style:style style:name="co39" style:family="table-column">
      <style:table-column-properties fo:break-before="auto" style:column-width="5.5245cm"/>
    </style:style>
    <style:style style:name="co40" style:family="table-column">
      <style:table-column-properties fo:break-before="auto" style:column-width="4.699cm"/>
    </style:style>
    <style:style style:name="co41" style:family="table-column">
      <style:table-column-properties fo:break-before="auto" style:column-width="2.81516666666667cm"/>
    </style:style>
    <style:style style:name="co42" style:family="table-column">
      <style:table-column-properties fo:break-before="auto" style:column-width="6.58283333333333cm"/>
    </style:style>
    <style:style style:name="co43" style:family="table-column">
      <style:table-column-properties fo:break-before="auto" style:column-width="4.93183333333333cm"/>
    </style:style>
    <style:style style:name="co44" style:family="table-column">
      <style:table-column-properties fo:break-before="auto" style:column-width="3.7465cm"/>
    </style:style>
    <style:style style:name="co45" style:family="table-column">
      <style:table-column-properties fo:break-before="auto" style:column-width="3.64066666666667cm"/>
    </style:style>
    <style:style style:name="co46" style:family="table-column">
      <style:table-column-properties fo:break-before="auto" style:column-width="9.94833333333333cm"/>
    </style:style>
    <style:style style:name="co47" style:family="table-column">
      <style:table-column-properties fo:break-before="auto" style:column-width="3.81cm"/>
    </style:style>
    <style:style style:name="co48" style:family="table-column">
      <style:table-column-properties fo:break-before="auto" style:column-width="1.31233333333333cm"/>
    </style:style>
    <style:style style:name="co49" style:family="table-column">
      <style:table-column-properties fo:break-before="auto" style:column-width="1.56633333333333cm"/>
    </style:style>
    <style:style style:name="co50" style:family="table-column">
      <style:table-column-properties fo:break-before="auto" style:column-width="3.02683333333333cm"/>
    </style:style>
    <style:style style:name="co51" style:family="table-column">
      <style:table-column-properties fo:break-before="auto" style:column-width="7.13316666666667cm"/>
    </style:style>
    <style:style style:name="co52" style:family="table-column">
      <style:table-column-properties fo:break-before="auto" style:column-width="5.22816666666667cm"/>
    </style:style>
    <style:style style:name="co53" style:family="table-column">
      <style:table-column-properties fo:break-before="auto" style:column-width="4.1275cm"/>
    </style:style>
    <style:style style:name="co54" style:family="table-column">
      <style:table-column-properties fo:break-before="auto" style:column-width="3.00566666666667cm"/>
    </style:style>
    <style:style style:name="co55" style:family="table-column">
      <style:table-column-properties fo:break-before="auto" style:column-width="5.67266666666667cm"/>
    </style:style>
    <style:style style:name="co56" style:family="table-column">
      <style:table-column-properties fo:break-before="auto" style:column-width="2.30716666666667cm"/>
    </style:style>
    <style:style style:name="co57" style:family="table-column">
      <style:table-column-properties fo:break-before="auto" style:column-width="2.58233333333333cm"/>
    </style:style>
    <style:style style:name="co58" style:family="table-column">
      <style:table-column-properties fo:break-before="auto" style:column-width="6.26533333333333cm"/>
    </style:style>
    <style:style style:name="co59" style:family="table-column">
      <style:table-column-properties fo:break-before="auto" style:column-width="7.154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19.5pt" style:use-optimal-row-height="false" fo:break-before="auto"/>
    </style:style>
    <style:style style:name="ro4" style:family="table-row">
      <style:table-row-properties style:row-height="27.75pt" style:use-optimal-row-height="false" fo:break-before="auto"/>
    </style:style>
    <style:style style:name="ro5" style:family="table-row">
      <style:table-row-properties style:row-height="19.8pt" style:use-optimal-row-height="true" fo:break-before="auto"/>
    </style:style>
    <style:style style:name="ro6" style:family="table-row">
      <style:table-row-properties style:row-height="15.6pt" style:use-optimal-row-height="true" fo:break-before="auto"/>
    </style:style>
    <style:style style:name="ro7" style:family="table-row">
      <style:table-row-properties style:row-height="17.7pt" style:use-optimal-row-height="true" fo:break-before="auto"/>
    </style:style>
    <style:style style:name="ro8" style:family="table-row">
      <style:table-row-properties style:row-height="16.2pt" style:use-optimal-row-height="true" fo:break-before="auto"/>
    </style:style>
    <style:style style:name="ro9" style:family="table-row">
      <style:table-row-properties style:row-height="15.3pt" style:use-optimal-row-height="true" fo:break-before="auto"/>
    </style:style>
    <style:style style:name="ro10" style:family="table-row">
      <style:table-row-properties style:row-height="18pt" style:use-optimal-row-height="false" fo:break-before="auto"/>
    </style:style>
    <style:style style:name="ro11" style:family="table-row">
      <style:table-row-properties style:row-height="16.8pt" style:use-optimal-row-height="true" fo:break-before="auto"/>
    </style:style>
    <style:style style:name="ro12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name="ce102" style:family="table-cell" style:parent-style-name="Excel_32_Built-in_32_Normal" style:data-style-name="N49">
      <style:table-cell-properties fo:border="thin solid #000000" style:vertical-align="automatic" fo:background-color="#FFFF00"/>
      <style:text-properties style:font-name="新細明體1" style:font-name-asian="新細明體1" style:font-name-complex="新細明體1"/>
      <style:map style:condition="of:is-true-formula(COUNTIF([.$G$2:.$G$3];[.G2])&gt;1)" style:apply-style-name="cf1" style:base-cell-address="SBB.G2"/>
    </style:style>
    <style:style style:name="ce103" style:family="table-cell" style:parent-style-name="Excel_32_Built-in_32_Normal" style:data-style-name="N49">
      <style:table-cell-properties fo:border="thin solid #000000" style:vertical-align="automatic" fo:background-color="#FFFF00"/>
      <style:text-properties style:font-name="新細明體1" style:font-name-asian="新細明體1" style:font-name-complex="新細明體1"/>
      <style:map style:condition="of:is-true-formula(COUNTIF([.$G$2:.$G$3];[.G3])&gt;1)" style:apply-style-name="cf1" style:base-cell-address="SBB.G3"/>
    </style:style>
    <style:style style:name="ce104" style:family="table-cell" style:parent-style-name="Excel_32_Built-in_32_Normal" style:data-style-name="N49">
      <style:table-cell-properties fo:border="thin solid #000000" style:vertical-align="automatic" fo:background-color="#FFFF00" style:repeat-content="false"/>
      <style:paragraph-properties fo:text-align="center"/>
      <style:text-properties style:font-name="新細明體1" style:font-name-asian="新細明體1" style:font-name-complex="新細明體1"/>
      <style:map style:condition="of:is-true-formula(COUNTIF([.$H$2:.$H$3];[.H2])&gt;1)" style:apply-style-name="cf1" style:base-cell-address="SBB.H2"/>
    </style:style>
    <style:style style:name="ce105" style:family="table-cell" style:parent-style-name="Excel_32_Built-in_32_Normal" style:data-style-name="N49">
      <style:table-cell-properties fo:border="thin solid #000000" style:vertical-align="automatic" fo:background-color="#FFFF00" style:repeat-content="false"/>
      <style:paragraph-properties fo:text-align="center"/>
      <style:text-properties style:font-name="新細明體1" style:font-name-asian="新細明體1" style:font-name-complex="新細明體1"/>
      <style:map style:condition="of:is-true-formula(COUNTIF([.$H$2:.$H$3];[.H3]) &gt; 1)" style:apply-style-name="cf1" style:base-cell-address="SBB.H3"/>
    </style:style>
    <style:style style:name="ce106" style:family="table-cell" style:parent-style-name="Excel_32_Built-in_32_Normal" style:data-style-name="N49">
      <style:table-cell-properties fo:border="thin solid #000000" style:vertical-align="automatic" fo:background-color="#FFFF00"/>
      <style:text-properties style:font-name="新細明體" style:font-name-asian="新細明體" style:font-name-complex="新細明體" style:font-family-generic="roman"/>
      <style:map style:condition="of:is-true-formula(COUNTIF([.$G$2:.$G$12];[.G2])&gt;1)" style:apply-style-name="cf1" style:base-cell-address="ABB.G2"/>
    </style:style>
    <style:style style:name="ce107" style:family="table-cell" style:parent-style-name="Excel_32_Built-in_32_Normal" style:data-style-name="N49">
      <style:table-cell-properties fo:border="thin solid #000000" style:vertical-align="automatic" fo:background-color="#FFFF00"/>
      <style:text-properties style:font-name="新細明體" style:font-name-asian="新細明體" style:font-name-complex="新細明體" style:font-family-generic="roman"/>
      <style:map style:condition="of:is-true-formula(COUNTIF([.$G$2:.$G$12];[.G3])&gt;1)" style:apply-style-name="cf1" style:base-cell-address="ABB.G3"/>
    </style:style>
    <style:style style:name="ce108" style:family="table-cell" style:parent-style-name="Excel_32_Built-in_32_Normal" style:data-style-name="N49">
      <style:table-cell-properties fo:border="thin solid #000000" style:vertical-align="automatic" fo:background-color="#FFFF00"/>
      <style:text-properties style:font-name="新細明體" style:font-name-asian="新細明體" style:font-name-complex="新細明體" style:font-family-generic="roman"/>
      <style:map style:condition="of:is-true-formula(COUNTIF([.$G$2:.$G$12];[.G4])&gt;1)" style:apply-style-name="cf1" style:base-cell-address="ABB.G4"/>
    </style:style>
    <style:style style:name="ce109" style:family="table-cell" style:parent-style-name="Excel_32_Built-in_32_Normal" style:data-style-name="N49">
      <style:table-cell-properties fo:border="thin solid #000000" style:vertical-align="automatic" fo:background-color="#FFFF00" style:repeat-content="false"/>
      <style:paragraph-properties fo:text-align="center"/>
      <style:text-properties style:font-name="新細明體" style:font-name-asian="新細明體" style:font-name-complex="新細明體" style:font-family-generic="roman"/>
      <style:map style:condition="of:is-true-formula(COUNTIF([.$H$2:.$H$12];[.H2])&gt;1)" style:apply-style-name="cf1" style:base-cell-address="ABB.H2"/>
    </style:style>
    <style:style style:name="ce110" style:family="table-cell" style:parent-style-name="Excel_32_Built-in_32_Normal" style:data-style-name="N49">
      <style:table-cell-properties fo:border="thin solid #000000" style:vertical-align="automatic" fo:background-color="#FFFF00" style:repeat-content="false"/>
      <style:paragraph-properties fo:text-align="center"/>
      <style:text-properties style:font-name="新細明體" style:font-name-asian="新細明體" style:font-name-complex="新細明體" style:font-family-generic="roman"/>
      <style:map style:condition="of:is-true-formula(COUNTIF([.$H$2:.$H$21];[.H2])&gt;1)" style:apply-style-name="cf1" style:base-cell-address="KSB.H2"/>
    </style:style>
    <style:style style:name="ce111" style:family="table-cell" style:parent-style-name="Excel_32_Built-in_32_Normal" style:data-style-name="N49">
      <style:table-cell-properties fo:border="thin solid #000000" style:vertical-align="automatic" fo:background-color="#FFFF00"/>
      <style:text-properties style:font-name="新細明體" style:font-name-asian="新細明體" style:font-name-complex="新細明體" style:font-family-generic="roman"/>
      <style:map style:condition="of:is-true-formula(COUNTIF([.$G$2:.$G$12];[.G2])&gt;1)" style:apply-style-name="cf1" style:base-cell-address="FCM.G2"/>
    </style:style>
    <style:style style:name="ce112" style:family="table-cell" style:parent-style-name="Excel_32_Built-in_32_Normal" style:data-style-name="N49">
      <style:table-cell-properties fo:border="thin solid #000000" style:vertical-align="automatic" fo:background-color="#FFFF00" style:repeat-content="false"/>
      <style:paragraph-properties fo:text-align="center"/>
      <style:text-properties style:font-name="新細明體" style:font-name-asian="新細明體" style:font-name-complex="新細明體" style:font-family-generic="roman"/>
      <style:map style:condition="of:is-true-formula(COUNTIF([.$H$2:.$H$21];[.H2])&gt;1)" style:apply-style-name="cf1" style:base-cell-address="FCM.H2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Information" table:style-name="ta1">
        <table:table-column table:style-name="co1" table:default-cell-style-name="ce4"/>
        <table:table-column table:style-name="co2" table:number-columns-repeated="4" table:default-cell-style-name="ce4"/>
        <table:table-column table:style-name="co3" table:default-cell-style-name="ce4"/>
        <table:table-column table:style-name="co4" table:number-columns-repeated="1018" table:default-cell-style-name="ce4"/>
        <table:table-column table:style-name="co5" table:number-columns-repeated="15360" table:default-cell-style-name="ce1"/>
        <table:table-row table:style-name="ro1">
          <table:table-cell office:value-type="string" table:style-name="ce2">
            <text:p>AIC PN</text:p>
          </table:table-cell>
          <table:table-cell office:value-type="string" table:style-name="ce2">
            <text:p>BDB-OP00000A</text:p>
          </table:table-cell>
          <table:table-cell office:value-type="string" table:style-name="ce2">
            <text:p>BMB-UPE0002A</text:p>
          </table:table-cell>
          <table:table-cell office:value-type="string" table:style-name="ce2">
            <text:p>BCB-FA00015A</text:p>
          </table:table-cell>
          <table:table-cell office:value-type="string" table:style-name="ce2">
            <text:p>BDB-FP00042A</text:p>
          </table:table-cell>
          <table:table-cell office:value-type="string" table:style-name="ce3">
            <text:p>BDB-FPG0002A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type_str</text:p>
          </table:table-cell>
          <table:table-cell office:value-type="string" table:style-name="ce3">
            <text:p>SBB</text:p>
          </table:table-cell>
          <table:table-cell office:value-type="string" table:style-name="ce3">
            <text:p>ABB</text:p>
          </table:table-cell>
          <table:table-cell office:value-type="string" table:style-name="ce3">
            <text:p>FCM</text:p>
          </table:table-cell>
          <table:table-cell office:value-type="string" table:style-name="ce3">
            <text:p>FLB</text:p>
          </table:table-cell>
          <table:table-cell office:value-type="string" table:style-name="ce3">
            <text:p>KSB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type_code</text:p>
          </table:table-cell>
          <table:table-cell office:value-type="string" table:style-name="ce3">
            <text:p>TBB</text:p>
          </table:table-cell>
          <table:table-cell office:value-type="string" table:style-name="ce3">
            <text:p>TBA</text:p>
          </table:table-cell>
          <table:table-cell office:value-type="string" table:style-name="ce3">
            <text:p>TBF</text:p>
          </table:table-cell>
          <table:table-cell office:value-type="string" table:style-name="ce3">
            <text:p>TBC</text:p>
          </table:table-cell>
          <table:table-cell office:value-type="string" table:style-name="ce6">
            <text:p>TBK</text:p>
          </table:table-cell>
          <table:table-cell table:number-columns-repeated="16378"/>
        </table:table-row>
        <table:table-row table:style-name="ro2" table:visibility="collapse">
          <table:table-cell office:value-type="string" table:style-name="ce5">
            <text:p>assy_pn</text:p>
          </table:table-cell>
          <table:table-cell office:value-type="string" table:style-name="ce7">
            <text:p>CF-0026-00-01</text:p>
          </table:table-cell>
          <table:table-cell office:value-type="string" table:style-name="ce7">
            <text:p>C4-0029-00-01</text:p>
          </table:table-cell>
          <table:table-cell office:value-type="string" table:style-name="ce7">
            <text:p>C4-0027-00-01</text:p>
          </table:table-cell>
          <table:table-cell office:value-type="string" table:style-name="ce7">
            <text:p>C2-0007-00-01</text:p>
          </table:table-cell>
          <table:table-cell office:value-type="string" table:style-name="ce8">
            <text:p>C0-0019-xx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fab_pn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7C-0028-00-01</text:p>
          </table:table-cell>
          <table:table-cell office:value-type="string" table:style-name="ce9">
            <text:p>7C-0029-00-01</text:p>
          </table:table-cell>
          <table:table-cell office:value-type="string" table:style-name="ce9">
            <text:p>7C-0031-00-01</text:p>
          </table:table-cell>
          <table:table-cell table:number-columns-repeated="16378"/>
        </table:table-row>
        <table:table-row table:style-name="ro3">
          <table:table-cell office:value-type="string" table:style-name="ce10">
            <text:p>fab_pn convert</text:p>
          </table:table-cell>
          <table:table-cell office:value-type="string" office:string-value="NAR" table:formula="of:=REPLACE([.B5];11;1;&quot;R&quot;)" table:style-name="ce11">
            <text:p>NAR</text:p>
          </table:table-cell>
          <table:table-cell office:value-type="string" office:string-value="NAR" table:formula="of:=REPLACE([.C5];11;1;&quot;R&quot;)" table:style-name="ce11">
            <text:p>NAR</text:p>
          </table:table-cell>
          <table:table-cell office:value-type="string" office:string-value="7C-0028-00R01" table:formula="of:=REPLACE([.D5];11;1;&quot;R&quot;)" table:style-name="ce11">
            <text:p>7C-0028-00R01</text:p>
          </table:table-cell>
          <table:table-cell office:value-type="string" office:string-value="7C-0029-00R01" table:formula="of:=REPLACE([.E5];11;1;&quot;R&quot;)" table:style-name="ce11">
            <text:p>7C-0029-00R01</text:p>
          </table:table-cell>
          <table:table-cell office:value-type="string" office:string-value="7C-0031-00R01" table:formula="of:=REPLACE([.F5];11;1;&quot;R&quot;)" table:style-name="ce11">
            <text:p>7C-0031-00R01</text:p>
          </table:table-cell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22">
            <text:p>~~~ This file is avaliable for CMP FW<text:s/><text:span text:style-name="T5">≧</text:span><text:s/>3.0.25 ~~~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2">
            <text:p><text:span text:style-name="T6">assy_pn<text:s/></text:span><text:span text:style-name="T7">is the FRU Module PN, 13-characters, no spaces (e.g. C4-0001-01-01)</text:span>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office:value-type="string" table:style-name="ce12">
            <text:p><text:span text:style-name="T6">fab_pn</text:span><text:span text:style-name="T8"><text:s/></text:span><text:span text:style-name="T7">is the PCBA PN, 13-characters, no spaces (e.g. 7C-0011-01-01)</text:span>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number-columns-spanned="2" table:number-rows-spanned="1" table:style-name="ce23">
            <office:annotation office:display="true" draw:style-name="a0" svg:x="2.86666666666667in" svg:y="2.6in" svg:width="2.06666666666667in" svg:height="0.375in">
              <dc:creator/>
              <text:p><text:span text:style-name="T9">DO NOT delete!</text:span></text:p>
            </office:annotation>
            <text:p>oil prog_mfginfo<text:s/><text:span text:style-name="T3">-v 2</text:span><text:s/>-c</text:p>
          </table:table-cell>
          <table:covered-table-cell/>
          <table:table-cell table:number-columns-repeated="1022" table:style-name="ce4"/>
          <table:table-cell table:number-columns-repeated="15360"/>
        </table:table-row>
        <table:table-row table:style-name="ro1">
          <table:table-cell table:number-columns-repeated="2" table:style-name="ce13"/>
          <table:table-cell table:number-columns-repeated="1022" table:style-name="ce4"/>
          <table:table-cell table:number-columns-repeated="15360"/>
        </table:table-row>
        <table:table-row table:style-name="ro5" table:visibility="collapse">
          <table:table-cell table:style-name="ce4"/>
          <table:table-cell office:value-type="string" table:number-columns-spanned="4" table:number-rows-spanned="1" table:style-name="ce24">
            <text:p>ABB<text:span text:style-name="T11"><text:s/>assy_pn</text:span><text:s/><text:span text:style-name="T12">請依據</text:span>PM<text:span text:style-name="T12">提供之資料</text:span><text:span text:style-name="T12">(</text:span><text:span text:style-name="T12">如下表</text:span><text:span text:style-name="T12">)</text:span><text:span text:style-name="T12">進行填寫</text:span></text:p>
          </table:table-cell>
          <table:covered-table-cell table:number-columns-repeated="3"/>
          <table:table-cell table:number-columns-repeated="1019" table:style-name="ce4"/>
          <table:table-cell table:number-columns-repeated="15360"/>
        </table:table-row>
        <table:table-row table:style-name="ro6" table:visibility="collapse">
          <table:table-cell table:style-name="ce14"/>
          <table:table-cell office:value-type="string" table:style-name="ce15">
            <text:p>System</text:p>
          </table:table-cell>
          <table:table-cell office:value-type="string" table:style-name="ce15">
            <text:p>C0-</text:p>
          </table:table-cell>
          <table:table-cell office:value-type="string" table:style-name="ce15">
            <text:p>C1-</text:p>
          </table:table-cell>
          <table:table-cell office:value-type="string" table:style-name="ce15">
            <text:p>C4- (含CPU/RAM)</text:p>
          </table:table-cell>
          <table:table-cell table:number-columns-repeated="16379" table:style-name="ce14"/>
        </table:table-row>
        <table:table-row table:style-name="ro6" table:visibility="collapse">
          <table:table-cell table:style-name="ce16"/>
          <table:table-cell office:value-type="string" table:style-name="ce17">
            <text:p>Y2B11</text:p>
          </table:table-cell>
          <table:table-cell office:value-type="string" table:style-name="ce18">
            <text:p>C0-0019-00-01</text:p>
          </table:table-cell>
          <table:table-cell office:value-type="string" table:style-name="ce18">
            <text:p>C1-0001-00-01</text:p>
          </table:table-cell>
          <table:table-cell office:value-type="string" table:style-name="ce18">
            <text:p>C4-0025-01-01</text:p>
          </table:table-cell>
          <table:table-cell table:number-columns-repeated="16379" table:style-name="ce16"/>
        </table:table-row>
        <table:table-row table:style-name="ro6" table:visibility="collapse">
          <table:table-cell table:style-name="ce16"/>
          <table:table-cell office:value-type="string" table:style-name="ce19">
            <text:p>Y2B12</text:p>
          </table:table-cell>
          <table:table-cell office:value-type="string" table:style-name="ce20">
            <text:p>C0-0019-00-01</text:p>
          </table:table-cell>
          <table:table-cell office:value-type="string" table:style-name="ce20">
            <text:p>C1-0001-00-01</text:p>
          </table:table-cell>
          <table:table-cell office:value-type="string" table:style-name="ce20">
            <text:p>C4-0032-00-01</text:p>
          </table:table-cell>
          <table:table-cell table:number-columns-repeated="16379" table:style-name="ce16"/>
        </table:table-row>
        <table:table-row table:style-name="ro6" table:visibility="collapse">
          <table:table-cell table:style-name="ce16"/>
          <table:table-cell office:value-type="string" table:style-name="ce17">
            <text:p>Y2B13</text:p>
          </table:table-cell>
          <table:table-cell office:value-type="string" table:style-name="ce18">
            <text:p>C0-0019-00-01</text:p>
          </table:table-cell>
          <table:table-cell office:value-type="string" table:style-name="ce18">
            <text:p>C1-0001-00-01</text:p>
          </table:table-cell>
          <table:table-cell office:value-type="string" table:style-name="ce18">
            <text:p>C4-0032-00-01</text:p>
          </table:table-cell>
          <table:table-cell table:number-columns-repeated="16379" table:style-name="ce16"/>
        </table:table-row>
        <table:table-row table:style-name="ro6" table:visibility="collapse">
          <table:table-cell table:style-name="ce16"/>
          <table:table-cell office:value-type="string" table:style-name="ce19">
            <text:p>Y2B14</text:p>
          </table:table-cell>
          <table:table-cell office:value-type="string" table:style-name="ce20">
            <text:p>C0-0019-00-01</text:p>
          </table:table-cell>
          <table:table-cell office:value-type="string" table:style-name="ce20">
            <text:p>C1-0001-00-01</text:p>
          </table:table-cell>
          <table:table-cell office:value-type="string" table:style-name="ce20">
            <text:p>C4-0030-00-01</text:p>
          </table:table-cell>
          <table:table-cell table:number-columns-repeated="16379" table:style-name="ce16"/>
        </table:table-row>
        <table:table-row table:style-name="ro6" table:visibility="collapse">
          <table:table-cell table:style-name="ce16"/>
          <table:table-cell office:value-type="string" table:style-name="ce17">
            <text:p>Y2B15</text:p>
          </table:table-cell>
          <table:table-cell office:value-type="string" table:style-name="ce18">
            <text:p>C0-0019-00-01</text:p>
          </table:table-cell>
          <table:table-cell office:value-type="string" table:style-name="ce18">
            <text:p>C1-0001-00-01</text:p>
          </table:table-cell>
          <table:table-cell office:value-type="string" table:style-name="ce18">
            <text:p>C4-0033-00-01</text:p>
          </table:table-cell>
          <table:table-cell table:number-columns-repeated="16379" table:style-name="ce16"/>
        </table:table-row>
        <table:table-row table:style-name="ro6" table:visibility="collapse">
          <table:table-cell table:style-name="ce16"/>
          <table:table-cell office:value-type="string" table:style-name="ce19">
            <text:p>Y2B16</text:p>
          </table:table-cell>
          <table:table-cell office:value-type="string" table:style-name="ce20">
            <text:p>C0-0019-00-01</text:p>
          </table:table-cell>
          <table:table-cell office:value-type="string" table:style-name="ce20">
            <text:p>C1-0001-00-01</text:p>
          </table:table-cell>
          <table:table-cell office:value-type="string" table:style-name="ce20">
            <text:p>C4-0033-00-01</text:p>
          </table:table-cell>
          <table:table-cell table:number-columns-repeated="16379" table:style-name="ce16"/>
        </table:table-row>
        <table:table-row table:style-name="ro6" table:visibility="collapse">
          <table:table-cell table:style-name="ce16"/>
          <table:table-cell office:value-type="string" table:style-name="ce17">
            <text:p>Y2B17</text:p>
          </table:table-cell>
          <table:table-cell office:value-type="string" table:style-name="ce18">
            <text:p>C0-0019-00-01</text:p>
          </table:table-cell>
          <table:table-cell office:value-type="string" table:style-name="ce18">
            <text:p>C1-0001-00-01</text:p>
          </table:table-cell>
          <table:table-cell office:value-type="string" table:style-name="ce18">
            <text:p>C4-0032-00-01</text:p>
          </table:table-cell>
          <table:table-cell table:number-columns-repeated="16379" table:style-name="ce16"/>
        </table:table-row>
        <table:table-row table:style-name="ro6" table:visibility="collapse">
          <table:table-cell table:style-name="ce16"/>
          <table:table-cell office:value-type="string" table:style-name="ce19">
            <text:p>Y2B18</text:p>
          </table:table-cell>
          <table:table-cell office:value-type="string" table:style-name="ce20">
            <text:p>C0-0019-00-01</text:p>
          </table:table-cell>
          <table:table-cell office:value-type="string" table:style-name="ce20">
            <text:p>C1-0001-00-01</text:p>
          </table:table-cell>
          <table:table-cell office:value-type="string" table:style-name="ce20">
            <text:p>C4-0032-00-01</text:p>
          </table:table-cell>
          <table:table-cell table:number-columns-repeated="16379" table:style-name="ce16"/>
        </table:table-row>
        <table:table-row table:style-name="ro6" table:visibility="collapse">
          <table:table-cell table:style-name="ce16"/>
          <table:table-cell office:value-type="string" table:style-name="ce17">
            <text:p>Y2B19</text:p>
          </table:table-cell>
          <table:table-cell office:value-type="string" table:style-name="ce18">
            <text:p>C0-0019-00-01</text:p>
          </table:table-cell>
          <table:table-cell office:value-type="string" table:style-name="ce18">
            <text:p>C1-0001-00-01</text:p>
          </table:table-cell>
          <table:table-cell office:value-type="string" table:style-name="ce18">
            <text:p>C4-0029-00-01</text:p>
          </table:table-cell>
          <table:table-cell table:number-columns-repeated="16379" table:style-name="ce16"/>
        </table:table-row>
        <table:table-row table:style-name="ro6" table:visibility="collapse">
          <table:table-cell table:style-name="ce16"/>
          <table:table-cell office:value-type="string" table:style-name="ce19">
            <text:p>Y2B20</text:p>
          </table:table-cell>
          <table:table-cell office:value-type="string" table:style-name="ce20">
            <text:p>C0-0019-00-01</text:p>
          </table:table-cell>
          <table:table-cell office:value-type="string" table:style-name="ce20">
            <text:p>C1-0001-00-01</text:p>
          </table:table-cell>
          <table:table-cell office:value-type="string" table:style-name="ce20">
            <text:p>C4-0025-01-01</text:p>
          </table:table-cell>
          <table:table-cell table:number-columns-repeated="16379" table:style-name="ce16"/>
        </table:table-row>
        <table:table-row table:style-name="ro6" table:visibility="collapse">
          <table:table-cell table:style-name="ce16"/>
          <table:table-cell office:value-type="string" table:style-name="ce17">
            <text:p>Y2B21</text:p>
          </table:table-cell>
          <table:table-cell office:value-type="string" table:style-name="ce18">
            <text:p>C0-0019-00-01</text:p>
          </table:table-cell>
          <table:table-cell office:value-type="string" table:style-name="ce18">
            <text:p>C1-0001-00-01</text:p>
          </table:table-cell>
          <table:table-cell office:value-type="string" table:style-name="ce21">
            <text:p>C4-0030-01-01</text:p>
          </table:table-cell>
          <table:table-cell table:number-columns-repeated="16379" table:style-name="ce16"/>
        </table:table-row>
        <table:table-row table:style-name="ro6" table:visibility="collapse">
          <table:table-cell table:style-name="ce16"/>
          <table:table-cell office:value-type="string" table:style-name="ce19">
            <text:p>Y2B22</text:p>
          </table:table-cell>
          <table:table-cell office:value-type="string" table:style-name="ce20">
            <text:p>C0-0019-00-01</text:p>
          </table:table-cell>
          <table:table-cell office:value-type="string" table:style-name="ce20">
            <text:p>C1-0001-00-01</text:p>
          </table:table-cell>
          <table:table-cell office:value-type="string" table:style-name="ce20">
            <text:p>C4-0032-00-01</text:p>
          </table:table-cell>
          <table:table-cell table:number-columns-repeated="16379" table:style-name="ce16"/>
        </table:table-row>
        <table:table-row table:style-name="ro6" table:visibility="collapse">
          <table:table-cell table:style-name="ce16"/>
          <table:table-cell office:value-type="string" table:style-name="ce17">
            <text:p>Y2B23</text:p>
          </table:table-cell>
          <table:table-cell office:value-type="string" table:style-name="ce18">
            <text:p>C0-0019-00-01</text:p>
          </table:table-cell>
          <table:table-cell office:value-type="string" table:style-name="ce18">
            <text:p>C1-0001-00-01</text:p>
          </table:table-cell>
          <table:table-cell office:value-type="string" table:style-name="ce18">
            <text:p>C4-0025-01-01</text:p>
          </table:table-cell>
          <table:table-cell table:number-columns-repeated="16379" table:style-name="ce16"/>
        </table:table-row>
        <table:table-row table:style-name="ro6" table:visibility="collapse">
          <table:table-cell table:style-name="ce16"/>
          <table:table-cell office:value-type="string" table:style-name="ce19">
            <text:p>Y2B24</text:p>
          </table:table-cell>
          <table:table-cell office:value-type="string" table:style-name="ce20">
            <text:p>C0-0019-00-01</text:p>
          </table:table-cell>
          <table:table-cell office:value-type="string" table:style-name="ce20">
            <text:p>C1-0001-00-01</text:p>
          </table:table-cell>
          <table:table-cell office:value-type="string" table:style-name="ce20">
            <text:p>C4-0025-01-01</text:p>
          </table:table-cell>
          <table:table-cell table:number-columns-repeated="16379" table:style-name="ce16"/>
        </table:table-row>
        <table:table-row table:style-name="ro6" table:visibility="collapse">
          <table:table-cell table:style-name="ce16"/>
          <table:table-cell office:value-type="string" table:style-name="ce17">
            <text:p>Y2B25</text:p>
          </table:table-cell>
          <table:table-cell office:value-type="string" table:style-name="ce18">
            <text:p>C0-0019-00-01</text:p>
          </table:table-cell>
          <table:table-cell office:value-type="string" table:style-name="ce18">
            <text:p>C1-0001-00-01</text:p>
          </table:table-cell>
          <table:table-cell office:value-type="string" table:style-name="ce18">
            <text:p>C4-0031-00-01</text:p>
          </table:table-cell>
          <table:table-cell table:number-columns-repeated="16379" table:style-name="ce16"/>
        </table:table-row>
        <table:table-row table:style-name="ro6" table:visibility="collapse">
          <table:table-cell table:style-name="ce16"/>
          <table:table-cell office:value-type="string" table:style-name="ce19">
            <text:p>Y2B26</text:p>
          </table:table-cell>
          <table:table-cell office:value-type="string" table:style-name="ce20">
            <text:p>C0-0019-00-01</text:p>
          </table:table-cell>
          <table:table-cell office:value-type="string" table:style-name="ce20">
            <text:p>C1-0001-00-01</text:p>
          </table:table-cell>
          <table:table-cell office:value-type="string" table:style-name="ce20">
            <text:p>C4-0032-00-01</text:p>
          </table:table-cell>
          <table:table-cell table:number-columns-repeated="16379" table:style-name="ce16"/>
        </table:table-row>
        <table:table-row table:style-name="ro6" table:visibility="collapse">
          <table:table-cell table:style-name="ce16"/>
          <table:table-cell office:value-type="string" table:style-name="ce17">
            <text:p>Y2B27</text:p>
          </table:table-cell>
          <table:table-cell office:value-type="string" table:style-name="ce18">
            <text:p>C0-0019-00-01</text:p>
          </table:table-cell>
          <table:table-cell office:value-type="string" table:style-name="ce18">
            <text:p>C1-0001-00-01</text:p>
          </table:table-cell>
          <table:table-cell office:value-type="string" table:style-name="ce18">
            <text:p>C4-0032-00-01</text:p>
          </table:table-cell>
          <table:table-cell table:number-columns-repeated="16379" table:style-name="ce16"/>
        </table:table-row>
        <table:table-row table:style-name="ro6" table:visibility="collapse">
          <table:table-cell table:style-name="ce16"/>
          <table:table-cell office:value-type="string" table:style-name="ce19">
            <text:p>Y2B28</text:p>
          </table:table-cell>
          <table:table-cell office:value-type="string" table:style-name="ce20">
            <text:p>C0-0019-00-01</text:p>
          </table:table-cell>
          <table:table-cell office:value-type="string" table:style-name="ce20">
            <text:p>C1-0001-00-01</text:p>
          </table:table-cell>
          <table:table-cell office:value-type="string" table:style-name="ce20">
            <text:p>C4-0033-00-01</text:p>
          </table:table-cell>
          <table:table-cell table:number-columns-repeated="16379" table:style-name="ce16"/>
        </table:table-row>
        <table:table-row table:style-name="ro6" table:visibility="collapse">
          <table:table-cell table:style-name="ce16"/>
          <table:table-cell office:value-type="string" table:style-name="ce17">
            <text:p>Y2B29</text:p>
          </table:table-cell>
          <table:table-cell office:value-type="string" table:style-name="ce18">
            <text:p>C0-0019-00-01</text:p>
          </table:table-cell>
          <table:table-cell office:value-type="string" table:style-name="ce18">
            <text:p>C1-0001-00-01</text:p>
          </table:table-cell>
          <table:table-cell office:value-type="string" table:style-name="ce21">
            <text:p>C4-0025-00-01</text:p>
          </table:table-cell>
          <table:table-cell table:number-columns-repeated="16379" table:style-name="ce16"/>
        </table:table-row>
        <table:table-row table:style-name="ro6" table:visibility="collapse">
          <table:table-cell table:style-name="ce16"/>
          <table:table-cell office:value-type="string" table:style-name="ce19">
            <text:p>Y2B30</text:p>
          </table:table-cell>
          <table:table-cell office:value-type="string" table:style-name="ce20">
            <text:p>C0-0019-00-01</text:p>
          </table:table-cell>
          <table:table-cell office:value-type="string" table:style-name="ce20">
            <text:p>C1-0001-00-01</text:p>
          </table:table-cell>
          <table:table-cell office:value-type="string" table:style-name="ce20">
            <text:p>C4-0025-01-01</text:p>
          </table:table-cell>
          <table:table-cell table:number-columns-repeated="16379" table:style-name="ce16"/>
        </table:table-row>
        <table:table-row table:number-rows-repeated="1048542" table:style-name="ro7">
          <table:table-cell table:number-columns-repeated="16384"/>
        </table:table-row>
      </table:table>
      <table:table table:name="SBB" table:style-name="ta1"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4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4" table:number-columns-repeated="1010" table:default-cell-style-name="ce14"/>
        <table:table-column table:style-name="co5" table:number-columns-repeated="15360" table:default-cell-style-name="ce1"/>
        <table:table-row table:style-name="ro8">
          <table:table-cell table:number-columns-spanned="2" table:number-rows-spanned="1" table:style-name="ce42"/>
          <table:covered-table-cell/>
          <table:table-cell table:style-name="ce25"/>
          <table:table-cell table:style-name="ce26"/>
          <table:table-cell office:value-type="string" table:style-name="ce25">
            <text:p>YY</text:p>
          </table:table-cell>
          <table:table-cell office:value-type="string" table:style-name="ce27">
            <text:p>WeekNum</text:p>
          </table:table-cell>
          <table:table-cell office:value-type="string" table:style-name="ce26">
            <text:p>Customer's QR code / barcode</text:p>
          </table:table-cell>
          <table:table-cell office:value-type="string" table:style-name="ce28">
            <text:p>AIC-SN</text:p>
          </table:table-cell>
          <table:table-cell office:value-type="string" table:style-name="ce28">
            <text:p>FAB PN</text:p>
          </table:table-cell>
          <table:table-cell table:style-name="ce28"/>
          <table:table-cell office:value-type="string" table:number-columns-spanned="2" table:number-rows-spanned="1" table:style-name="ce43">
            <text:p>由G欄位拆字</text:p>
          </table:table-cell>
          <table:covered-table-cell/>
          <table:table-cell office:value-type="string" table:style-name="ce30">
            <text:p>New Command</text:p>
          </table:table-cell>
          <table:table-cell table:number-columns-repeated="16371" table:style-name="ce26"/>
        </table:table-row>
        <table:table-row table:style-name="ro6">
          <table:table-cell office:value-type="string" table:style-name="ce26">
            <text:p>上</text:p>
          </table:table-cell>
          <table:table-cell office:value-type="string" table:style-name="ce26">
            <text:p>cmp2</text:p>
          </table:table-cell>
          <table:table-cell office:value-type="string" table:style-name="ce26">
            <text:p>n</text:p>
          </table:table-cell>
          <table:table-cell office:value-type="string" table:style-name="ce26">
            <text:p>SS AC</text:p>
          </table:table-cell>
          <table:table-cell office:value-type="string" office:string-value="22" table:formula="of:=MID((RIGHT([.G2];14));4;2)" table:style-name="ce31">
            <text:p>22</text:p>
          </table:table-cell>
          <table:table-cell office:value-type="string" office:string-value="03" table:formula="of:=MID((RIGHT([.G2];14));6;2)" table:style-name="ce32">
            <text:p>03</text:p>
          </table:table-cell>
          <table:table-cell office:value-type="string" table:style-name="ce102">
            <text:p>C4-0026-01-01TBB2203AC329A0</text:p>
          </table:table-cell>
          <table:table-cell office:value-type="string" table:style-name="ce104">
            <text:p>505-21050400110080</text:p>
          </table:table-cell>
          <table:table-cell office:value-type="string" table:style-name="ce34">
            <text:p>7C-0023-01-01</text:p>
          </table:table-cell>
          <table:table-cell office:value-type="string" office:string-value="7C-0023-01R01" table:formula="of:=CONCATENATE(LEFT([.I2];10);&quot;R&quot;;RIGHT([.I2];2))" table:style-name="ce31">
            <text:p>7C-0023-01R01</text:p>
          </table:table-cell>
          <table:table-cell office:value-type="string" office:string-value="329A0" table:formula="of:=RIGHT([.G2];5)" table:style-name="ce26">
            <text:p>329A0</text:p>
          </table:table-cell>
          <table:table-cell office:value-type="string" office:string-value="C4-0026-01R01" table:formula="of:=REPLACE((LEFT([.G2];13));11;1;&quot;R&quot;)" table:style-name="ce26">
            <text:p>C4-0026-01R01</text:p>
          </table:table-cell>
          <table:table-cell office:value-type="string" office:string-value="--mfg_week=03 --vendor_serial=&quot;505-21050400110080&quot;" table:formula="of:=CONCATENATE(&quot;--mfg_week=&quot;;[.F2];&quot; &quot;;&quot;--vendor_serial=&quot;;CHAR(34);[.H2];CHAR(34))" table:style-name="ce26">
            <text:p>--mfg_week=03 --vendor_serial="505-21050400110080"</text:p>
          </table:table-cell>
          <table:table-cell office:value-type="float" office:value="1" table:formula="of:=COUNTIF([.$H$2:.$H$5];[.H2])" table:style-name="ce26">
            <text:p>1</text:p>
          </table:table-cell>
          <table:table-cell table:number-columns-repeated="16370" table:style-name="ce26"/>
        </table:table-row>
        <table:table-row table:style-name="ro6">
          <table:table-cell office:value-type="string" table:style-name="ce26">
            <text:p>下</text:p>
          </table:table-cell>
          <table:table-cell office:value-type="string" table:style-name="ce26">
            <text:p>cmp1</text:p>
          </table:table-cell>
          <table:table-cell office:value-type="string" table:style-name="ce26">
            <text:p>n</text:p>
          </table:table-cell>
          <table:table-cell office:value-type="string" table:style-name="ce26">
            <text:p>SS AC</text:p>
          </table:table-cell>
          <table:table-cell office:value-type="string" office:string-value="22" table:formula="of:=MID((RIGHT([.G3];14));4;2)" table:style-name="ce31">
            <text:p>22</text:p>
          </table:table-cell>
          <table:table-cell office:value-type="string" office:string-value="03" table:formula="of:=MID((RIGHT([.G3];14));6;2)" table:style-name="ce32">
            <text:p>03</text:p>
          </table:table-cell>
          <table:table-cell office:value-type="string" table:style-name="ce103">
            <text:p>C4-0026-01-01TBB2203AC320C0</text:p>
          </table:table-cell>
          <table:table-cell office:value-type="string" table:style-name="ce105">
            <text:p>505-21050400110006</text:p>
          </table:table-cell>
          <table:table-cell office:value-type="string" table:style-name="ce34">
            <text:p>7C-0023-01-01</text:p>
          </table:table-cell>
          <table:table-cell office:value-type="string" office:string-value="7C-0023-01R01" table:formula="of:=CONCATENATE(LEFT([.I3];10);&quot;R&quot;;RIGHT([.I3];2))" table:style-name="ce31">
            <text:p>7C-0023-01R01</text:p>
          </table:table-cell>
          <table:table-cell office:value-type="string" office:string-value="320C0" table:formula="of:=RIGHT([.G3];5)" table:style-name="ce26">
            <text:p>320C0</text:p>
          </table:table-cell>
          <table:table-cell office:value-type="string" office:string-value="C4-0026-01R01" table:formula="of:=REPLACE((LEFT([.G3];13));11;1;&quot;R&quot;)" table:style-name="ce26">
            <text:p>C4-0026-01R01</text:p>
          </table:table-cell>
          <table:table-cell office:value-type="string" office:string-value="--mfg_week=03 --vendor_serial=&quot;505-21050400110006&quot;" table:formula="of:=CONCATENATE(&quot;--mfg_week=&quot;;[.F3];&quot; &quot;;&quot;--vendor_serial=&quot;;CHAR(34);[.H3];CHAR(34))" table:style-name="ce26">
            <text:p>--mfg_week=03 --vendor_serial="505-21050400110006"</text:p>
          </table:table-cell>
          <table:table-cell office:value-type="float" office:value="1" table:formula="of:=COUNTIF([.$H$2:.$H$5];[.H3])" table:style-name="ce26">
            <text:p>1</text:p>
          </table:table-cell>
          <table:table-cell table:number-columns-repeated="16370" table:style-name="ce26"/>
        </table:table-row>
        <table:table-row table:style-name="ro8">
          <table:table-cell table:number-columns-repeated="13" table:style-name="ce35"/>
          <table:table-cell table:style-name="ce26"/>
          <table:table-cell table:number-columns-repeated="5" table:style-name="ce35"/>
          <table:table-cell table:number-columns-repeated="16365" table:style-name="ce14"/>
        </table:table-row>
        <table:table-row table:style-name="ro6">
          <table:table-cell office:value-type="string" table:style-name="ce14">
            <text:p>上</text:p>
          </table:table-cell>
          <table:table-cell office:value-type="string" office:string-value="oil prog_mfginfo -v 2 -ccmp2 n SBB TBB C4-0026-01R01 7C-0023-01R01 SS AC 22 329A0 --mfg_week=03 --vendor_serial=&quot;505-21050400110080&quot;" table:formula="of:=CONCATENATE([Information.$A$11];[.B2];&quot; &quot;;[.C2];&quot; &quot;;[Information.$B$2];&quot; &quot;;[Information.$B$3];&quot; &quot;;[.L2];&quot; &quot;;[.J2];&quot; &quot;;[.D2];&quot; &quot;;[.E2];&quot; &quot;;[.K2];&quot; &quot;;[.M2])" table:number-columns-spanned="9" table:number-rows-spanned="1" table:style-name="ce44">
            <text:p>oil prog_mfginfo -v 2 -ccmp2 n SBB TBB C4-0026-01R01 7C-0023-01R01 SS AC 22 329A0 --mfg_week=03 --vendor_serial="505-21050400110080"</text:p>
          </table:table-cell>
          <table:covered-table-cell table:number-columns-repeated="8"/>
          <table:table-cell table:number-columns-repeated="3" table:style-name="ce36"/>
          <table:table-cell table:number-columns-repeated="7" table:style-name="ce35"/>
          <table:table-cell table:number-columns-repeated="16364" table:style-name="ce14"/>
        </table:table-row>
        <table:table-row table:style-name="ro6">
          <table:table-cell table:style-name="ce14"/>
          <table:table-cell table:number-columns-repeated="12" table:style-name="ce37"/>
          <table:table-cell table:number-columns-repeated="7" table:style-name="ce35"/>
          <table:table-cell table:number-columns-repeated="16364" table:style-name="ce14"/>
        </table:table-row>
        <table:table-row table:style-name="ro8">
          <table:table-cell office:value-type="string" table:style-name="ce38">
            <text:p>下</text:p>
          </table:table-cell>
          <table:table-cell office:value-type="string" office:string-value="oil prog_mfginfo -v 2 -ccmp1 n SBB TBB C4-0026-01R01 7C-0023-01R01 SS AC 22 320C0 --mfg_week=03 --vendor_serial=&quot;505-21050400110006&quot;" table:formula="of:=CONCATENATE([Information.$A$11];[.B3];&quot; &quot;;[.C3];&quot; &quot;;[Information.$B$2];&quot; &quot;;[Information.$B$3];&quot; &quot;;[.L3];&quot; &quot;;[.J3];&quot; &quot;;[.D3];&quot; &quot;;[.E3];&quot; &quot;;[.K3];&quot; &quot;;[.M3])" table:number-columns-spanned="9" table:number-rows-spanned="1" table:style-name="ce44">
            <text:p>oil prog_mfginfo -v 2 -ccmp1 n SBB TBB C4-0026-01R01 7C-0023-01R01 SS AC 22 320C0 --mfg_week=03 --vendor_serial="505-21050400110006"</text:p>
          </table:table-cell>
          <table:covered-table-cell table:number-columns-repeated="8"/>
          <table:table-cell table:number-columns-repeated="3" table:style-name="ce36"/>
          <table:table-cell table:number-columns-repeated="7" table:style-name="ce35"/>
          <table:table-cell table:number-columns-repeated="16364" table:style-name="ce14"/>
        </table:table-row>
        <table:table-row table:style-name="ro6">
          <table:table-cell table:number-columns-repeated="19" table:style-name="ce35"/>
          <table:table-cell table:number-columns-repeated="16365" table:style-name="ce14"/>
        </table:table-row>
        <table:table-row table:style-name="ro6">
          <table:table-cell table:number-columns-repeated="4" table:style-name="ce35"/>
          <table:table-cell table:style-name="ce39"/>
          <table:table-cell table:style-name="ce40"/>
          <table:table-cell table:number-columns-repeated="13" table:style-name="ce35"/>
          <table:table-cell table:number-columns-repeated="16365" table:style-name="ce14"/>
        </table:table-row>
        <table:table-row table:style-name="ro6">
          <table:table-cell table:number-columns-repeated="19" table:style-name="ce35"/>
          <table:table-cell table:number-columns-repeated="16365" table:style-name="ce14"/>
        </table:table-row>
        <table:table-row table:style-name="ro6">
          <table:table-cell table:number-columns-repeated="4" table:style-name="ce35"/>
          <table:table-cell table:style-name="ce14"/>
          <table:table-cell table:number-columns-repeated="7" table:style-name="ce35"/>
          <table:table-cell table:number-columns-repeated="16372" table:style-name="ce14"/>
        </table:table-row>
        <table:table-row table:number-rows-repeated="2" table:style-name="ro6">
          <table:table-cell table:number-columns-repeated="12" table:style-name="ce35"/>
          <table:table-cell table:number-columns-repeated="1012" table:style-name="ce14"/>
          <table:table-cell table:number-columns-repeated="15360"/>
        </table:table-row>
        <table:table-row table:number-rows-repeated="3" table:style-name="ro6">
          <table:table-cell table:number-columns-repeated="1024" table:style-name="ce14"/>
          <table:table-cell table:number-columns-repeated="15360"/>
        </table:table-row>
        <table:table-row table:style-name="ro6">
          <table:table-cell/>
          <table:table-cell table:style-name="ce41"/>
          <table:table-cell table:number-columns-repeated="16382"/>
        </table:table-row>
        <table:table-row table:number-rows-repeated="1048559" table:style-name="ro9">
          <table:table-cell table:number-columns-repeated="16384"/>
        </table:table-row>
      </table:table>
      <table:table table:name="ABB" table:style-name="ta1">
        <table:table-column table:style-name="co19" table:number-columns-repeated="2" table:default-cell-style-name="ce38"/>
        <table:table-column table:style-name="co20" table:default-cell-style-name="ce38"/>
        <table:table-column table:style-name="co21" table:default-cell-style-name="ce38"/>
        <table:table-column table:style-name="co22" table:default-cell-style-name="ce38"/>
        <table:table-column table:style-name="co23" table:default-cell-style-name="ce38"/>
        <table:table-column table:style-name="co24" table:default-cell-style-name="ce38"/>
        <table:table-column table:style-name="co25" table:default-cell-style-name="ce38"/>
        <table:table-column table:style-name="co26" table:default-cell-style-name="ce14"/>
        <table:table-column table:style-name="co15" table:default-cell-style-name="ce14"/>
        <table:table-column table:style-name="co23" table:default-cell-style-name="ce38"/>
        <table:table-column table:style-name="co27" table:default-cell-style-name="ce38"/>
        <table:table-column table:style-name="co28" table:default-cell-style-name="ce38"/>
        <table:table-column table:style-name="co29" table:default-cell-style-name="ce38"/>
        <table:table-column table:style-name="co2" table:default-cell-style-name="ce38"/>
        <table:table-column table:style-name="co19" table:number-columns-repeated="1009" table:default-cell-style-name="ce38"/>
        <table:table-column table:style-name="co5" table:number-columns-repeated="15360" table:default-cell-style-name="ce1"/>
        <table:table-row table:style-name="ro8">
          <table:table-cell table:number-columns-repeated="4" table:style-name="ce38"/>
          <table:table-cell office:value-type="string" table:style-name="ce29">
            <text:p>YYYY</text:p>
          </table:table-cell>
          <table:table-cell office:value-type="string" table:style-name="ce45">
            <text:p>WeekNum</text:p>
          </table:table-cell>
          <table:table-cell office:value-type="string" table:style-name="ce38">
            <text:p>黃色刷入客戶QR code或barcode</text:p>
          </table:table-cell>
          <table:table-cell office:value-type="string" table:style-name="ce45">
            <text:p>AIC 序號</text:p>
          </table:table-cell>
          <table:table-cell office:value-type="string" table:style-name="ce28">
            <text:p>FAB PN</text:p>
          </table:table-cell>
          <table:table-cell table:style-name="ce28"/>
          <table:table-cell office:value-type="string" table:number-columns-spanned="2" table:number-rows-spanned="1" table:style-name="ce43">
            <text:p>由G欄位拆字</text:p>
          </table:table-cell>
          <table:covered-table-cell/>
          <table:table-cell office:value-type="string" table:style-name="ce46">
            <text:p>New Command</text:p>
          </table:table-cell>
          <table:table-cell table:number-columns-repeated="1011" table:style-name="ce38"/>
          <table:table-cell table:number-columns-repeated="15360"/>
        </table:table-row>
        <table:table-row table:style-name="ro8">
          <table:table-cell office:value-type="string" table:style-name="ce38">
            <text:p>Node1</text:p>
          </table:table-cell>
          <table:table-cell office:value-type="string" table:style-name="ce38">
            <text:p>dm1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SS AC</text:p>
          </table:table-cell>
          <table:table-cell office:value-type="string" office:string-value="22" table:formula="of:=MID((RIGHT([.G2];14));4;2)" table:style-name="ce31">
            <text:p>22</text:p>
          </table:table-cell>
          <table:table-cell office:value-type="string" office:string-value="04" table:formula="of:=MID((RIGHT([.G2];14));6;2)" table:style-name="ce32">
            <text:p>04</text:p>
          </table:table-cell>
          <table:table-cell office:value-type="string" table:style-name="ce106">
            <text:p>C0-0019-14-01TBA2204AC238A0</text:p>
          </table:table-cell>
          <table:table-cell office:value-type="string" table:style-name="ce109">
            <text:p>516-22011400300003</text:p>
          </table:table-cell>
          <table:table-cell office:value-type="string" table:style-name="ce34">
            <text:p>7C-0022-02-03</text:p>
          </table:table-cell>
          <table:table-cell office:value-type="string" office:string-value="7C-0022-02R03" table:formula="of:=CONCATENATE(LEFT([.I2];10);&quot;R&quot;;RIGHT([.I2];2))" table:style-name="ce31">
            <text:p>7C-0022-02R03</text:p>
          </table:table-cell>
          <table:table-cell office:value-type="string" office:string-value="238A0" table:formula="of:=RIGHT([.G2];5)" table:style-name="ce38">
            <text:p>238A0</text:p>
          </table:table-cell>
          <table:table-cell office:value-type="string" office:string-value="C0-0019-14R01" table:formula="of:=REPLACE((LEFT([.G2];13));11;1;&quot;R&quot;)" table:style-name="ce38">
            <text:p>C0-0019-14R01</text:p>
          </table:table-cell>
          <table:table-cell office:value-type="string" office:string-value="--mfg_week=04 --vendor_serial=&quot;516-22011400300003&quot;" table:formula="of:=CONCATENATE(&quot;--mfg_week=&quot;;[.F2];&quot; &quot;;&quot;--vendor_serial=&quot;;CHAR(34);[.H2];CHAR(34))" table:style-name="ce14">
            <text:p>--mfg_week=04 --vendor_serial="516-22011400300003"</text:p>
          </table:table-cell>
          <table:table-cell table:number-columns-repeated="1011" table:style-name="ce38"/>
          <table:table-cell table:number-columns-repeated="15360"/>
        </table:table-row>
        <table:table-row table:style-name="ro8">
          <table:table-cell office:value-type="string" table:style-name="ce38">
            <text:p>Node2</text:p>
          </table:table-cell>
          <table:table-cell office:value-type="string" table:style-name="ce38">
            <text:p>dm2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SS AC</text:p>
          </table:table-cell>
          <table:table-cell office:value-type="string" office:string-value="22" table:formula="of:=MID((RIGHT([.G3];14));4;2)" table:style-name="ce31">
            <text:p>22</text:p>
          </table:table-cell>
          <table:table-cell office:value-type="string" office:string-value="04" table:formula="of:=MID((RIGHT([.G3];14));6;2)" table:style-name="ce32">
            <text:p>04</text:p>
          </table:table-cell>
          <table:table-cell office:value-type="string" table:style-name="ce107">
            <text:p>C0-0019-14-01TBA2204AC23864</text:p>
          </table:table-cell>
          <table:table-cell office:value-type="string" table:style-name="ce109">
            <text:p>516-22011400300005</text:p>
          </table:table-cell>
          <table:table-cell office:value-type="string" table:style-name="ce34">
            <text:p>7C-0022-02-03</text:p>
          </table:table-cell>
          <table:table-cell office:value-type="string" office:string-value="7C-0022-02R03" table:formula="of:=CONCATENATE(LEFT([.I3];10);&quot;R&quot;;RIGHT([.I3];2))" table:style-name="ce31">
            <text:p>7C-0022-02R03</text:p>
          </table:table-cell>
          <table:table-cell office:value-type="string" office:string-value="23864" table:formula="of:=RIGHT([.G3];5)" table:style-name="ce38">
            <text:p>23864</text:p>
          </table:table-cell>
          <table:table-cell office:value-type="string" office:string-value="C0-0019-14R01" table:formula="of:=REPLACE((LEFT([.G3];13));11;1;&quot;R&quot;)" table:style-name="ce38">
            <text:p>C0-0019-14R01</text:p>
          </table:table-cell>
          <table:table-cell office:value-type="string" office:string-value="--mfg_week=04 --vendor_serial=&quot;516-22011400300005&quot;" table:formula="of:=CONCATENATE(&quot;--mfg_week=&quot;;[.F3];&quot; &quot;;&quot;--vendor_serial=&quot;;CHAR(34);[.H3];CHAR(34))" table:style-name="ce14">
            <text:p>--mfg_week=04 --vendor_serial="516-22011400300005"</text:p>
          </table:table-cell>
          <table:table-cell table:number-columns-repeated="1011" table:style-name="ce38"/>
          <table:table-cell table:number-columns-repeated="15360"/>
        </table:table-row>
        <table:table-row table:style-name="ro8">
          <table:table-cell office:value-type="string" table:style-name="ce38">
            <text:p>Node3</text:p>
          </table:table-cell>
          <table:table-cell office:value-type="string" table:style-name="ce38">
            <text:p>dm3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SS AC</text:p>
          </table:table-cell>
          <table:table-cell office:value-type="string" office:string-value="22" table:formula="of:=MID((RIGHT([.G4];14));4;2)" table:style-name="ce31">
            <text:p>22</text:p>
          </table:table-cell>
          <table:table-cell office:value-type="string" office:string-value="04" table:formula="of:=MID((RIGHT([.G4];14));6;2)" table:style-name="ce32">
            <text:p>04</text:p>
          </table:table-cell>
          <table:table-cell office:value-type="string" table:style-name="ce108">
            <text:p>C0-0019-14-01TBA2204AC239FC</text:p>
          </table:table-cell>
          <table:table-cell office:value-type="string" table:style-name="ce109">
            <text:p>516-22011400300002</text:p>
          </table:table-cell>
          <table:table-cell office:value-type="string" table:style-name="ce34">
            <text:p>7C-0022-02-03</text:p>
          </table:table-cell>
          <table:table-cell office:value-type="string" office:string-value="7C-0022-02R03" table:formula="of:=CONCATENATE(LEFT([.I4];10);&quot;R&quot;;RIGHT([.I4];2))" table:style-name="ce31">
            <text:p>7C-0022-02R03</text:p>
          </table:table-cell>
          <table:table-cell office:value-type="string" office:string-value="239FC" table:formula="of:=RIGHT([.G4];5)" table:style-name="ce38">
            <text:p>239FC</text:p>
          </table:table-cell>
          <table:table-cell office:value-type="string" office:string-value="C0-0019-14R01" table:formula="of:=REPLACE((LEFT([.G4];13));11;1;&quot;R&quot;)" table:style-name="ce38">
            <text:p>C0-0019-14R01</text:p>
          </table:table-cell>
          <table:table-cell office:value-type="string" office:string-value="--mfg_week=04 --vendor_serial=&quot;516-22011400300002&quot;" table:formula="of:=CONCATENATE(&quot;--mfg_week=&quot;;[.F4];&quot; &quot;;&quot;--vendor_serial=&quot;;CHAR(34);[.H4];CHAR(34))" table:style-name="ce14">
            <text:p>--mfg_week=04 --vendor_serial="516-22011400300002"</text:p>
          </table:table-cell>
          <table:table-cell table:number-columns-repeated="1011" table:style-name="ce38"/>
          <table:table-cell table:number-columns-repeated="15360"/>
        </table:table-row>
        <table:table-row table:style-name="ro8">
          <table:table-cell office:value-type="string" table:style-name="ce38">
            <text:p>Node4</text:p>
          </table:table-cell>
          <table:table-cell office:value-type="string" table:style-name="ce38">
            <text:p>dm4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SS AC</text:p>
          </table:table-cell>
          <table:table-cell office:value-type="string" office:string-value="22" table:formula="of:=MID((RIGHT([.G5];14));4;2)" table:style-name="ce31">
            <text:p>22</text:p>
          </table:table-cell>
          <table:table-cell office:value-type="string" office:string-value="04" table:formula="of:=MID((RIGHT([.G5];14));6;2)" table:style-name="ce32">
            <text:p>04</text:p>
          </table:table-cell>
          <table:table-cell office:value-type="string" table:style-name="ce47">
            <text:p>C0-0019-14-01TBA2204AC23A98</text:p>
          </table:table-cell>
          <table:table-cell office:value-type="string" table:style-name="ce109">
            <text:p>516-22011400300014</text:p>
          </table:table-cell>
          <table:table-cell office:value-type="string" table:style-name="ce34">
            <text:p>7C-0022-02-03</text:p>
          </table:table-cell>
          <table:table-cell office:value-type="string" office:string-value="7C-0022-02R03" table:formula="of:=CONCATENATE(LEFT([.I5];10);&quot;R&quot;;RIGHT([.I5];2))" table:style-name="ce31">
            <text:p>7C-0022-02R03</text:p>
          </table:table-cell>
          <table:table-cell office:value-type="string" office:string-value="23A98" table:formula="of:=RIGHT([.G5];5)" table:style-name="ce38">
            <text:p>23A98</text:p>
          </table:table-cell>
          <table:table-cell office:value-type="string" office:string-value="C0-0019-14R01" table:formula="of:=REPLACE((LEFT([.G5];13));11;1;&quot;R&quot;)" table:style-name="ce38">
            <text:p>C0-0019-14R01</text:p>
          </table:table-cell>
          <table:table-cell office:value-type="string" office:string-value="--mfg_week=04 --vendor_serial=&quot;516-22011400300014&quot;" table:formula="of:=CONCATENATE(&quot;--mfg_week=&quot;;[.F5];&quot; &quot;;&quot;--vendor_serial=&quot;;CHAR(34);[.H5];CHAR(34))" table:style-name="ce14">
            <text:p>--mfg_week=04 --vendor_serial="516-22011400300014"</text:p>
          </table:table-cell>
          <table:table-cell table:number-columns-repeated="1011" table:style-name="ce38"/>
          <table:table-cell table:number-columns-repeated="15360"/>
        </table:table-row>
        <table:table-row table:style-name="ro8">
          <table:table-cell office:value-type="string" table:style-name="ce38">
            <text:p>Node5</text:p>
          </table:table-cell>
          <table:table-cell office:value-type="string" table:style-name="ce38">
            <text:p>dm5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SS AC</text:p>
          </table:table-cell>
          <table:table-cell office:value-type="string" office:string-value="22" table:formula="of:=MID((RIGHT([.G6];14));4;2)" table:style-name="ce31">
            <text:p>22</text:p>
          </table:table-cell>
          <table:table-cell office:value-type="string" office:string-value="04" table:formula="of:=MID((RIGHT([.G6];14));6;2)" table:style-name="ce32">
            <text:p>04</text:p>
          </table:table-cell>
          <table:table-cell office:value-type="string" table:style-name="ce47">
            <text:p>C0-0019-14-01TBA2204AC23AB0</text:p>
          </table:table-cell>
          <table:table-cell office:value-type="string" table:style-name="ce109">
            <text:p>516-22011400300018</text:p>
          </table:table-cell>
          <table:table-cell office:value-type="string" table:style-name="ce34">
            <text:p>7C-0022-02-03</text:p>
          </table:table-cell>
          <table:table-cell office:value-type="string" office:string-value="7C-0022-02R03" table:formula="of:=CONCATENATE(LEFT([.I6];10);&quot;R&quot;;RIGHT([.I6];2))" table:style-name="ce31">
            <text:p>7C-0022-02R03</text:p>
          </table:table-cell>
          <table:table-cell office:value-type="string" office:string-value="23AB0" table:formula="of:=RIGHT([.G6];5)" table:style-name="ce38">
            <text:p>23AB0</text:p>
          </table:table-cell>
          <table:table-cell office:value-type="string" office:string-value="C0-0019-14R01" table:formula="of:=REPLACE((LEFT([.G6];13));11;1;&quot;R&quot;)" table:style-name="ce38">
            <text:p>C0-0019-14R01</text:p>
          </table:table-cell>
          <table:table-cell office:value-type="string" office:string-value="--mfg_week=04 --vendor_serial=&quot;516-22011400300018&quot;" table:formula="of:=CONCATENATE(&quot;--mfg_week=&quot;;[.F6];&quot; &quot;;&quot;--vendor_serial=&quot;;CHAR(34);[.H6];CHAR(34))" table:style-name="ce14">
            <text:p>--mfg_week=04 --vendor_serial="516-22011400300018"</text:p>
          </table:table-cell>
          <table:table-cell table:number-columns-repeated="1011" table:style-name="ce38"/>
          <table:table-cell table:number-columns-repeated="15360"/>
        </table:table-row>
        <table:table-row table:style-name="ro8">
          <table:table-cell office:value-type="string" table:style-name="ce38">
            <text:p>Node6</text:p>
          </table:table-cell>
          <table:table-cell office:value-type="string" table:style-name="ce38">
            <text:p>dm6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SS AC</text:p>
          </table:table-cell>
          <table:table-cell office:value-type="string" office:string-value="22" table:formula="of:=MID((RIGHT([.G7];14));4;2)" table:style-name="ce31">
            <text:p>22</text:p>
          </table:table-cell>
          <table:table-cell office:value-type="string" office:string-value="04" table:formula="of:=MID((RIGHT([.G7];14));6;2)" table:style-name="ce32">
            <text:p>04</text:p>
          </table:table-cell>
          <table:table-cell office:value-type="string" table:style-name="ce47">
            <text:p>C0-0019-14-01TBA2204AC2387C</text:p>
          </table:table-cell>
          <table:table-cell office:value-type="string" table:style-name="ce109">
            <text:p>516-22011400300012</text:p>
          </table:table-cell>
          <table:table-cell office:value-type="string" table:style-name="ce34">
            <text:p>7C-0022-02-03</text:p>
          </table:table-cell>
          <table:table-cell office:value-type="string" office:string-value="7C-0022-02R03" table:formula="of:=CONCATENATE(LEFT([.I7];10);&quot;R&quot;;RIGHT([.I7];2))" table:style-name="ce31">
            <text:p>7C-0022-02R03</text:p>
          </table:table-cell>
          <table:table-cell office:value-type="string" office:string-value="2387C" table:formula="of:=RIGHT([.G7];5)" table:style-name="ce38">
            <text:p>2387C</text:p>
          </table:table-cell>
          <table:table-cell office:value-type="string" office:string-value="C0-0019-14R01" table:formula="of:=REPLACE((LEFT([.G7];13));11;1;&quot;R&quot;)" table:style-name="ce38">
            <text:p>C0-0019-14R01</text:p>
          </table:table-cell>
          <table:table-cell office:value-type="string" office:string-value="--mfg_week=04 --vendor_serial=&quot;516-22011400300012&quot;" table:formula="of:=CONCATENATE(&quot;--mfg_week=&quot;;[.F7];&quot; &quot;;&quot;--vendor_serial=&quot;;CHAR(34);[.H7];CHAR(34))" table:style-name="ce14">
            <text:p>--mfg_week=04 --vendor_serial="516-22011400300012"</text:p>
          </table:table-cell>
          <table:table-cell table:number-columns-repeated="1011" table:style-name="ce38"/>
          <table:table-cell table:number-columns-repeated="15360"/>
        </table:table-row>
        <table:table-row table:style-name="ro8">
          <table:table-cell office:value-type="string" table:style-name="ce38">
            <text:p>Node7</text:p>
          </table:table-cell>
          <table:table-cell office:value-type="string" table:style-name="ce38">
            <text:p>dm7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SS AC</text:p>
          </table:table-cell>
          <table:table-cell office:value-type="string" office:string-value="22" table:formula="of:=MID((RIGHT([.G8];14));4;2)" table:style-name="ce31">
            <text:p>22</text:p>
          </table:table-cell>
          <table:table-cell office:value-type="string" office:string-value="04" table:formula="of:=MID((RIGHT([.G8];14));6;2)" table:style-name="ce32">
            <text:p>04</text:p>
          </table:table-cell>
          <table:table-cell office:value-type="string" table:style-name="ce47">
            <text:p>C0-0019-14-01TBA2204AC238B8</text:p>
          </table:table-cell>
          <table:table-cell office:value-type="string" table:style-name="ce109">
            <text:p>516-22011400300008</text:p>
          </table:table-cell>
          <table:table-cell office:value-type="string" table:style-name="ce34">
            <text:p>7C-0022-02-03</text:p>
          </table:table-cell>
          <table:table-cell office:value-type="string" office:string-value="7C-0022-02R03" table:formula="of:=CONCATENATE(LEFT([.I8];10);&quot;R&quot;;RIGHT([.I8];2))" table:style-name="ce31">
            <text:p>7C-0022-02R03</text:p>
          </table:table-cell>
          <table:table-cell office:value-type="string" office:string-value="238B8" table:formula="of:=RIGHT([.G8];5)" table:style-name="ce38">
            <text:p>238B8</text:p>
          </table:table-cell>
          <table:table-cell office:value-type="string" office:string-value="C0-0019-14R01" table:formula="of:=REPLACE((LEFT([.G8];13));11;1;&quot;R&quot;)" table:style-name="ce38">
            <text:p>C0-0019-14R01</text:p>
          </table:table-cell>
          <table:table-cell office:value-type="string" office:string-value="--mfg_week=04 --vendor_serial=&quot;516-22011400300008&quot;" table:formula="of:=CONCATENATE(&quot;--mfg_week=&quot;;[.F8];&quot; &quot;;&quot;--vendor_serial=&quot;;CHAR(34);[.H8];CHAR(34))" table:style-name="ce14">
            <text:p>--mfg_week=04 --vendor_serial="516-22011400300008"</text:p>
          </table:table-cell>
          <table:table-cell table:number-columns-repeated="1011" table:style-name="ce38"/>
          <table:table-cell table:number-columns-repeated="15360"/>
        </table:table-row>
        <table:table-row table:style-name="ro8">
          <table:table-cell office:value-type="string" table:style-name="ce38">
            <text:p>Node8</text:p>
          </table:table-cell>
          <table:table-cell office:value-type="string" table:style-name="ce38">
            <text:p>dm8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SS AC</text:p>
          </table:table-cell>
          <table:table-cell office:value-type="string" office:string-value="22" table:formula="of:=MID((RIGHT([.G9];14));4;2)" table:style-name="ce31">
            <text:p>22</text:p>
          </table:table-cell>
          <table:table-cell office:value-type="string" office:string-value="04" table:formula="of:=MID((RIGHT([.G9];14));6;2)" table:style-name="ce32">
            <text:p>04</text:p>
          </table:table-cell>
          <table:table-cell office:value-type="string" table:style-name="ce47">
            <text:p>C0-0019-14-01TBA2204AC238C4</text:p>
          </table:table-cell>
          <table:table-cell office:value-type="string" table:style-name="ce109">
            <text:p>516-22011400300006</text:p>
          </table:table-cell>
          <table:table-cell office:value-type="string" table:style-name="ce34">
            <text:p>7C-0022-02-03</text:p>
          </table:table-cell>
          <table:table-cell office:value-type="string" office:string-value="7C-0022-02R03" table:formula="of:=CONCATENATE(LEFT([.I9];10);&quot;R&quot;;RIGHT([.I9];2))" table:style-name="ce31">
            <text:p>7C-0022-02R03</text:p>
          </table:table-cell>
          <table:table-cell office:value-type="string" office:string-value="238C4" table:formula="of:=RIGHT([.G9];5)" table:style-name="ce38">
            <text:p>238C4</text:p>
          </table:table-cell>
          <table:table-cell office:value-type="string" office:string-value="C0-0019-14R01" table:formula="of:=REPLACE((LEFT([.G9];13));11;1;&quot;R&quot;)" table:style-name="ce38">
            <text:p>C0-0019-14R01</text:p>
          </table:table-cell>
          <table:table-cell office:value-type="string" office:string-value="--mfg_week=04 --vendor_serial=&quot;516-22011400300006&quot;" table:formula="of:=CONCATENATE(&quot;--mfg_week=&quot;;[.F9];&quot; &quot;;&quot;--vendor_serial=&quot;;CHAR(34);[.H9];CHAR(34))" table:style-name="ce14">
            <text:p>--mfg_week=04 --vendor_serial="516-22011400300006"</text:p>
          </table:table-cell>
          <table:table-cell table:number-columns-repeated="1011" table:style-name="ce38"/>
          <table:table-cell table:number-columns-repeated="15360"/>
        </table:table-row>
        <table:table-row table:style-name="ro8">
          <table:table-cell office:value-type="string" table:style-name="ce38">
            <text:p>Node9</text:p>
          </table:table-cell>
          <table:table-cell office:value-type="string" table:style-name="ce38">
            <text:p>dm9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SS AC</text:p>
          </table:table-cell>
          <table:table-cell office:value-type="string" office:string-value="22" table:formula="of:=MID((RIGHT([.G10];14));4;2)" table:style-name="ce31">
            <text:p>22</text:p>
          </table:table-cell>
          <table:table-cell office:value-type="string" office:string-value="04" table:formula="of:=MID((RIGHT([.G10];14));6;2)" table:style-name="ce32">
            <text:p>04</text:p>
          </table:table-cell>
          <table:table-cell office:value-type="string" table:style-name="ce47">
            <text:p>C0-0019-14-01TBA2204AC238D0</text:p>
          </table:table-cell>
          <table:table-cell office:value-type="string" table:style-name="ce109">
            <text:p>516-22011400300007</text:p>
          </table:table-cell>
          <table:table-cell office:value-type="string" table:style-name="ce34">
            <text:p>7C-0022-02-03</text:p>
          </table:table-cell>
          <table:table-cell office:value-type="string" office:string-value="7C-0022-02R03" table:formula="of:=CONCATENATE(LEFT([.I10];10);&quot;R&quot;;RIGHT([.I10];2))" table:style-name="ce31">
            <text:p>7C-0022-02R03</text:p>
          </table:table-cell>
          <table:table-cell office:value-type="string" office:string-value="238D0" table:formula="of:=RIGHT([.G10];5)" table:style-name="ce38">
            <text:p>238D0</text:p>
          </table:table-cell>
          <table:table-cell office:value-type="string" office:string-value="C0-0019-14R01" table:formula="of:=REPLACE((LEFT([.G10];13));11;1;&quot;R&quot;)" table:style-name="ce38">
            <text:p>C0-0019-14R01</text:p>
          </table:table-cell>
          <table:table-cell office:value-type="string" office:string-value="--mfg_week=04 --vendor_serial=&quot;516-22011400300007&quot;" table:formula="of:=CONCATENATE(&quot;--mfg_week=&quot;;[.F10];&quot; &quot;;&quot;--vendor_serial=&quot;;CHAR(34);[.H10];CHAR(34))" table:style-name="ce14">
            <text:p>--mfg_week=04 --vendor_serial="516-22011400300007"</text:p>
          </table:table-cell>
          <table:table-cell table:number-columns-repeated="1011" table:style-name="ce38"/>
          <table:table-cell table:number-columns-repeated="15360"/>
        </table:table-row>
        <table:table-row table:style-name="ro8">
          <table:table-cell office:value-type="string" table:style-name="ce38">
            <text:p>Node10</text:p>
          </table:table-cell>
          <table:table-cell office:value-type="string" table:style-name="ce38">
            <text:p>dm10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SS AC</text:p>
          </table:table-cell>
          <table:table-cell office:value-type="string" office:string-value="22" table:formula="of:=MID((RIGHT([.G11];14));4;2)" table:style-name="ce31">
            <text:p>22</text:p>
          </table:table-cell>
          <table:table-cell office:value-type="string" office:string-value="04" table:formula="of:=MID((RIGHT([.G11];14));6;2)" table:style-name="ce32">
            <text:p>04</text:p>
          </table:table-cell>
          <table:table-cell office:value-type="string" table:style-name="ce47">
            <text:p>C0-0019-14-01TBA2204AC238AC</text:p>
          </table:table-cell>
          <table:table-cell office:value-type="string" table:style-name="ce109">
            <text:p>516-22011400300004</text:p>
          </table:table-cell>
          <table:table-cell office:value-type="string" table:style-name="ce34">
            <text:p>7C-0022-02-03</text:p>
          </table:table-cell>
          <table:table-cell office:value-type="string" office:string-value="7C-0022-02R03" table:formula="of:=CONCATENATE(LEFT([.I11];10);&quot;R&quot;;RIGHT([.I11];2))" table:style-name="ce31">
            <text:p>7C-0022-02R03</text:p>
          </table:table-cell>
          <table:table-cell office:value-type="string" office:string-value="238AC" table:formula="of:=RIGHT([.G11];5)" table:style-name="ce38">
            <text:p>238AC</text:p>
          </table:table-cell>
          <table:table-cell office:value-type="string" office:string-value="C0-0019-14R01" table:formula="of:=REPLACE((LEFT([.G11];13));11;1;&quot;R&quot;)" table:style-name="ce38">
            <text:p>C0-0019-14R01</text:p>
          </table:table-cell>
          <table:table-cell office:value-type="string" office:string-value="--mfg_week=04 --vendor_serial=&quot;516-22011400300004&quot;" table:formula="of:=CONCATENATE(&quot;--mfg_week=&quot;;[.F11];&quot; &quot;;&quot;--vendor_serial=&quot;;CHAR(34);[.H11];CHAR(34))" table:style-name="ce14">
            <text:p>--mfg_week=04 --vendor_serial="516-22011400300004"</text:p>
          </table:table-cell>
          <table:table-cell table:number-columns-repeated="1011" table:style-name="ce38"/>
          <table:table-cell table:number-columns-repeated="15360"/>
        </table:table-row>
        <table:table-row table:style-name="ro8">
          <table:table-cell table:number-columns-repeated="4" table:style-name="ce38"/>
          <table:table-cell table:number-columns-repeated="3" table:style-name="ce49"/>
          <table:table-cell table:style-name="ce50"/>
          <table:table-cell table:number-columns-repeated="2" table:style-name="ce35"/>
          <table:table-cell table:number-columns-repeated="1014" table:style-name="ce38"/>
          <table:table-cell table:number-columns-repeated="15360"/>
        </table:table-row>
        <table:table-row table:style-name="ro8">
          <table:table-cell table:number-columns-repeated="7" table:style-name="ce38"/>
          <table:table-cell table:style-name="ce50"/>
          <table:table-cell table:number-columns-repeated="2" table:style-name="ce35"/>
          <table:table-cell table:style-name="ce38">
            <draw:frame draw:z-index="1" draw:id="id0" draw:style-name="a1" draw:name="圖形 2" svg:x="0.11969in" svg:y="0.02283in" svg:width="6.17441in" svg:height="2.97008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013" table:style-name="ce38"/>
          <table:table-cell table:number-columns-repeated="15360"/>
        </table:table-row>
        <table:table-row table:style-name="ro8">
          <table:table-cell office:value-type="string" office:string-value="oil prog_mfginfo -v 2 -cdm1 y ABB TBA C0-0019-14R01 7C-0022-02R03 SS AC 22 238A0 --mfg_week=04 --vendor_serial=&quot;516-22011400300003&quot;" table:formula="of:=CONCATENATE([Information.$A$11];[.B2];&quot; &quot;;[.C2];&quot; &quot;;[Information.$C$2];&quot; &quot;;[Information.$C$3];&quot; &quot;;[.L2];&quot; &quot;;[.J2];&quot; &quot;;[.D2];&quot; &quot;;[.E2];&quot; &quot;;[.K2];&quot; &quot;;[.M2])" table:number-columns-spanned="10" table:number-rows-spanned="1" table:style-name="ce52">
            <text:p>oil prog_mfginfo -v 2 -cdm1 y ABB TBA C0-0019-14R01 7C-0022-02R03 SS AC 22 238A0 --mfg_week=04 --vendor_serial="516-22011400300003"</text:p>
          </table:table-cell>
          <table:covered-table-cell table:number-columns-repeated="9"/>
          <table:table-cell table:number-columns-repeated="5" table:style-name="ce50"/>
          <table:table-cell table:number-columns-repeated="6" table:style-name="ce51"/>
          <table:table-cell table:number-columns-repeated="16363" table:style-name="ce38"/>
        </table:table-row>
        <table:table-row table:style-name="ro8">
          <table:table-cell office:value-type="string" office:string-value="oil prog_mfginfo -v 2 -cdm2 y ABB TBA C0-0019-14R01 7C-0022-02R03 SS AC 22 23864 --mfg_week=04 --vendor_serial=&quot;516-22011400300005&quot;" table:formula="of:=CONCATENATE([Information.$A$11];[.B3];&quot; &quot;;[.C3];&quot; &quot;;[Information.$C$2];&quot; &quot;;[Information.$C$3];&quot; &quot;;[.L3];&quot; &quot;;[.J3];&quot; &quot;;[.D3];&quot; &quot;;[.E3];&quot; &quot;;[.K3];&quot; &quot;;[.M3])" table:number-columns-spanned="10" table:number-rows-spanned="1" table:style-name="ce52">
            <text:p>oil prog_mfginfo -v 2 -cdm2 y ABB TBA C0-0019-14R01 7C-0022-02R03 SS AC 22 23864 --mfg_week=04 --vendor_serial="516-22011400300005"</text:p>
          </table:table-cell>
          <table:covered-table-cell table:number-columns-repeated="9"/>
          <table:table-cell table:number-columns-repeated="5" table:style-name="ce50"/>
          <table:table-cell table:number-columns-repeated="6" table:style-name="ce51"/>
          <table:table-cell table:number-columns-repeated="16363" table:style-name="ce38"/>
        </table:table-row>
        <table:table-row table:style-name="ro8">
          <table:table-cell office:value-type="string" office:string-value="oil prog_mfginfo -v 2 -cdm3 y ABB TBA C0-0019-14R01 7C-0022-02R03 SS AC 22 239FC --mfg_week=04 --vendor_serial=&quot;516-22011400300002&quot;" table:formula="of:=CONCATENATE([Information.$A$11];[.B4];&quot; &quot;;[.C4];&quot; &quot;;[Information.$C$2];&quot; &quot;;[Information.$C$3];&quot; &quot;;[.L4];&quot; &quot;;[.J4];&quot; &quot;;[.D4];&quot; &quot;;[.E4];&quot; &quot;;[.K4];&quot; &quot;;[.M4])" table:number-columns-spanned="10" table:number-rows-spanned="1" table:style-name="ce52">
            <text:p>oil prog_mfginfo -v 2 -cdm3 y ABB TBA C0-0019-14R01 7C-0022-02R03 SS AC 22 239FC --mfg_week=04 --vendor_serial="516-22011400300002"</text:p>
          </table:table-cell>
          <table:covered-table-cell table:number-columns-repeated="9"/>
          <table:table-cell table:number-columns-repeated="5" table:style-name="ce50"/>
          <table:table-cell table:number-columns-repeated="6" table:style-name="ce51"/>
          <table:table-cell table:number-columns-repeated="16363" table:style-name="ce38"/>
        </table:table-row>
        <table:table-row table:style-name="ro8">
          <table:table-cell office:value-type="string" office:string-value="oil prog_mfginfo -v 2 -cdm4 y ABB TBA C0-0019-14R01 7C-0022-02R03 SS AC 22 23A98 --mfg_week=04 --vendor_serial=&quot;516-22011400300014&quot;" table:formula="of:=CONCATENATE([Information.$A$11];[.B5];&quot; &quot;;[.C5];&quot; &quot;;[Information.$C$2];&quot; &quot;;[Information.$C$3];&quot; &quot;;[.L5];&quot; &quot;;[.J5];&quot; &quot;;[.D5];&quot; &quot;;[.E5];&quot; &quot;;[.K5];&quot; &quot;;[.M5])" table:number-columns-spanned="10" table:number-rows-spanned="1" table:style-name="ce52">
            <text:p>oil prog_mfginfo -v 2 -cdm4 y ABB TBA C0-0019-14R01 7C-0022-02R03 SS AC 22 23A98 --mfg_week=04 --vendor_serial="516-22011400300014"</text:p>
          </table:table-cell>
          <table:covered-table-cell table:number-columns-repeated="9"/>
          <table:table-cell table:number-columns-repeated="5" table:style-name="ce50"/>
          <table:table-cell table:number-columns-repeated="6" table:style-name="ce51"/>
          <table:table-cell table:number-columns-repeated="16363" table:style-name="ce38"/>
        </table:table-row>
        <table:table-row table:style-name="ro8">
          <table:table-cell office:value-type="string" office:string-value="oil prog_mfginfo -v 2 -cdm5 y ABB TBA C0-0019-14R01 7C-0022-02R03 SS AC 22 23AB0 --mfg_week=04 --vendor_serial=&quot;516-22011400300018&quot;" table:formula="of:=CONCATENATE([Information.$A$11];[.B6];&quot; &quot;;[.C6];&quot; &quot;;[Information.$C$2];&quot; &quot;;[Information.$C$3];&quot; &quot;;[.L6];&quot; &quot;;[.J6];&quot; &quot;;[.D6];&quot; &quot;;[.E6];&quot; &quot;;[.K6];&quot; &quot;;[.M6])" table:number-columns-spanned="10" table:number-rows-spanned="1" table:style-name="ce52">
            <text:p>oil prog_mfginfo -v 2 -cdm5 y ABB TBA C0-0019-14R01 7C-0022-02R03 SS AC 22 23AB0 --mfg_week=04 --vendor_serial="516-22011400300018"</text:p>
          </table:table-cell>
          <table:covered-table-cell table:number-columns-repeated="9"/>
          <table:table-cell table:number-columns-repeated="5" table:style-name="ce50"/>
          <table:table-cell table:number-columns-repeated="6" table:style-name="ce51"/>
          <table:table-cell table:number-columns-repeated="16363" table:style-name="ce38"/>
        </table:table-row>
        <table:table-row table:style-name="ro8">
          <table:table-cell office:value-type="string" office:string-value="oil prog_mfginfo -v 2 -cdm6 y ABB TBA C0-0019-14R01 7C-0022-02R03 SS AC 22 2387C --mfg_week=04 --vendor_serial=&quot;516-22011400300012&quot;" table:formula="of:=CONCATENATE([Information.$A$11];[.B7];&quot; &quot;;[.C7];&quot; &quot;;[Information.$C$2];&quot; &quot;;[Information.$C$3];&quot; &quot;;[.L7];&quot; &quot;;[.J7];&quot; &quot;;[.D7];&quot; &quot;;[.E7];&quot; &quot;;[.K7];&quot; &quot;;[.M7])" table:number-columns-spanned="10" table:number-rows-spanned="1" table:style-name="ce52">
            <text:p>oil prog_mfginfo -v 2 -cdm6 y ABB TBA C0-0019-14R01 7C-0022-02R03 SS AC 22 2387C --mfg_week=04 --vendor_serial="516-22011400300012"</text:p>
          </table:table-cell>
          <table:covered-table-cell table:number-columns-repeated="9"/>
          <table:table-cell table:number-columns-repeated="5" table:style-name="ce50"/>
          <table:table-cell table:number-columns-repeated="6" table:style-name="ce51"/>
          <table:table-cell table:number-columns-repeated="16363" table:style-name="ce38"/>
        </table:table-row>
        <table:table-row table:style-name="ro8">
          <table:table-cell office:value-type="string" office:string-value="oil prog_mfginfo -v 2 -cdm7 y ABB TBA C0-0019-14R01 7C-0022-02R03 SS AC 22 238B8 --mfg_week=04 --vendor_serial=&quot;516-22011400300008&quot;" table:formula="of:=CONCATENATE([Information.$A$11];[.B8];&quot; &quot;;[.C8];&quot; &quot;;[Information.$C$2];&quot; &quot;;[Information.$C$3];&quot; &quot;;[.L8];&quot; &quot;;[.J8];&quot; &quot;;[.D8];&quot; &quot;;[.E8];&quot; &quot;;[.K8];&quot; &quot;;[.M8])" table:number-columns-spanned="10" table:number-rows-spanned="1" table:style-name="ce52">
            <text:p>oil prog_mfginfo -v 2 -cdm7 y ABB TBA C0-0019-14R01 7C-0022-02R03 SS AC 22 238B8 --mfg_week=04 --vendor_serial="516-22011400300008"</text:p>
          </table:table-cell>
          <table:covered-table-cell table:number-columns-repeated="9"/>
          <table:table-cell table:number-columns-repeated="5" table:style-name="ce50"/>
          <table:table-cell table:number-columns-repeated="6" table:style-name="ce51"/>
          <table:table-cell table:number-columns-repeated="16363" table:style-name="ce38"/>
        </table:table-row>
        <table:table-row table:style-name="ro8">
          <table:table-cell office:value-type="string" office:string-value="oil prog_mfginfo -v 2 -cdm8 y ABB TBA C0-0019-14R01 7C-0022-02R03 SS AC 22 238C4 --mfg_week=04 --vendor_serial=&quot;516-22011400300006&quot;" table:formula="of:=CONCATENATE([Information.$A$11];[.B9];&quot; &quot;;[.C9];&quot; &quot;;[Information.$C$2];&quot; &quot;;[Information.$C$3];&quot; &quot;;[.L9];&quot; &quot;;[.J9];&quot; &quot;;[.D9];&quot; &quot;;[.E9];&quot; &quot;;[.K9];&quot; &quot;;[.M9])" table:number-columns-spanned="10" table:number-rows-spanned="1" table:style-name="ce52">
            <text:p>oil prog_mfginfo -v 2 -cdm8 y ABB TBA C0-0019-14R01 7C-0022-02R03 SS AC 22 238C4 --mfg_week=04 --vendor_serial="516-22011400300006"</text:p>
          </table:table-cell>
          <table:covered-table-cell table:number-columns-repeated="9"/>
          <table:table-cell table:number-columns-repeated="5" table:style-name="ce50"/>
          <table:table-cell table:number-columns-repeated="6" table:style-name="ce51"/>
          <table:table-cell table:number-columns-repeated="16363" table:style-name="ce38"/>
        </table:table-row>
        <table:table-row table:style-name="ro8">
          <table:table-cell office:value-type="string" office:string-value="oil prog_mfginfo -v 2 -cdm9 y ABB TBA C0-0019-14R01 7C-0022-02R03 SS AC 22 238D0 --mfg_week=04 --vendor_serial=&quot;516-22011400300007&quot;" table:formula="of:=CONCATENATE([Information.$A$11];[.B10];&quot; &quot;;[.C10];&quot; &quot;;[Information.$C$2];&quot; &quot;;[Information.$C$3];&quot; &quot;;[.L10];&quot; &quot;;[.J10];&quot; &quot;;[.D10];&quot; &quot;;[.E10];&quot; &quot;;[.K10];&quot; &quot;;[.M10])" table:number-columns-spanned="10" table:number-rows-spanned="1" table:style-name="ce52">
            <text:p>oil prog_mfginfo -v 2 -cdm9 y ABB TBA C0-0019-14R01 7C-0022-02R03 SS AC 22 238D0 --mfg_week=04 --vendor_serial="516-22011400300007"</text:p>
          </table:table-cell>
          <table:covered-table-cell table:number-columns-repeated="9"/>
          <table:table-cell table:number-columns-repeated="5" table:style-name="ce50"/>
          <table:table-cell table:number-columns-repeated="6" table:style-name="ce51"/>
          <table:table-cell table:number-columns-repeated="16363" table:style-name="ce38"/>
        </table:table-row>
        <table:table-row table:style-name="ro8">
          <table:table-cell office:value-type="string" office:string-value="oil prog_mfginfo -v 2 -cdm10 y ABB TBA C0-0019-14R01 7C-0022-02R03 SS AC 22 238AC --mfg_week=04 --vendor_serial=&quot;516-22011400300004&quot;" table:formula="of:=CONCATENATE([Information.$A$11];[.B11];&quot; &quot;;[.C11];&quot; &quot;;[Information.$C$2];&quot; &quot;;[Information.$C$3];&quot; &quot;;[.L11];&quot; &quot;;[.J11];&quot; &quot;;[.D11];&quot; &quot;;[.E11];&quot; &quot;;[.K11];&quot; &quot;;[.M11])" table:number-columns-spanned="10" table:number-rows-spanned="1" table:style-name="ce52">
            <text:p>oil prog_mfginfo -v 2 -cdm10 y ABB TBA C0-0019-14R01 7C-0022-02R03 SS AC 22 238AC --mfg_week=04 --vendor_serial="516-22011400300004"</text:p>
          </table:table-cell>
          <table:covered-table-cell table:number-columns-repeated="9"/>
          <table:table-cell table:number-columns-repeated="5" table:style-name="ce50"/>
          <table:table-cell table:number-columns-repeated="6" table:style-name="ce51"/>
          <table:table-cell table:number-columns-repeated="16363" table:style-name="ce38"/>
        </table:table-row>
        <table:table-row table:number-rows-repeated="2" table:style-name="ro8">
          <table:table-cell table:number-columns-repeated="8" table:style-name="ce38"/>
          <table:table-cell table:number-columns-repeated="2" table:style-name="ce14"/>
          <table:table-cell table:number-columns-repeated="16374" table:style-name="ce38"/>
        </table:table-row>
        <table:table-row table:number-rows-repeated="1048551" table:style-name="ro9">
          <table:table-cell table:number-columns-repeated="16384"/>
        </table:table-row>
      </table:table>
      <table:table table:name="KSB" table:style-name="ta1">
        <table:table-column table:style-name="co19" table:number-columns-repeated="2" table:default-cell-style-name="ce38"/>
        <table:table-column table:style-name="co20" table:default-cell-style-name="ce38"/>
        <table:table-column table:style-name="co30" table:default-cell-style-name="ce38"/>
        <table:table-column table:style-name="co31" table:number-columns-repeated="2" table:default-cell-style-name="ce38"/>
        <table:table-column table:style-name="co32" table:default-cell-style-name="ce38"/>
        <table:table-column table:style-name="co33" table:default-cell-style-name="ce38"/>
        <table:table-column table:style-name="co34" table:default-cell-style-name="ce38"/>
        <table:table-column table:style-name="co35" table:default-cell-style-name="ce38"/>
        <table:table-column table:style-name="co26" table:default-cell-style-name="ce14"/>
        <table:table-column table:style-name="co15" table:default-cell-style-name="ce14"/>
        <table:table-column table:style-name="co36" table:default-cell-style-name="ce38"/>
        <table:table-column table:style-name="co37" table:default-cell-style-name="ce38" table:visibility="collapse"/>
        <table:table-column table:style-name="co38" table:default-cell-style-name="ce38"/>
        <table:table-column table:style-name="co39" table:default-cell-style-name="ce38"/>
        <table:table-column table:style-name="co40" table:default-cell-style-name="ce38"/>
        <table:table-column table:style-name="co19" table:number-columns-repeated="1006" table:default-cell-style-name="ce38"/>
        <table:table-column table:style-name="co19" table:default-cell-style-name="ce1"/>
        <table:table-column table:style-name="co5" table:number-columns-repeated="15360" table:default-cell-style-name="ce1"/>
        <table:table-row table:style-name="ro10">
          <table:table-cell table:style-name="ce53"/>
          <table:table-cell table:number-columns-spanned="2" table:number-rows-spanned="1" table:style-name="ce90"/>
          <table:covered-table-cell/>
          <table:table-cell table:style-name="ce38"/>
          <table:table-cell office:value-type="string" table:style-name="ce29">
            <text:p>YY</text:p>
          </table:table-cell>
          <table:table-cell office:value-type="string" table:style-name="ce45">
            <text:p>WeekNum</text:p>
          </table:table-cell>
          <table:table-cell office:value-type="string" table:style-name="ce54">
            <text:p>YYYYMMDD HHMMSS</text:p>
          </table:table-cell>
          <table:table-cell office:value-type="string" table:style-name="ce45">
            <text:p>AIC 序號</text:p>
          </table:table-cell>
          <table:table-cell office:value-type="string" table:number-columns-spanned="2" table:number-rows-spanned="1" table:style-name="ce91">
            <text:p>由G欄位拆字</text:p>
          </table:table-cell>
          <table:covered-table-cell/>
          <table:table-cell office:value-type="string" table:style-name="ce28">
            <text:p>FAB PN</text:p>
          </table:table-cell>
          <table:table-cell table:style-name="ce28"/>
          <table:table-cell office:value-type="string" table:style-name="ce46">
            <text:p>New Command</text:p>
          </table:table-cell>
          <table:table-cell office:value-type="string" table:style-name="ce55">
            <text:p>UNIX day of 2020/1/1</text:p>
          </table:table-cell>
          <table:table-cell table:number-columns-repeated="1009" table:style-name="ce38"/>
          <table:table-cell table:number-columns-repeated="15361"/>
        </table:table-row>
        <table:table-row table:style-name="ro8">
          <table:table-cell office:value-type="string" table:style-name="ce56">
            <text:p>Node1</text:p>
          </table:table-cell>
          <table:table-cell office:value-type="string" table:style-name="ce57">
            <text:p>ksb1/1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SS AC</text:p>
          </table:table-cell>
          <table:table-cell office:value-type="string" office:string-value="22" table:formula="of:=TEXT(NOW();&quot;yy&quot;)" table:style-name="ce58">
            <text:p>22</text:p>
          </table:table-cell>
          <table:table-cell office:value-type="float" office:value="5" table:formula="of:=WEEKNUM(TEXT(NOW();&quot;yyyy-mm-dd&quot;);1)" table:style-name="ce59">
            <text:p>5</text:p>
          </table:table-cell>
          <table:table-cell office:value-type="string" office:string-value="20220127 151151" table:formula="of:=TEXT(NOW();&quot;yyyymmdd hhmmss&quot;)" table:style-name="ce60">
            <text:p>20220127 151151</text:p>
          </table:table-cell>
          <table:table-cell office:value-type="string" table:style-name="ce110">
            <text:p>505-21050700910008</text:p>
          </table:table-cell>
          <table:table-cell office:value-type="float" office:value="55468" table:formula="of:=SUM([.G3:.G4])" table:style-name="ce61">
            <text:p>55468<text:s/></text:p>
          </table:table-cell>
          <table:table-cell office:value-type="string" office:string-value="0D8AC" table:formula="of:=DEC2HEX([.I2];5)" table:style-name="ce62">
            <text:p>0D8AC</text:p>
          </table:table-cell>
          <table:table-cell office:value-type="string" table:style-name="ce34">
            <text:p>7C-0031-00-01</text:p>
          </table:table-cell>
          <table:table-cell office:value-type="string" office:string-value="7C-0031-00R01" table:formula="of:=CONCATENATE(LEFT([.K2];10);&quot;R&quot;;RIGHT([.K2];2))" table:style-name="ce31">
            <text:p>7C-0031-00R01</text:p>
          </table:table-cell>
          <table:table-cell office:value-type="string" office:string-value="--mfg_week=5 --vendor_serial=&quot;505-21050700910008&quot;" table:formula="of:=CONCATENATE(&quot;--mfg_week=&quot;;[.F2];&quot; &quot;;&quot;--vendor_serial=&quot;;CHAR(34);[.H2];CHAR(34))" table:style-name="ce63">
            <text:p>--mfg_week=5 --vendor_serial="505-21050700910008"</text:p>
          </table:table-cell>
          <table:table-cell office:value-type="date" office:date-value="2020-01-01T00:00:00" table:formula="of:=DATE(2020;1;1)" table:style-name="ce64">
            <text:p>2020/1/1</text:p>
          </table:table-cell>
          <table:table-cell table:number-columns-repeated="2" table:style-name="ce38"/>
          <table:table-cell table:style-name="ce65"/>
          <table:table-cell table:number-columns-repeated="16367"/>
        </table:table-row>
        <table:table-row table:style-name="ro11">
          <table:table-cell table:style-name="ce66"/>
          <table:table-cell office:value-type="string" table:style-name="ce67">
            <text:p>ksb1/2</text:p>
          </table:table-cell>
          <table:table-cell office:value-type="string" table:style-name="ce67">
            <text:p>y</text:p>
          </table:table-cell>
          <table:table-cell office:value-type="string" table:style-name="ce67">
            <text:p>SS AC</text:p>
          </table:table-cell>
          <table:table-cell office:value-type="string" office:string-value="22" table:formula="of:=TEXT(NOW();&quot;yy&quot;)" table:style-name="ce68">
            <text:p>22</text:p>
          </table:table-cell>
          <table:table-cell office:value-type="float" office:value="5" table:formula="of:=WEEKNUM(TEXT(NOW();&quot;yyyy-mm-dd&quot;);1)" table:style-name="ce59">
            <text:p>5</text:p>
          </table:table-cell>
          <table:table-cell office:value-type="float" office:value="757" table:formula="of:=DATE(LEFT([.G2];4); MID([.G2];5;2);MID([.G2];7;2))-[.N2]" table:style-name="ce69">
            <office:annotation draw:style-name="a4" svg:x="2.575in" svg:y="0.2in" svg:width="0.566666666666667in" svg:height="0.2in">
              <dc:creator/>
              <text:p><text:span text:style-name="T13">Get the day difference from 2020/1/1.</text:span><text:span text:style-name="T13"/></text:p>
              <text:p/>
            </office:annotation>
            <text:p>757<text:s/></text:p>
          </table:table-cell>
          <table:table-cell office:value-type="string" table:style-name="ce110">
            <text:p>505-21050700910002</text:p>
          </table:table-cell>
          <table:table-cell office:value-type="float" office:value="55469" table:formula="of:=[.I2]+1" table:style-name="ce70">
            <text:p>55469<text:s/></text:p>
          </table:table-cell>
          <table:table-cell office:value-type="string" office:string-value="0D8AD" table:formula="of:=DEC2HEX([.I3];5)" table:style-name="ce71">
            <text:p>0D8AD</text:p>
          </table:table-cell>
          <table:table-cell office:value-type="string" table:style-name="ce34">
            <text:p>7C-0031-00-01</text:p>
          </table:table-cell>
          <table:table-cell office:value-type="string" office:string-value="7C-0031-00R01" table:formula="of:=CONCATENATE(LEFT([.K3];10);&quot;R&quot;;RIGHT([.K3];2))" table:style-name="ce31">
            <text:p>7C-0031-00R01</text:p>
          </table:table-cell>
          <table:table-cell office:value-type="string" office:string-value="--mfg_week=5 --vendor_serial=&quot;505-21050700910002&quot;" table:formula="of:=CONCATENATE(&quot;--mfg_week=&quot;;[.F3];&quot; &quot;;&quot;--vendor_serial=&quot;;CHAR(34);[.H3];CHAR(34))" table:style-name="ce72">
            <text:p>--mfg_week=5 --vendor_serial="505-21050700910002"</text:p>
          </table:table-cell>
          <table:table-cell table:number-columns-repeated="3" table:style-name="ce38"/>
          <table:table-cell table:style-name="ce65"/>
          <table:table-cell table:number-columns-repeated="16367"/>
        </table:table-row>
        <table:table-row table:style-name="ro11">
          <table:table-cell office:value-type="string" table:style-name="ce73">
            <text:p>Node2</text:p>
          </table:table-cell>
          <table:table-cell office:value-type="string" table:style-name="ce38">
            <text:p>ksb2/1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SS AC</text:p>
          </table:table-cell>
          <table:table-cell office:value-type="string" office:string-value="22" table:formula="of:=TEXT(NOW();&quot;yy&quot;)" table:style-name="ce74">
            <text:p>22</text:p>
          </table:table-cell>
          <table:table-cell office:value-type="float" office:value="5" table:formula="of:=WEEKNUM(TEXT(NOW();&quot;yyyy-mm-dd&quot;);1)" table:style-name="ce59">
            <text:p>5</text:p>
          </table:table-cell>
          <table:table-cell office:value-type="float" office:value="54711" table:formula="of:=3600*MID([.G2];10;2)+60*MID([.G2];12;2)+RIGHT([.G2];2)" table:style-name="ce75">
            <office:annotation draw:style-name="a5" svg:x="2.575in" svg:y="0.291666666666667in" svg:width="0.566666666666667in" svg:height="0.141666666666667in">
              <dc:creator/>
              <text:p><text:span text:style-name="T13">Convert timestamp to seconds.</text:span></text:p>
            </office:annotation>
            <text:p>54711</text:p>
          </table:table-cell>
          <table:table-cell office:value-type="string" table:style-name="ce110">
            <text:p>505-21050700910003</text:p>
          </table:table-cell>
          <table:table-cell office:value-type="float" office:value="55470" table:formula="of:=[.I3]+1" table:style-name="ce76">
            <text:p>55470<text:s/></text:p>
          </table:table-cell>
          <table:table-cell office:value-type="string" office:string-value="0D8AE" table:formula="of:=DEC2HEX([.I4];5)" table:style-name="ce77">
            <text:p>0D8AE</text:p>
          </table:table-cell>
          <table:table-cell office:value-type="string" table:style-name="ce34">
            <text:p>7C-0031-00-01</text:p>
          </table:table-cell>
          <table:table-cell office:value-type="string" office:string-value="7C-0031-00R01" table:formula="of:=CONCATENATE(LEFT([.K4];10);&quot;R&quot;;RIGHT([.K4];2))" table:style-name="ce31">
            <text:p>7C-0031-00R01</text:p>
          </table:table-cell>
          <table:table-cell office:value-type="string" office:string-value="--mfg_week=5 --vendor_serial=&quot;505-21050700910003&quot;" table:formula="of:=CONCATENATE(&quot;--mfg_week=&quot;;[.F4];&quot; &quot;;&quot;--vendor_serial=&quot;;CHAR(34);[.H4];CHAR(34))" table:style-name="ce78">
            <text:p>--mfg_week=5 --vendor_serial="505-21050700910003"</text:p>
          </table:table-cell>
          <table:table-cell table:number-columns-repeated="3" table:style-name="ce38"/>
          <table:table-cell table:style-name="ce65"/>
          <table:table-cell table:number-columns-repeated="16367"/>
        </table:table-row>
        <table:table-row table:style-name="ro11">
          <table:table-cell table:style-name="ce66"/>
          <table:table-cell office:value-type="string" table:style-name="ce67">
            <text:p>ksb2/2</text:p>
          </table:table-cell>
          <table:table-cell office:value-type="string" table:style-name="ce67">
            <text:p>y</text:p>
          </table:table-cell>
          <table:table-cell office:value-type="string" table:style-name="ce67">
            <text:p>SS AC</text:p>
          </table:table-cell>
          <table:table-cell office:value-type="string" office:string-value="22" table:formula="of:=TEXT(NOW();&quot;yy&quot;)" table:style-name="ce68">
            <text:p>22</text:p>
          </table:table-cell>
          <table:table-cell office:value-type="float" office:value="5" table:formula="of:=WEEKNUM(TEXT(NOW();&quot;yyyy-mm-dd&quot;);1)" table:style-name="ce59">
            <text:p>5</text:p>
          </table:table-cell>
          <table:table-cell table:style-name="ce79"/>
          <table:table-cell office:value-type="string" table:style-name="ce110">
            <text:p>505-21050700910009</text:p>
          </table:table-cell>
          <table:table-cell office:value-type="float" office:value="55471" table:formula="of:=[.I4]+1" table:style-name="ce70">
            <text:p>55471<text:s/></text:p>
          </table:table-cell>
          <table:table-cell office:value-type="string" office:string-value="0D8AF" table:formula="of:=DEC2HEX([.I5];5)" table:style-name="ce71">
            <text:p>0D8AF</text:p>
          </table:table-cell>
          <table:table-cell office:value-type="string" table:style-name="ce34">
            <text:p>7C-0031-00-01</text:p>
          </table:table-cell>
          <table:table-cell office:value-type="string" office:string-value="7C-0031-00R01" table:formula="of:=CONCATENATE(LEFT([.K5];10);&quot;R&quot;;RIGHT([.K5];2))" table:style-name="ce31">
            <text:p>7C-0031-00R01</text:p>
          </table:table-cell>
          <table:table-cell office:value-type="string" office:string-value="--mfg_week=5 --vendor_serial=&quot;505-21050700910009&quot;" table:formula="of:=CONCATENATE(&quot;--mfg_week=&quot;;[.F5];&quot; &quot;;&quot;--vendor_serial=&quot;;CHAR(34);[.H5];CHAR(34))" table:style-name="ce72">
            <text:p>--mfg_week=5 --vendor_serial="505-21050700910009"</text:p>
          </table:table-cell>
          <table:table-cell table:number-columns-repeated="3" table:style-name="ce38"/>
          <table:table-cell table:style-name="ce65"/>
          <table:table-cell table:number-columns-repeated="16367"/>
        </table:table-row>
        <table:table-row table:style-name="ro11">
          <table:table-cell office:value-type="string" table:style-name="ce73">
            <text:p>Node3</text:p>
          </table:table-cell>
          <table:table-cell office:value-type="string" table:style-name="ce38">
            <text:p>ksb3/1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SS AC</text:p>
          </table:table-cell>
          <table:table-cell office:value-type="string" office:string-value="22" table:formula="of:=TEXT(NOW();&quot;yy&quot;)" table:style-name="ce74">
            <text:p>22</text:p>
          </table:table-cell>
          <table:table-cell office:value-type="float" office:value="5" table:formula="of:=WEEKNUM(TEXT(NOW();&quot;yyyy-mm-dd&quot;);1)" table:style-name="ce59">
            <text:p>5</text:p>
          </table:table-cell>
          <table:table-cell table:style-name="ce80"/>
          <table:table-cell office:value-type="string" table:style-name="ce110">
            <text:p>505-21050700910001</text:p>
          </table:table-cell>
          <table:table-cell office:value-type="float" office:value="55472" table:formula="of:=[.I5]+1" table:style-name="ce76">
            <text:p>55472<text:s/></text:p>
          </table:table-cell>
          <table:table-cell office:value-type="string" office:string-value="0D8B0" table:formula="of:=DEC2HEX([.I6];5)" table:style-name="ce77">
            <text:p>0D8B0</text:p>
          </table:table-cell>
          <table:table-cell office:value-type="string" table:style-name="ce34">
            <text:p>7C-0031-00-01</text:p>
          </table:table-cell>
          <table:table-cell office:value-type="string" office:string-value="7C-0031-00R01" table:formula="of:=CONCATENATE(LEFT([.K6];10);&quot;R&quot;;RIGHT([.K6];2))" table:style-name="ce31">
            <text:p>7C-0031-00R01</text:p>
          </table:table-cell>
          <table:table-cell office:value-type="string" office:string-value="--mfg_week=5 --vendor_serial=&quot;505-21050700910001&quot;" table:formula="of:=CONCATENATE(&quot;--mfg_week=&quot;;[.F6];&quot; &quot;;&quot;--vendor_serial=&quot;;CHAR(34);[.H6];CHAR(34))" table:style-name="ce78">
            <text:p>--mfg_week=5 --vendor_serial="505-21050700910001"</text:p>
          </table:table-cell>
          <table:table-cell table:number-columns-repeated="3" table:style-name="ce38"/>
          <table:table-cell table:style-name="ce65"/>
          <table:table-cell table:number-columns-repeated="16367"/>
        </table:table-row>
        <table:table-row table:style-name="ro11">
          <table:table-cell table:style-name="ce66"/>
          <table:table-cell office:value-type="string" table:style-name="ce67">
            <text:p>ksb3/2</text:p>
          </table:table-cell>
          <table:table-cell office:value-type="string" table:style-name="ce67">
            <text:p>y</text:p>
          </table:table-cell>
          <table:table-cell office:value-type="string" table:style-name="ce67">
            <text:p>SS AC</text:p>
          </table:table-cell>
          <table:table-cell office:value-type="string" office:string-value="22" table:formula="of:=TEXT(NOW();&quot;yy&quot;)" table:style-name="ce68">
            <text:p>22</text:p>
          </table:table-cell>
          <table:table-cell office:value-type="float" office:value="5" table:formula="of:=WEEKNUM(TEXT(NOW();&quot;yyyy-mm-dd&quot;);1)" table:style-name="ce59">
            <text:p>5</text:p>
          </table:table-cell>
          <table:table-cell table:style-name="ce79"/>
          <table:table-cell office:value-type="string" table:style-name="ce110">
            <text:p>505-21050700910007</text:p>
          </table:table-cell>
          <table:table-cell office:value-type="float" office:value="55473" table:formula="of:=[.I6]+1" table:style-name="ce70">
            <text:p>55473<text:s/></text:p>
          </table:table-cell>
          <table:table-cell office:value-type="string" office:string-value="0D8B1" table:formula="of:=DEC2HEX([.I7];5)" table:style-name="ce71">
            <text:p>0D8B1</text:p>
          </table:table-cell>
          <table:table-cell office:value-type="string" table:style-name="ce34">
            <text:p>7C-0031-00-01</text:p>
          </table:table-cell>
          <table:table-cell office:value-type="string" office:string-value="7C-0031-00R01" table:formula="of:=CONCATENATE(LEFT([.K7];10);&quot;R&quot;;RIGHT([.K7];2))" table:style-name="ce31">
            <text:p>7C-0031-00R01</text:p>
          </table:table-cell>
          <table:table-cell office:value-type="string" office:string-value="--mfg_week=5 --vendor_serial=&quot;505-21050700910007&quot;" table:formula="of:=CONCATENATE(&quot;--mfg_week=&quot;;[.F7];&quot; &quot;;&quot;--vendor_serial=&quot;;CHAR(34);[.H7];CHAR(34))" table:style-name="ce72">
            <text:p>--mfg_week=5 --vendor_serial="505-21050700910007"</text:p>
          </table:table-cell>
          <table:table-cell table:number-columns-repeated="3" table:style-name="ce38"/>
          <table:table-cell table:style-name="ce65"/>
          <table:table-cell table:number-columns-repeated="16367"/>
        </table:table-row>
        <table:table-row table:style-name="ro11">
          <table:table-cell office:value-type="string" table:style-name="ce73">
            <text:p>Node4</text:p>
          </table:table-cell>
          <table:table-cell office:value-type="string" table:style-name="ce38">
            <text:p>ksb4/1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SS AC</text:p>
          </table:table-cell>
          <table:table-cell office:value-type="string" office:string-value="22" table:formula="of:=TEXT(NOW();&quot;yy&quot;)" table:style-name="ce74">
            <text:p>22</text:p>
          </table:table-cell>
          <table:table-cell office:value-type="float" office:value="5" table:formula="of:=WEEKNUM(TEXT(NOW();&quot;yyyy-mm-dd&quot;);1)" table:style-name="ce59">
            <text:p>5</text:p>
          </table:table-cell>
          <table:table-cell table:style-name="ce80"/>
          <table:table-cell office:value-type="string" table:style-name="ce110">
            <text:p>505-21050700910026</text:p>
          </table:table-cell>
          <table:table-cell office:value-type="float" office:value="55474" table:formula="of:=[.I7]+1" table:style-name="ce76">
            <text:p>55474<text:s/></text:p>
          </table:table-cell>
          <table:table-cell office:value-type="string" office:string-value="0D8B2" table:formula="of:=DEC2HEX([.I8];5)" table:style-name="ce77">
            <text:p>0D8B2</text:p>
          </table:table-cell>
          <table:table-cell office:value-type="string" table:style-name="ce34">
            <text:p>7C-0031-00-01</text:p>
          </table:table-cell>
          <table:table-cell office:value-type="string" office:string-value="7C-0031-00R01" table:formula="of:=CONCATENATE(LEFT([.K8];10);&quot;R&quot;;RIGHT([.K8];2))" table:style-name="ce31">
            <text:p>7C-0031-00R01</text:p>
          </table:table-cell>
          <table:table-cell office:value-type="string" office:string-value="--mfg_week=5 --vendor_serial=&quot;505-21050700910026&quot;" table:formula="of:=CONCATENATE(&quot;--mfg_week=&quot;;[.F8];&quot; &quot;;&quot;--vendor_serial=&quot;;CHAR(34);[.H8];CHAR(34))" table:style-name="ce78">
            <text:p>--mfg_week=5 --vendor_serial="505-21050700910026"</text:p>
          </table:table-cell>
          <table:table-cell table:number-columns-repeated="3" table:style-name="ce38"/>
          <table:table-cell table:style-name="ce65"/>
          <table:table-cell table:number-columns-repeated="16367"/>
        </table:table-row>
        <table:table-row table:style-name="ro11">
          <table:table-cell table:style-name="ce66"/>
          <table:table-cell office:value-type="string" table:style-name="ce67">
            <text:p>ksb4/2</text:p>
          </table:table-cell>
          <table:table-cell office:value-type="string" table:style-name="ce67">
            <text:p>y</text:p>
          </table:table-cell>
          <table:table-cell office:value-type="string" table:style-name="ce67">
            <text:p>SS AC</text:p>
          </table:table-cell>
          <table:table-cell office:value-type="string" office:string-value="22" table:formula="of:=TEXT(NOW();&quot;yy&quot;)" table:style-name="ce68">
            <text:p>22</text:p>
          </table:table-cell>
          <table:table-cell office:value-type="float" office:value="5" table:formula="of:=WEEKNUM(TEXT(NOW();&quot;yyyy-mm-dd&quot;);1)" table:style-name="ce59">
            <text:p>5</text:p>
          </table:table-cell>
          <table:table-cell table:style-name="ce79"/>
          <table:table-cell office:value-type="string" table:style-name="ce110">
            <text:p>505-21050700910032</text:p>
          </table:table-cell>
          <table:table-cell office:value-type="float" office:value="55475" table:formula="of:=[.I8]+1" table:style-name="ce70">
            <text:p>55475<text:s/></text:p>
          </table:table-cell>
          <table:table-cell office:value-type="string" office:string-value="0D8B3" table:formula="of:=DEC2HEX([.I9];5)" table:style-name="ce71">
            <text:p>0D8B3</text:p>
          </table:table-cell>
          <table:table-cell office:value-type="string" table:style-name="ce34">
            <text:p>7C-0031-00-01</text:p>
          </table:table-cell>
          <table:table-cell office:value-type="string" office:string-value="7C-0031-00R01" table:formula="of:=CONCATENATE(LEFT([.K9];10);&quot;R&quot;;RIGHT([.K9];2))" table:style-name="ce31">
            <text:p>7C-0031-00R01</text:p>
          </table:table-cell>
          <table:table-cell office:value-type="string" office:string-value="--mfg_week=5 --vendor_serial=&quot;505-21050700910032&quot;" table:formula="of:=CONCATENATE(&quot;--mfg_week=&quot;;[.F9];&quot; &quot;;&quot;--vendor_serial=&quot;;CHAR(34);[.H9];CHAR(34))" table:style-name="ce72">
            <text:p>--mfg_week=5 --vendor_serial="505-21050700910032"</text:p>
          </table:table-cell>
          <table:table-cell table:number-columns-repeated="3" table:style-name="ce38"/>
          <table:table-cell table:style-name="ce65"/>
          <table:table-cell table:number-columns-repeated="16367"/>
        </table:table-row>
        <table:table-row table:style-name="ro11">
          <table:table-cell office:value-type="string" table:style-name="ce73">
            <text:p>Node5</text:p>
          </table:table-cell>
          <table:table-cell office:value-type="string" table:style-name="ce38">
            <text:p>ksb5/1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SS AC</text:p>
          </table:table-cell>
          <table:table-cell office:value-type="string" office:string-value="22" table:formula="of:=TEXT(NOW();&quot;yy&quot;)" table:style-name="ce74">
            <text:p>22</text:p>
          </table:table-cell>
          <table:table-cell office:value-type="float" office:value="5" table:formula="of:=WEEKNUM(TEXT(NOW();&quot;yyyy-mm-dd&quot;);1)" table:style-name="ce59">
            <text:p>5</text:p>
          </table:table-cell>
          <table:table-cell table:style-name="ce80"/>
          <table:table-cell office:value-type="string" table:style-name="ce110">
            <text:p>505-21050700910034</text:p>
          </table:table-cell>
          <table:table-cell office:value-type="float" office:value="55476" table:formula="of:=[.I9]+1" table:style-name="ce76">
            <text:p>55476<text:s/></text:p>
          </table:table-cell>
          <table:table-cell office:value-type="string" office:string-value="0D8B4" table:formula="of:=DEC2HEX([.I10];5)" table:style-name="ce77">
            <text:p>0D8B4</text:p>
          </table:table-cell>
          <table:table-cell office:value-type="string" table:style-name="ce34">
            <text:p>7C-0031-00-01</text:p>
          </table:table-cell>
          <table:table-cell office:value-type="string" office:string-value="7C-0031-00R01" table:formula="of:=CONCATENATE(LEFT([.K10];10);&quot;R&quot;;RIGHT([.K10];2))" table:style-name="ce31">
            <text:p>7C-0031-00R01</text:p>
          </table:table-cell>
          <table:table-cell office:value-type="string" office:string-value="--mfg_week=5 --vendor_serial=&quot;505-21050700910034&quot;" table:formula="of:=CONCATENATE(&quot;--mfg_week=&quot;;[.F10];&quot; &quot;;&quot;--vendor_serial=&quot;;CHAR(34);[.H10];CHAR(34))" table:style-name="ce78">
            <text:p>--mfg_week=5 --vendor_serial="505-21050700910034"</text:p>
          </table:table-cell>
          <table:table-cell table:number-columns-repeated="3" table:style-name="ce38"/>
          <table:table-cell table:style-name="ce65"/>
          <table:table-cell table:number-columns-repeated="16367"/>
        </table:table-row>
        <table:table-row table:style-name="ro11">
          <table:table-cell table:style-name="ce66"/>
          <table:table-cell office:value-type="string" table:style-name="ce67">
            <text:p>ksb5/2</text:p>
          </table:table-cell>
          <table:table-cell office:value-type="string" table:style-name="ce67">
            <text:p>y</text:p>
          </table:table-cell>
          <table:table-cell office:value-type="string" table:style-name="ce67">
            <text:p>SS AC</text:p>
          </table:table-cell>
          <table:table-cell office:value-type="string" office:string-value="22" table:formula="of:=TEXT(NOW();&quot;yy&quot;)" table:style-name="ce68">
            <text:p>22</text:p>
          </table:table-cell>
          <table:table-cell office:value-type="float" office:value="5" table:formula="of:=WEEKNUM(TEXT(NOW();&quot;yyyy-mm-dd&quot;);1)" table:style-name="ce59">
            <text:p>5</text:p>
          </table:table-cell>
          <table:table-cell table:style-name="ce79"/>
          <table:table-cell office:value-type="string" table:style-name="ce110">
            <text:p>505-21050700910028</text:p>
          </table:table-cell>
          <table:table-cell office:value-type="float" office:value="55477" table:formula="of:=[.I10]+1" table:style-name="ce70">
            <text:p>55477<text:s/></text:p>
          </table:table-cell>
          <table:table-cell office:value-type="string" office:string-value="0D8B5" table:formula="of:=DEC2HEX([.I11];5)" table:style-name="ce71">
            <text:p>0D8B5</text:p>
          </table:table-cell>
          <table:table-cell office:value-type="string" table:style-name="ce34">
            <text:p>7C-0031-00-01</text:p>
          </table:table-cell>
          <table:table-cell office:value-type="string" office:string-value="7C-0031-00R01" table:formula="of:=CONCATENATE(LEFT([.K11];10);&quot;R&quot;;RIGHT([.K11];2))" table:style-name="ce31">
            <text:p>7C-0031-00R01</text:p>
          </table:table-cell>
          <table:table-cell office:value-type="string" office:string-value="--mfg_week=5 --vendor_serial=&quot;505-21050700910028&quot;" table:formula="of:=CONCATENATE(&quot;--mfg_week=&quot;;[.F11];&quot; &quot;;&quot;--vendor_serial=&quot;;CHAR(34);[.H11];CHAR(34))" table:style-name="ce72">
            <text:p>--mfg_week=5 --vendor_serial="505-21050700910028"</text:p>
          </table:table-cell>
          <table:table-cell table:number-columns-repeated="3" table:style-name="ce38"/>
          <table:table-cell table:style-name="ce65"/>
          <table:table-cell table:number-columns-repeated="16367"/>
        </table:table-row>
        <table:table-row table:style-name="ro11">
          <table:table-cell office:value-type="string" table:style-name="ce73">
            <text:p>Node6</text:p>
          </table:table-cell>
          <table:table-cell office:value-type="string" table:style-name="ce38">
            <text:p>ksb6/1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SS AC</text:p>
          </table:table-cell>
          <table:table-cell office:value-type="string" office:string-value="22" table:formula="of:=TEXT(NOW();&quot;yy&quot;)" table:style-name="ce74">
            <text:p>22</text:p>
          </table:table-cell>
          <table:table-cell office:value-type="float" office:value="5" table:formula="of:=WEEKNUM(TEXT(NOW();&quot;yyyy-mm-dd&quot;);1)" table:style-name="ce59">
            <text:p>5</text:p>
          </table:table-cell>
          <table:table-cell table:style-name="ce80"/>
          <table:table-cell office:value-type="string" table:style-name="ce110">
            <text:p>505-21050700910016</text:p>
          </table:table-cell>
          <table:table-cell office:value-type="float" office:value="55478" table:formula="of:=[.I11]+1" table:style-name="ce76">
            <text:p>55478<text:s/></text:p>
          </table:table-cell>
          <table:table-cell office:value-type="string" office:string-value="0D8B6" table:formula="of:=DEC2HEX([.I12];5)" table:style-name="ce77">
            <text:p>0D8B6</text:p>
          </table:table-cell>
          <table:table-cell office:value-type="string" table:style-name="ce34">
            <text:p>7C-0031-00-01</text:p>
          </table:table-cell>
          <table:table-cell office:value-type="string" office:string-value="7C-0031-00R01" table:formula="of:=CONCATENATE(LEFT([.K12];10);&quot;R&quot;;RIGHT([.K12];2))" table:style-name="ce31">
            <text:p>7C-0031-00R01</text:p>
          </table:table-cell>
          <table:table-cell office:value-type="string" office:string-value="--mfg_week=5 --vendor_serial=&quot;505-21050700910016&quot;" table:formula="of:=CONCATENATE(&quot;--mfg_week=&quot;;[.F12];&quot; &quot;;&quot;--vendor_serial=&quot;;CHAR(34);[.H12];CHAR(34))" table:style-name="ce78">
            <text:p>--mfg_week=5 --vendor_serial="505-21050700910016"</text:p>
          </table:table-cell>
          <table:table-cell table:number-columns-repeated="3" table:style-name="ce38"/>
          <table:table-cell table:style-name="ce65"/>
          <table:table-cell table:number-columns-repeated="16367"/>
        </table:table-row>
        <table:table-row table:style-name="ro11">
          <table:table-cell table:style-name="ce66"/>
          <table:table-cell office:value-type="string" table:style-name="ce67">
            <text:p>ksb6/2</text:p>
          </table:table-cell>
          <table:table-cell office:value-type="string" table:style-name="ce67">
            <text:p>y</text:p>
          </table:table-cell>
          <table:table-cell office:value-type="string" table:style-name="ce67">
            <text:p>SS AC</text:p>
          </table:table-cell>
          <table:table-cell office:value-type="string" office:string-value="22" table:formula="of:=TEXT(NOW();&quot;yy&quot;)" table:style-name="ce68">
            <text:p>22</text:p>
          </table:table-cell>
          <table:table-cell office:value-type="float" office:value="5" table:formula="of:=WEEKNUM(TEXT(NOW();&quot;yyyy-mm-dd&quot;);1)" table:style-name="ce59">
            <text:p>5</text:p>
          </table:table-cell>
          <table:table-cell table:style-name="ce79"/>
          <table:table-cell office:value-type="string" table:style-name="ce110">
            <text:p>505-21050700910015</text:p>
          </table:table-cell>
          <table:table-cell office:value-type="float" office:value="55479" table:formula="of:=[.I12]+1" table:style-name="ce70">
            <text:p>55479<text:s/></text:p>
          </table:table-cell>
          <table:table-cell office:value-type="string" office:string-value="0D8B7" table:formula="of:=DEC2HEX([.I13];5)" table:style-name="ce71">
            <text:p>0D8B7</text:p>
          </table:table-cell>
          <table:table-cell office:value-type="string" table:style-name="ce34">
            <text:p>7C-0031-00-01</text:p>
          </table:table-cell>
          <table:table-cell office:value-type="string" office:string-value="7C-0031-00R01" table:formula="of:=CONCATENATE(LEFT([.K13];10);&quot;R&quot;;RIGHT([.K13];2))" table:style-name="ce31">
            <text:p>7C-0031-00R01</text:p>
          </table:table-cell>
          <table:table-cell office:value-type="string" office:string-value="--mfg_week=5 --vendor_serial=&quot;505-21050700910015&quot;" table:formula="of:=CONCATENATE(&quot;--mfg_week=&quot;;[.F13];&quot; &quot;;&quot;--vendor_serial=&quot;;CHAR(34);[.H13];CHAR(34))" table:style-name="ce72">
            <text:p>--mfg_week=5 --vendor_serial="505-21050700910015"</text:p>
          </table:table-cell>
          <table:table-cell table:number-columns-repeated="3" table:style-name="ce38"/>
          <table:table-cell table:style-name="ce65"/>
          <table:table-cell table:number-columns-repeated="16367"/>
        </table:table-row>
        <table:table-row table:style-name="ro11">
          <table:table-cell office:value-type="string" table:style-name="ce73">
            <text:p>Node7</text:p>
          </table:table-cell>
          <table:table-cell office:value-type="string" table:style-name="ce38">
            <text:p>ksb7/1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SS AC</text:p>
          </table:table-cell>
          <table:table-cell office:value-type="string" office:string-value="22" table:formula="of:=TEXT(NOW();&quot;yy&quot;)" table:style-name="ce74">
            <text:p>22</text:p>
          </table:table-cell>
          <table:table-cell office:value-type="float" office:value="5" table:formula="of:=WEEKNUM(TEXT(NOW();&quot;yyyy-mm-dd&quot;);1)" table:style-name="ce59">
            <text:p>5</text:p>
          </table:table-cell>
          <table:table-cell table:style-name="ce80"/>
          <table:table-cell office:value-type="string" table:style-name="ce110">
            <text:p>505-21050700910011</text:p>
          </table:table-cell>
          <table:table-cell office:value-type="float" office:value="55480" table:formula="of:=[.I13]+1" table:style-name="ce76">
            <text:p>55480<text:s/></text:p>
          </table:table-cell>
          <table:table-cell office:value-type="string" office:string-value="0D8B8" table:formula="of:=DEC2HEX([.I14];5)" table:style-name="ce77">
            <text:p>0D8B8</text:p>
          </table:table-cell>
          <table:table-cell office:value-type="string" table:style-name="ce34">
            <text:p>7C-0031-00-01</text:p>
          </table:table-cell>
          <table:table-cell office:value-type="string" office:string-value="7C-0031-00R01" table:formula="of:=CONCATENATE(LEFT([.K14];10);&quot;R&quot;;RIGHT([.K14];2))" table:style-name="ce31">
            <text:p>7C-0031-00R01</text:p>
          </table:table-cell>
          <table:table-cell office:value-type="string" office:string-value="--mfg_week=5 --vendor_serial=&quot;505-21050700910011&quot;" table:formula="of:=CONCATENATE(&quot;--mfg_week=&quot;;[.F14];&quot; &quot;;&quot;--vendor_serial=&quot;;CHAR(34);[.H14];CHAR(34))" table:style-name="ce78">
            <text:p>--mfg_week=5 --vendor_serial="505-21050700910011"</text:p>
          </table:table-cell>
          <table:table-cell table:number-columns-repeated="3" table:style-name="ce38"/>
          <table:table-cell table:style-name="ce65"/>
          <table:table-cell table:number-columns-repeated="16367"/>
        </table:table-row>
        <table:table-row table:style-name="ro11">
          <table:table-cell table:style-name="ce66"/>
          <table:table-cell office:value-type="string" table:style-name="ce67">
            <text:p>ksb7/2</text:p>
          </table:table-cell>
          <table:table-cell office:value-type="string" table:style-name="ce67">
            <text:p>y</text:p>
          </table:table-cell>
          <table:table-cell office:value-type="string" table:style-name="ce67">
            <text:p>SS AC</text:p>
          </table:table-cell>
          <table:table-cell office:value-type="string" office:string-value="22" table:formula="of:=TEXT(NOW();&quot;yy&quot;)" table:style-name="ce68">
            <text:p>22</text:p>
          </table:table-cell>
          <table:table-cell office:value-type="float" office:value="5" table:formula="of:=WEEKNUM(TEXT(NOW();&quot;yyyy-mm-dd&quot;);1)" table:style-name="ce59">
            <text:p>5</text:p>
          </table:table-cell>
          <table:table-cell table:style-name="ce79"/>
          <table:table-cell office:value-type="string" table:style-name="ce110">
            <text:p>505-21050700910005</text:p>
          </table:table-cell>
          <table:table-cell office:value-type="float" office:value="55481" table:formula="of:=[.I14]+1" table:style-name="ce70">
            <text:p>55481<text:s/></text:p>
          </table:table-cell>
          <table:table-cell office:value-type="string" office:string-value="0D8B9" table:formula="of:=DEC2HEX([.I15];5)" table:style-name="ce71">
            <text:p>0D8B9</text:p>
          </table:table-cell>
          <table:table-cell office:value-type="string" table:style-name="ce34">
            <text:p>7C-0031-00-01</text:p>
          </table:table-cell>
          <table:table-cell office:value-type="string" office:string-value="7C-0031-00R01" table:formula="of:=CONCATENATE(LEFT([.K15];10);&quot;R&quot;;RIGHT([.K15];2))" table:style-name="ce31">
            <text:p>7C-0031-00R01</text:p>
          </table:table-cell>
          <table:table-cell office:value-type="string" office:string-value="--mfg_week=5 --vendor_serial=&quot;505-21050700910005&quot;" table:formula="of:=CONCATENATE(&quot;--mfg_week=&quot;;[.F15];&quot; &quot;;&quot;--vendor_serial=&quot;;CHAR(34);[.H15];CHAR(34))" table:style-name="ce72">
            <text:p>--mfg_week=5 --vendor_serial="505-21050700910005"</text:p>
          </table:table-cell>
          <table:table-cell table:number-columns-repeated="3" table:style-name="ce38"/>
          <table:table-cell table:style-name="ce65"/>
          <table:table-cell table:number-columns-repeated="16367"/>
        </table:table-row>
        <table:table-row table:style-name="ro11">
          <table:table-cell office:value-type="string" table:style-name="ce73">
            <text:p>Node8</text:p>
          </table:table-cell>
          <table:table-cell office:value-type="string" table:style-name="ce38">
            <text:p>ksb8/1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SS AC</text:p>
          </table:table-cell>
          <table:table-cell office:value-type="string" office:string-value="22" table:formula="of:=TEXT(NOW();&quot;yy&quot;)" table:style-name="ce74">
            <text:p>22</text:p>
          </table:table-cell>
          <table:table-cell office:value-type="float" office:value="5" table:formula="of:=WEEKNUM(TEXT(NOW();&quot;yyyy-mm-dd&quot;);1)" table:style-name="ce59">
            <text:p>5</text:p>
          </table:table-cell>
          <table:table-cell table:style-name="ce80"/>
          <table:table-cell office:value-type="string" table:style-name="ce110">
            <text:p>505-21050700910012</text:p>
          </table:table-cell>
          <table:table-cell office:value-type="float" office:value="55482" table:formula="of:=[.I15]+1" table:style-name="ce76">
            <text:p>55482<text:s/></text:p>
          </table:table-cell>
          <table:table-cell office:value-type="string" office:string-value="0D8BA" table:formula="of:=DEC2HEX([.I16];5)" table:style-name="ce77">
            <text:p>0D8BA</text:p>
          </table:table-cell>
          <table:table-cell office:value-type="string" table:style-name="ce34">
            <text:p>7C-0031-00-01</text:p>
          </table:table-cell>
          <table:table-cell office:value-type="string" office:string-value="7C-0031-00R01" table:formula="of:=CONCATENATE(LEFT([.K16];10);&quot;R&quot;;RIGHT([.K16];2))" table:style-name="ce31">
            <text:p>7C-0031-00R01</text:p>
          </table:table-cell>
          <table:table-cell office:value-type="string" office:string-value="--mfg_week=5 --vendor_serial=&quot;505-21050700910012&quot;" table:formula="of:=CONCATENATE(&quot;--mfg_week=&quot;;[.F16];&quot; &quot;;&quot;--vendor_serial=&quot;;CHAR(34);[.H16];CHAR(34))" table:style-name="ce78">
            <text:p>--mfg_week=5 --vendor_serial="505-21050700910012"</text:p>
          </table:table-cell>
          <table:table-cell table:number-columns-repeated="3" table:style-name="ce38"/>
          <table:table-cell table:style-name="ce65"/>
          <table:table-cell table:number-columns-repeated="16367"/>
        </table:table-row>
        <table:table-row table:style-name="ro11">
          <table:table-cell table:style-name="ce66"/>
          <table:table-cell office:value-type="string" table:style-name="ce67">
            <text:p>ksb8/2</text:p>
          </table:table-cell>
          <table:table-cell office:value-type="string" table:style-name="ce67">
            <text:p>y</text:p>
          </table:table-cell>
          <table:table-cell office:value-type="string" table:style-name="ce67">
            <text:p>SS AC</text:p>
          </table:table-cell>
          <table:table-cell office:value-type="string" office:string-value="22" table:formula="of:=TEXT(NOW();&quot;yy&quot;)" table:style-name="ce68">
            <text:p>22</text:p>
          </table:table-cell>
          <table:table-cell office:value-type="float" office:value="5" table:formula="of:=WEEKNUM(TEXT(NOW();&quot;yyyy-mm-dd&quot;);1)" table:style-name="ce59">
            <text:p>5</text:p>
          </table:table-cell>
          <table:table-cell table:style-name="ce79"/>
          <table:table-cell office:value-type="string" table:style-name="ce110">
            <text:p>505-21050700910006</text:p>
          </table:table-cell>
          <table:table-cell office:value-type="float" office:value="55483" table:formula="of:=[.I16]+1" table:style-name="ce70">
            <text:p>55483<text:s/></text:p>
          </table:table-cell>
          <table:table-cell office:value-type="string" office:string-value="0D8BB" table:formula="of:=DEC2HEX([.I17];5)" table:style-name="ce71">
            <text:p>0D8BB</text:p>
          </table:table-cell>
          <table:table-cell office:value-type="string" table:style-name="ce34">
            <text:p>7C-0031-00-01</text:p>
          </table:table-cell>
          <table:table-cell office:value-type="string" office:string-value="7C-0031-00R01" table:formula="of:=CONCATENATE(LEFT([.K17];10);&quot;R&quot;;RIGHT([.K17];2))" table:style-name="ce31">
            <text:p>7C-0031-00R01</text:p>
          </table:table-cell>
          <table:table-cell office:value-type="string" office:string-value="--mfg_week=5 --vendor_serial=&quot;505-21050700910006&quot;" table:formula="of:=CONCATENATE(&quot;--mfg_week=&quot;;[.F17];&quot; &quot;;&quot;--vendor_serial=&quot;;CHAR(34);[.H17];CHAR(34))" table:style-name="ce72">
            <text:p>--mfg_week=5 --vendor_serial="505-21050700910006"</text:p>
          </table:table-cell>
          <table:table-cell table:number-columns-repeated="3" table:style-name="ce38"/>
          <table:table-cell table:style-name="ce65"/>
          <table:table-cell table:number-columns-repeated="1006" table:style-name="ce38"/>
          <table:table-cell table:number-columns-repeated="15361"/>
        </table:table-row>
        <table:table-row table:style-name="ro11">
          <table:table-cell office:value-type="string" table:style-name="ce73">
            <text:p>Node9</text:p>
          </table:table-cell>
          <table:table-cell office:value-type="string" table:style-name="ce38">
            <text:p>ksb9/1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SS AC</text:p>
          </table:table-cell>
          <table:table-cell office:value-type="string" office:string-value="22" table:formula="of:=TEXT(NOW();&quot;yy&quot;)" table:style-name="ce74">
            <text:p>22</text:p>
          </table:table-cell>
          <table:table-cell office:value-type="float" office:value="5" table:formula="of:=WEEKNUM(TEXT(NOW();&quot;yyyy-mm-dd&quot;);1)" table:style-name="ce59">
            <text:p>5</text:p>
          </table:table-cell>
          <table:table-cell table:style-name="ce80"/>
          <table:table-cell office:value-type="string" table:style-name="ce110">
            <text:p>505-21050700910019</text:p>
          </table:table-cell>
          <table:table-cell office:value-type="float" office:value="55484" table:formula="of:=[.I17]+1" table:style-name="ce76">
            <text:p>55484<text:s/></text:p>
          </table:table-cell>
          <table:table-cell office:value-type="string" office:string-value="0D8BC" table:formula="of:=DEC2HEX([.I18];5)" table:style-name="ce77">
            <text:p>0D8BC</text:p>
          </table:table-cell>
          <table:table-cell office:value-type="string" table:style-name="ce34">
            <text:p>7C-0031-00-01</text:p>
          </table:table-cell>
          <table:table-cell office:value-type="string" office:string-value="7C-0031-00R01" table:formula="of:=CONCATENATE(LEFT([.K18];10);&quot;R&quot;;RIGHT([.K18];2))" table:style-name="ce31">
            <text:p>7C-0031-00R01</text:p>
          </table:table-cell>
          <table:table-cell office:value-type="string" office:string-value="--mfg_week=5 --vendor_serial=&quot;505-21050700910019&quot;" table:formula="of:=CONCATENATE(&quot;--mfg_week=&quot;;[.F18];&quot; &quot;;&quot;--vendor_serial=&quot;;CHAR(34);[.H18];CHAR(34))" table:style-name="ce78">
            <text:p>--mfg_week=5 --vendor_serial="505-21050700910019"</text:p>
          </table:table-cell>
          <table:table-cell table:number-columns-repeated="3" table:style-name="ce38"/>
          <table:table-cell table:style-name="ce65"/>
          <table:table-cell table:number-columns-repeated="1006" table:style-name="ce38"/>
          <table:table-cell table:number-columns-repeated="15361"/>
        </table:table-row>
        <table:table-row table:style-name="ro11">
          <table:table-cell table:style-name="ce66"/>
          <table:table-cell office:value-type="string" table:style-name="ce67">
            <text:p>ksb9/2</text:p>
          </table:table-cell>
          <table:table-cell office:value-type="string" table:style-name="ce67">
            <text:p>y</text:p>
          </table:table-cell>
          <table:table-cell office:value-type="string" table:style-name="ce67">
            <text:p>SS AC</text:p>
          </table:table-cell>
          <table:table-cell office:value-type="string" office:string-value="22" table:formula="of:=TEXT(NOW();&quot;yy&quot;)" table:style-name="ce68">
            <text:p>22</text:p>
          </table:table-cell>
          <table:table-cell office:value-type="float" office:value="5" table:formula="of:=WEEKNUM(TEXT(NOW();&quot;yyyy-mm-dd&quot;);1)" table:style-name="ce59">
            <text:p>5</text:p>
          </table:table-cell>
          <table:table-cell table:style-name="ce79"/>
          <table:table-cell office:value-type="string" table:style-name="ce110">
            <text:p>505-21050700910013</text:p>
          </table:table-cell>
          <table:table-cell office:value-type="float" office:value="55485" table:formula="of:=[.I18]+1" table:style-name="ce70">
            <text:p>55485<text:s/></text:p>
          </table:table-cell>
          <table:table-cell office:value-type="string" office:string-value="0D8BD" table:formula="of:=DEC2HEX([.I19];5)" table:style-name="ce71">
            <text:p>0D8BD</text:p>
          </table:table-cell>
          <table:table-cell office:value-type="string" table:style-name="ce34">
            <text:p>7C-0031-00-01</text:p>
          </table:table-cell>
          <table:table-cell office:value-type="string" office:string-value="7C-0031-00R01" table:formula="of:=CONCATENATE(LEFT([.K19];10);&quot;R&quot;;RIGHT([.K19];2))" table:style-name="ce31">
            <text:p>7C-0031-00R01</text:p>
          </table:table-cell>
          <table:table-cell office:value-type="string" office:string-value="--mfg_week=5 --vendor_serial=&quot;505-21050700910013&quot;" table:formula="of:=CONCATENATE(&quot;--mfg_week=&quot;;[.F19];&quot; &quot;;&quot;--vendor_serial=&quot;;CHAR(34);[.H19];CHAR(34))" table:style-name="ce72">
            <text:p>--mfg_week=5 --vendor_serial="505-21050700910013"</text:p>
          </table:table-cell>
          <table:table-cell table:number-columns-repeated="3" table:style-name="ce38"/>
          <table:table-cell table:style-name="ce65"/>
          <table:table-cell table:number-columns-repeated="1006" table:style-name="ce38"/>
          <table:table-cell table:number-columns-repeated="15361"/>
        </table:table-row>
        <table:table-row table:style-name="ro11">
          <table:table-cell office:value-type="string" table:style-name="ce81">
            <text:p>Node10</text:p>
          </table:table-cell>
          <table:table-cell office:value-type="string" table:style-name="ce38">
            <text:p>ksb10/1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SS AC</text:p>
          </table:table-cell>
          <table:table-cell office:value-type="string" office:string-value="22" table:formula="of:=TEXT(NOW();&quot;yy&quot;)" table:style-name="ce74">
            <text:p>22</text:p>
          </table:table-cell>
          <table:table-cell office:value-type="float" office:value="5" table:formula="of:=WEEKNUM(TEXT(NOW();&quot;yyyy-mm-dd&quot;);1)" table:style-name="ce59">
            <text:p>5</text:p>
          </table:table-cell>
          <table:table-cell table:style-name="ce80"/>
          <table:table-cell office:value-type="string" table:style-name="ce110">
            <text:p>505-21050700910010</text:p>
          </table:table-cell>
          <table:table-cell office:value-type="float" office:value="55486" table:formula="of:=[.I19]+1" table:style-name="ce76">
            <text:p>55486<text:s/></text:p>
          </table:table-cell>
          <table:table-cell office:value-type="string" office:string-value="0D8BE" table:formula="of:=DEC2HEX([.I20];5)" table:style-name="ce77">
            <text:p>0D8BE</text:p>
          </table:table-cell>
          <table:table-cell office:value-type="string" table:style-name="ce34">
            <text:p>7C-0031-00-01</text:p>
          </table:table-cell>
          <table:table-cell office:value-type="string" office:string-value="7C-0031-00R01" table:formula="of:=CONCATENATE(LEFT([.K20];10);&quot;R&quot;;RIGHT([.K20];2))" table:style-name="ce31">
            <text:p>7C-0031-00R01</text:p>
          </table:table-cell>
          <table:table-cell office:value-type="string" office:string-value="--mfg_week=5 --vendor_serial=&quot;505-21050700910010&quot;" table:formula="of:=CONCATENATE(&quot;--mfg_week=&quot;;[.F20];&quot; &quot;;&quot;--vendor_serial=&quot;;CHAR(34);[.H20];CHAR(34))" table:style-name="ce78">
            <text:p>--mfg_week=5 --vendor_serial="505-21050700910010"</text:p>
          </table:table-cell>
          <table:table-cell table:number-columns-repeated="3" table:style-name="ce38"/>
          <table:table-cell table:style-name="ce65"/>
          <table:table-cell table:number-columns-repeated="1006" table:style-name="ce38"/>
          <table:table-cell table:number-columns-repeated="15361"/>
        </table:table-row>
        <table:table-row table:style-name="ro8">
          <table:table-cell table:style-name="ce82"/>
          <table:table-cell office:value-type="string" table:style-name="ce83">
            <text:p>ksb10/2</text:p>
          </table:table-cell>
          <table:table-cell office:value-type="string" table:style-name="ce83">
            <text:p>y</text:p>
          </table:table-cell>
          <table:table-cell office:value-type="string" table:style-name="ce83">
            <text:p>SS AC</text:p>
          </table:table-cell>
          <table:table-cell office:value-type="string" office:string-value="22" table:formula="of:=TEXT(NOW();&quot;yy&quot;)" table:style-name="ce84">
            <text:p>22</text:p>
          </table:table-cell>
          <table:table-cell office:value-type="float" office:value="5" table:formula="of:=WEEKNUM(TEXT(NOW();&quot;yyyy-mm-dd&quot;);1)" table:style-name="ce59">
            <text:p>5</text:p>
          </table:table-cell>
          <table:table-cell table:style-name="ce85"/>
          <table:table-cell office:value-type="string" table:style-name="ce110">
            <text:p>505-21050700910004</text:p>
          </table:table-cell>
          <table:table-cell office:value-type="float" office:value="55487" table:formula="of:=[.I20]+1" table:style-name="ce61">
            <text:p>55487<text:s/></text:p>
          </table:table-cell>
          <table:table-cell office:value-type="string" office:string-value="0D8BF" table:formula="of:=DEC2HEX([.I21];5)" table:style-name="ce62">
            <text:p>0D8BF</text:p>
          </table:table-cell>
          <table:table-cell office:value-type="string" table:style-name="ce34">
            <text:p>7C-0031-00-01</text:p>
          </table:table-cell>
          <table:table-cell office:value-type="string" office:string-value="7C-0031-00R01" table:formula="of:=CONCATENATE(LEFT([.K21];10);&quot;R&quot;;RIGHT([.K21];2))" table:style-name="ce31">
            <text:p>7C-0031-00R01</text:p>
          </table:table-cell>
          <table:table-cell office:value-type="string" office:string-value="--mfg_week=5 --vendor_serial=&quot;505-21050700910004&quot;" table:formula="of:=CONCATENATE(&quot;--mfg_week=&quot;;[.F21];&quot; &quot;;&quot;--vendor_serial=&quot;;CHAR(34);[.H21];CHAR(34))" table:style-name="ce86">
            <text:p>--mfg_week=5 --vendor_serial="505-21050700910004"</text:p>
          </table:table-cell>
          <table:table-cell table:number-columns-repeated="3" table:style-name="ce38"/>
          <table:table-cell table:style-name="ce65"/>
          <table:table-cell table:number-columns-repeated="1006" table:style-name="ce38"/>
          <table:table-cell table:number-columns-repeated="15361"/>
        </table:table-row>
        <table:table-row table:style-name="ro12">
          <table:table-cell table:style-name="ce38"/>
          <table:table-cell table:style-name="ce87"/>
          <table:table-cell office:value-type="string" table:number-columns-spanned="5" table:number-rows-spanned="1" table:style-name="ce92">
            <text:p><text:s text:c="2"/>＜＜＜ 若時間日期錯誤請在左側紅色欄位案 DEL 鍵進行更新</text:p>
          </table:table-cell>
          <table:covered-table-cell table:number-columns-repeated="4"/>
          <table:table-cell table:style-name="ce88"/>
          <table:table-cell table:number-columns-repeated="2" table:style-name="ce38"/>
          <table:table-cell table:number-columns-repeated="2" table:style-name="ce14"/>
          <table:table-cell table:number-columns-repeated="1011" table:style-name="ce38"/>
          <table:table-cell table:number-columns-repeated="15361"/>
        </table:table-row>
        <table:table-row table:style-name="ro8">
          <table:table-cell office:value-type="string" office:string-value="oil prog_mfginfo -v 2 -cksb1/1 y KSB TBK C0-0019-14R01 7C-0031-00R01 SS AC 22 0D8AC --mfg_week=5 --vendor_serial=&quot;505-21050700910008&quot;" table:formula="of:=CONCATENATE([Information.$A$11];[.B2];&quot; &quot;;[.C2];&quot; &quot;;[Information.$F$2];&quot; &quot;;[Information.$F$3];&quot; &quot;;[ABB.$L$2];&quot; &quot;;[.L2];&quot; &quot;;[.D2];&quot; &quot;;[.E2];&quot; &quot;;[.J2];&quot; &quot;;[.M2])" table:number-columns-spanned="11" table:number-rows-spanned="1" table:style-name="ce52">
            <text:p>oil prog_mfginfo -v 2 -cksb1/1 y KSB TBK C0-0019-14R01 7C-0031-00R01 SS AC 22 0D8AC --mfg_week=5 --vendor_serial="505-21050700910008"</text:p>
          </table:table-cell>
          <table:covered-table-cell table:number-columns-repeated="10"/>
          <table:table-cell table:style-name="ce89">
            <draw:g draw:z-index="1" draw:name="群組 1" draw:id="id3">
              <svg:title/>
              <svg:desc/>
              <draw:frame draw:id="id1" draw:style-name="a2" draw:name="圖形 1" svg:x="0.32874in" svg:y="0.03465in" svg:width="3.21654in" svg:height="5.78819in" style:rel-width="scale" style:rel-height="scale">
                <draw:image xlink:href="" xlink:type="simple" xlink:show="embed" xlink:actuate="onLoad"/>
                <svg:title/>
                <svg:desc/>
              </draw:frame>
              <draw:frame draw:id="id2" draw:style-name="a3" draw:name="圖形 3" svg:x="1.53858in" svg:y="1.19291in" svg:width="3.03307in" svg:height="3.43661in" style:rel-width="scale" style:rel-height="scale">
                <draw:image xlink:href="" xlink:type="simple" xlink:show="embed" xlink:actuate="onLoad"/>
                <svg:title/>
                <svg:desc/>
              </draw:frame>
            </draw:g>
          </table:table-cell>
          <table:table-cell table:number-columns-repeated="3" table:style-name="ce50"/>
          <table:table-cell table:number-columns-repeated="6" table:style-name="ce51"/>
          <table:table-cell table:number-columns-repeated="16363"/>
        </table:table-row>
        <table:table-row table:style-name="ro8">
          <table:table-cell office:value-type="string" office:string-value="oil prog_mfginfo -v 2 -cksb1/2 y KSB TBK C0-0019-14R01 7C-0031-00R01 SS AC 22 0D8AD --mfg_week=5 --vendor_serial=&quot;505-21050700910002&quot;" table:formula="of:=CONCATENATE([Information.$A$11];[.B3];&quot; &quot;;[.C3];&quot; &quot;;[Information.$F$2];&quot; &quot;;[Information.$F$3];&quot; &quot;;[ABB.$L$2];&quot; &quot;;[.L3];&quot; &quot;;[.D3];&quot; &quot;;[.E3];&quot; &quot;;[.J3];&quot; &quot;;[.M3])" table:number-columns-spanned="11" table:number-rows-spanned="1" table:style-name="ce52">
            <text:p>oil prog_mfginfo -v 2 -cksb1/2 y KSB TBK C0-0019-14R01 7C-0031-00R01 SS AC 22 0D8AD --mfg_week=5 --vendor_serial="505-21050700910002"</text:p>
          </table:table-cell>
          <table:covered-table-cell table:number-columns-repeated="10"/>
          <table:table-cell table:style-name="ce14"/>
          <table:table-cell table:number-columns-repeated="3" table:style-name="ce50"/>
          <table:table-cell table:number-columns-repeated="6" table:style-name="ce51"/>
          <table:table-cell table:number-columns-repeated="16363"/>
        </table:table-row>
        <table:table-row table:style-name="ro8">
          <table:table-cell office:value-type="string" office:string-value="oil prog_mfginfo -v 2 -cksb2/1 y KSB TBK C0-0019-14R01 7C-0031-00R01 SS AC 22 0D8AE --mfg_week=5 --vendor_serial=&quot;505-21050700910003&quot;" table:formula="of:=CONCATENATE([Information.$A$11];[.B4];&quot; &quot;;[.C4];&quot; &quot;;[Information.$F$2];&quot; &quot;;[Information.$F$3];&quot; &quot;;[ABB.$L$2];&quot; &quot;;[.L4];&quot; &quot;;[.D4];&quot; &quot;;[.E4];&quot; &quot;;[.J4];&quot; &quot;;[.M4])" table:number-columns-spanned="11" table:number-rows-spanned="1" table:style-name="ce52">
            <text:p>oil prog_mfginfo -v 2 -cksb2/1 y KSB TBK C0-0019-14R01 7C-0031-00R01 SS AC 22 0D8AE --mfg_week=5 --vendor_serial="505-21050700910003"</text:p>
          </table:table-cell>
          <table:covered-table-cell table:number-columns-repeated="10"/>
          <table:table-cell table:style-name="ce14"/>
          <table:table-cell table:number-columns-repeated="3" table:style-name="ce50"/>
          <table:table-cell table:number-columns-repeated="6" table:style-name="ce51"/>
          <table:table-cell table:number-columns-repeated="16363"/>
        </table:table-row>
        <table:table-row table:style-name="ro8">
          <table:table-cell office:value-type="string" office:string-value="oil prog_mfginfo -v 2 -cksb2/2 y KSB TBK C0-0019-14R01 7C-0031-00R01 SS AC 22 0D8AF --mfg_week=5 --vendor_serial=&quot;505-21050700910009&quot;" table:formula="of:=CONCATENATE([Information.$A$11];[.B5];&quot; &quot;;[.C5];&quot; &quot;;[Information.$F$2];&quot; &quot;;[Information.$F$3];&quot; &quot;;[ABB.$L$2];&quot; &quot;;[.L5];&quot; &quot;;[.D5];&quot; &quot;;[.E5];&quot; &quot;;[.J5];&quot; &quot;;[.M5])" table:number-columns-spanned="11" table:number-rows-spanned="1" table:style-name="ce52">
            <text:p>oil prog_mfginfo -v 2 -cksb2/2 y KSB TBK C0-0019-14R01 7C-0031-00R01 SS AC 22 0D8AF --mfg_week=5 --vendor_serial="505-21050700910009"</text:p>
          </table:table-cell>
          <table:covered-table-cell table:number-columns-repeated="10"/>
          <table:table-cell table:style-name="ce14"/>
          <table:table-cell table:number-columns-repeated="3" table:style-name="ce50"/>
          <table:table-cell table:number-columns-repeated="6" table:style-name="ce51"/>
          <table:table-cell table:number-columns-repeated="16363"/>
        </table:table-row>
        <table:table-row table:style-name="ro8">
          <table:table-cell office:value-type="string" office:string-value="oil prog_mfginfo -v 2 -cksb3/1 y KSB TBK C0-0019-14R01 7C-0031-00R01 SS AC 22 0D8B0 --mfg_week=5 --vendor_serial=&quot;505-21050700910001&quot;" table:formula="of:=CONCATENATE([Information.$A$11];[.B6];&quot; &quot;;[.C6];&quot; &quot;;[Information.$F$2];&quot; &quot;;[Information.$F$3];&quot; &quot;;[ABB.$L$2];&quot; &quot;;[.L6];&quot; &quot;;[.D6];&quot; &quot;;[.E6];&quot; &quot;;[.J6];&quot; &quot;;[.M6])" table:number-columns-spanned="11" table:number-rows-spanned="1" table:style-name="ce52">
            <text:p>oil prog_mfginfo -v 2 -cksb3/1 y KSB TBK C0-0019-14R01 7C-0031-00R01 SS AC 22 0D8B0 --mfg_week=5 --vendor_serial="505-21050700910001"</text:p>
          </table:table-cell>
          <table:covered-table-cell table:number-columns-repeated="10"/>
          <table:table-cell table:style-name="ce14"/>
          <table:table-cell table:number-columns-repeated="3" table:style-name="ce50"/>
          <table:table-cell table:number-columns-repeated="6" table:style-name="ce51"/>
          <table:table-cell table:number-columns-repeated="16363"/>
        </table:table-row>
        <table:table-row table:style-name="ro8">
          <table:table-cell office:value-type="string" office:string-value="oil prog_mfginfo -v 2 -cksb3/2 y KSB TBK C0-0019-14R01 7C-0031-00R01 SS AC 22 0D8B1 --mfg_week=5 --vendor_serial=&quot;505-21050700910007&quot;" table:formula="of:=CONCATENATE([Information.$A$11];[.B7];&quot; &quot;;[.C7];&quot; &quot;;[Information.$F$2];&quot; &quot;;[Information.$F$3];&quot; &quot;;[ABB.$L$2];&quot; &quot;;[.L7];&quot; &quot;;[.D7];&quot; &quot;;[.E7];&quot; &quot;;[.J7];&quot; &quot;;[.M7])" table:number-columns-spanned="11" table:number-rows-spanned="1" table:style-name="ce52">
            <text:p>oil prog_mfginfo -v 2 -cksb3/2 y KSB TBK C0-0019-14R01 7C-0031-00R01 SS AC 22 0D8B1 --mfg_week=5 --vendor_serial="505-21050700910007"</text:p>
          </table:table-cell>
          <table:covered-table-cell table:number-columns-repeated="10"/>
          <table:table-cell table:style-name="ce14"/>
          <table:table-cell table:number-columns-repeated="3" table:style-name="ce50"/>
          <table:table-cell table:number-columns-repeated="6" table:style-name="ce51"/>
          <table:table-cell table:number-columns-repeated="16363"/>
        </table:table-row>
        <table:table-row table:style-name="ro8">
          <table:table-cell office:value-type="string" office:string-value="oil prog_mfginfo -v 2 -cksb4/1 y KSB TBK C0-0019-14R01 7C-0031-00R01 SS AC 22 0D8B2 --mfg_week=5 --vendor_serial=&quot;505-21050700910026&quot;" table:formula="of:=CONCATENATE([Information.$A$11];[.B8];&quot; &quot;;[.C8];&quot; &quot;;[Information.$F$2];&quot; &quot;;[Information.$F$3];&quot; &quot;;[ABB.$L$2];&quot; &quot;;[.L8];&quot; &quot;;[.D8];&quot; &quot;;[.E8];&quot; &quot;;[.J8];&quot; &quot;;[.M8])" table:number-columns-spanned="11" table:number-rows-spanned="1" table:style-name="ce52">
            <text:p>oil prog_mfginfo -v 2 -cksb4/1 y KSB TBK C0-0019-14R01 7C-0031-00R01 SS AC 22 0D8B2 --mfg_week=5 --vendor_serial="505-21050700910026"</text:p>
          </table:table-cell>
          <table:covered-table-cell table:number-columns-repeated="10"/>
          <table:table-cell table:style-name="ce14"/>
          <table:table-cell table:number-columns-repeated="3" table:style-name="ce50"/>
          <table:table-cell table:number-columns-repeated="6" table:style-name="ce51"/>
          <table:table-cell table:number-columns-repeated="16363"/>
        </table:table-row>
        <table:table-row table:style-name="ro8">
          <table:table-cell office:value-type="string" office:string-value="oil prog_mfginfo -v 2 -cksb4/2 y KSB TBK C0-0019-14R01 7C-0031-00R01 SS AC 22 0D8B3 --mfg_week=5 --vendor_serial=&quot;505-21050700910032&quot;" table:formula="of:=CONCATENATE([Information.$A$11];[.B9];&quot; &quot;;[.C9];&quot; &quot;;[Information.$F$2];&quot; &quot;;[Information.$F$3];&quot; &quot;;[ABB.$L$2];&quot; &quot;;[.L9];&quot; &quot;;[.D9];&quot; &quot;;[.E9];&quot; &quot;;[.J9];&quot; &quot;;[.M9])" table:number-columns-spanned="11" table:number-rows-spanned="1" table:style-name="ce52">
            <text:p>oil prog_mfginfo -v 2 -cksb4/2 y KSB TBK C0-0019-14R01 7C-0031-00R01 SS AC 22 0D8B3 --mfg_week=5 --vendor_serial="505-21050700910032"</text:p>
          </table:table-cell>
          <table:covered-table-cell table:number-columns-repeated="10"/>
          <table:table-cell table:style-name="ce14"/>
          <table:table-cell table:number-columns-repeated="3" table:style-name="ce50"/>
          <table:table-cell table:number-columns-repeated="6" table:style-name="ce51"/>
          <table:table-cell table:number-columns-repeated="16363"/>
        </table:table-row>
        <table:table-row table:style-name="ro8">
          <table:table-cell office:value-type="string" office:string-value="oil prog_mfginfo -v 2 -cksb5/1 y KSB TBK C0-0019-14R01 7C-0031-00R01 SS AC 22 0D8B4 --mfg_week=5 --vendor_serial=&quot;505-21050700910034&quot;" table:formula="of:=CONCATENATE([Information.$A$11];[.B10];&quot; &quot;;[.C10];&quot; &quot;;[Information.$F$2];&quot; &quot;;[Information.$F$3];&quot; &quot;;[ABB.$L$2];&quot; &quot;;[.L10];&quot; &quot;;[.D10];&quot; &quot;;[.E10];&quot; &quot;;[.J10];&quot; &quot;;[.M10])" table:number-columns-spanned="11" table:number-rows-spanned="1" table:style-name="ce52">
            <text:p>oil prog_mfginfo -v 2 -cksb5/1 y KSB TBK C0-0019-14R01 7C-0031-00R01 SS AC 22 0D8B4 --mfg_week=5 --vendor_serial="505-21050700910034"</text:p>
          </table:table-cell>
          <table:covered-table-cell table:number-columns-repeated="10"/>
          <table:table-cell table:style-name="ce14"/>
          <table:table-cell table:number-columns-repeated="3" table:style-name="ce50"/>
          <table:table-cell table:number-columns-repeated="6" table:style-name="ce51"/>
          <table:table-cell table:number-columns-repeated="16363"/>
        </table:table-row>
        <table:table-row table:style-name="ro8">
          <table:table-cell office:value-type="string" office:string-value="oil prog_mfginfo -v 2 -cksb5/2 y KSB TBK C0-0019-14R01 7C-0031-00R01 SS AC 22 0D8B5 --mfg_week=5 --vendor_serial=&quot;505-21050700910028&quot;" table:formula="of:=CONCATENATE([Information.$A$11];[.B11];&quot; &quot;;[.C11];&quot; &quot;;[Information.$F$2];&quot; &quot;;[Information.$F$3];&quot; &quot;;[ABB.$L$2];&quot; &quot;;[.L11];&quot; &quot;;[.D11];&quot; &quot;;[.E11];&quot; &quot;;[.J11];&quot; &quot;;[.M11])" table:number-columns-spanned="11" table:number-rows-spanned="1" table:style-name="ce52">
            <text:p>oil prog_mfginfo -v 2 -cksb5/2 y KSB TBK C0-0019-14R01 7C-0031-00R01 SS AC 22 0D8B5 --mfg_week=5 --vendor_serial="505-21050700910028"</text:p>
          </table:table-cell>
          <table:covered-table-cell table:number-columns-repeated="10"/>
          <table:table-cell table:style-name="ce14"/>
          <table:table-cell table:number-columns-repeated="3" table:style-name="ce50"/>
          <table:table-cell table:number-columns-repeated="6" table:style-name="ce51"/>
          <table:table-cell table:number-columns-repeated="16363"/>
        </table:table-row>
        <table:table-row table:style-name="ro8">
          <table:table-cell office:value-type="string" office:string-value="oil prog_mfginfo -v 2 -cksb6/1 y KSB TBK C0-0019-14R01 7C-0031-00R01 SS AC 22 0D8B6 --mfg_week=5 --vendor_serial=&quot;505-21050700910016&quot;" table:formula="of:=CONCATENATE([Information.$A$11];[.B12];&quot; &quot;;[.C12];&quot; &quot;;[Information.$F$2];&quot; &quot;;[Information.$F$3];&quot; &quot;;[ABB.$L$2];&quot; &quot;;[.L12];&quot; &quot;;[.D12];&quot; &quot;;[.E12];&quot; &quot;;[.J12];&quot; &quot;;[.M12])" table:number-columns-spanned="11" table:number-rows-spanned="1" table:style-name="ce52">
            <text:p>oil prog_mfginfo -v 2 -cksb6/1 y KSB TBK C0-0019-14R01 7C-0031-00R01 SS AC 22 0D8B6 --mfg_week=5 --vendor_serial="505-21050700910016"</text:p>
          </table:table-cell>
          <table:covered-table-cell table:number-columns-repeated="10"/>
          <table:table-cell table:style-name="ce14"/>
          <table:table-cell table:style-name="ce50"/>
          <table:table-cell table:number-columns-repeated="16371"/>
        </table:table-row>
        <table:table-row table:style-name="ro8">
          <table:table-cell office:value-type="string" office:string-value="oil prog_mfginfo -v 2 -cksb6/2 y KSB TBK C0-0019-14R01 7C-0031-00R01 SS AC 22 0D8B7 --mfg_week=5 --vendor_serial=&quot;505-21050700910015&quot;" table:formula="of:=CONCATENATE([Information.$A$11];[.B13];&quot; &quot;;[.C13];&quot; &quot;;[Information.$F$2];&quot; &quot;;[Information.$F$3];&quot; &quot;;[ABB.$L$2];&quot; &quot;;[.L13];&quot; &quot;;[.D13];&quot; &quot;;[.E13];&quot; &quot;;[.J13];&quot; &quot;;[.M13])" table:number-columns-spanned="11" table:number-rows-spanned="1" table:style-name="ce52">
            <text:p>oil prog_mfginfo -v 2 -cksb6/2 y KSB TBK C0-0019-14R01 7C-0031-00R01 SS AC 22 0D8B7 --mfg_week=5 --vendor_serial="505-21050700910015"</text:p>
          </table:table-cell>
          <table:covered-table-cell table:number-columns-repeated="10"/>
          <table:table-cell table:style-name="ce14"/>
          <table:table-cell table:style-name="ce50"/>
          <table:table-cell table:number-columns-repeated="16371"/>
        </table:table-row>
        <table:table-row table:style-name="ro8">
          <table:table-cell office:value-type="string" office:string-value="oil prog_mfginfo -v 2 -cksb7/1 y KSB TBK C0-0019-14R01 7C-0031-00R01 SS AC 22 0D8B8 --mfg_week=5 --vendor_serial=&quot;505-21050700910011&quot;" table:formula="of:=CONCATENATE([Information.$A$11];[.B14];&quot; &quot;;[.C14];&quot; &quot;;[Information.$F$2];&quot; &quot;;[Information.$F$3];&quot; &quot;;[ABB.$L$2];&quot; &quot;;[.L14];&quot; &quot;;[.D14];&quot; &quot;;[.E14];&quot; &quot;;[.J14];&quot; &quot;;[.M14])" table:number-columns-spanned="11" table:number-rows-spanned="1" table:style-name="ce52">
            <text:p>oil prog_mfginfo -v 2 -cksb7/1 y KSB TBK C0-0019-14R01 7C-0031-00R01 SS AC 22 0D8B8 --mfg_week=5 --vendor_serial="505-21050700910011"</text:p>
          </table:table-cell>
          <table:covered-table-cell table:number-columns-repeated="10"/>
          <table:table-cell table:style-name="ce14"/>
          <table:table-cell table:style-name="ce50"/>
          <table:table-cell table:number-columns-repeated="16371"/>
        </table:table-row>
        <table:table-row table:style-name="ro8">
          <table:table-cell office:value-type="string" office:string-value="oil prog_mfginfo -v 2 -cksb7/2 y KSB TBK C0-0019-14R01 7C-0031-00R01 SS AC 22 0D8B9 --mfg_week=5 --vendor_serial=&quot;505-21050700910005&quot;" table:formula="of:=CONCATENATE([Information.$A$11];[.B15];&quot; &quot;;[.C15];&quot; &quot;;[Information.$F$2];&quot; &quot;;[Information.$F$3];&quot; &quot;;[ABB.$L$2];&quot; &quot;;[.L15];&quot; &quot;;[.D15];&quot; &quot;;[.E15];&quot; &quot;;[.J15];&quot; &quot;;[.M15])" table:number-columns-spanned="11" table:number-rows-spanned="1" table:style-name="ce52">
            <text:p>oil prog_mfginfo -v 2 -cksb7/2 y KSB TBK C0-0019-14R01 7C-0031-00R01 SS AC 22 0D8B9 --mfg_week=5 --vendor_serial="505-21050700910005"</text:p>
          </table:table-cell>
          <table:covered-table-cell table:number-columns-repeated="10"/>
          <table:table-cell table:style-name="ce14"/>
          <table:table-cell table:style-name="ce50"/>
          <table:table-cell table:number-columns-repeated="16371"/>
        </table:table-row>
        <table:table-row table:style-name="ro8">
          <table:table-cell office:value-type="string" office:string-value="oil prog_mfginfo -v 2 -cksb8/1 y KSB TBK C0-0019-14R01 7C-0031-00R01 SS AC 22 0D8BA --mfg_week=5 --vendor_serial=&quot;505-21050700910012&quot;" table:formula="of:=CONCATENATE([Information.$A$11];[.B16];&quot; &quot;;[.C16];&quot; &quot;;[Information.$F$2];&quot; &quot;;[Information.$F$3];&quot; &quot;;[ABB.$L$2];&quot; &quot;;[.L16];&quot; &quot;;[.D16];&quot; &quot;;[.E16];&quot; &quot;;[.J16];&quot; &quot;;[.M16])" table:number-columns-spanned="11" table:number-rows-spanned="1" table:style-name="ce52">
            <text:p>oil prog_mfginfo -v 2 -cksb8/1 y KSB TBK C0-0019-14R01 7C-0031-00R01 SS AC 22 0D8BA --mfg_week=5 --vendor_serial="505-21050700910012"</text:p>
          </table:table-cell>
          <table:covered-table-cell table:number-columns-repeated="10"/>
          <table:table-cell table:style-name="ce14"/>
          <table:table-cell table:style-name="ce50"/>
          <table:table-cell table:number-columns-repeated="16371"/>
        </table:table-row>
        <table:table-row table:style-name="ro8">
          <table:table-cell office:value-type="string" office:string-value="oil prog_mfginfo -v 2 -cksb8/2 y KSB TBK C0-0019-14R01 7C-0031-00R01 SS AC 22 0D8BB --mfg_week=5 --vendor_serial=&quot;505-21050700910006&quot;" table:formula="of:=CONCATENATE([Information.$A$11];[.B17];&quot; &quot;;[.C17];&quot; &quot;;[Information.$F$2];&quot; &quot;;[Information.$F$3];&quot; &quot;;[ABB.$L$2];&quot; &quot;;[.L17];&quot; &quot;;[.D17];&quot; &quot;;[.E17];&quot; &quot;;[.J17];&quot; &quot;;[.M17])" table:number-columns-spanned="11" table:number-rows-spanned="1" table:style-name="ce52">
            <text:p>oil prog_mfginfo -v 2 -cksb8/2 y KSB TBK C0-0019-14R01 7C-0031-00R01 SS AC 22 0D8BB --mfg_week=5 --vendor_serial="505-21050700910006"</text:p>
          </table:table-cell>
          <table:covered-table-cell table:number-columns-repeated="10"/>
          <table:table-cell table:style-name="ce14"/>
          <table:table-cell table:style-name="ce50"/>
          <table:table-cell table:number-columns-repeated="16371"/>
        </table:table-row>
        <table:table-row table:style-name="ro8">
          <table:table-cell office:value-type="string" office:string-value="oil prog_mfginfo -v 2 -cksb9/1 y KSB TBK C0-0019-14R01 7C-0031-00R01 SS AC 22 0D8BC --mfg_week=5 --vendor_serial=&quot;505-21050700910019&quot;" table:formula="of:=CONCATENATE([Information.$A$11];[.B18];&quot; &quot;;[.C18];&quot; &quot;;[Information.$F$2];&quot; &quot;;[Information.$F$3];&quot; &quot;;[ABB.$L$2];&quot; &quot;;[.L18];&quot; &quot;;[.D18];&quot; &quot;;[.E18];&quot; &quot;;[.J18];&quot; &quot;;[.M18])" table:number-columns-spanned="11" table:number-rows-spanned="1" table:style-name="ce52">
            <text:p>oil prog_mfginfo -v 2 -cksb9/1 y KSB TBK C0-0019-14R01 7C-0031-00R01 SS AC 22 0D8BC --mfg_week=5 --vendor_serial="505-21050700910019"</text:p>
          </table:table-cell>
          <table:covered-table-cell table:number-columns-repeated="10"/>
          <table:table-cell table:style-name="ce14"/>
          <table:table-cell table:style-name="ce50"/>
          <table:table-cell table:number-columns-repeated="16371"/>
        </table:table-row>
        <table:table-row table:style-name="ro8">
          <table:table-cell office:value-type="string" office:string-value="oil prog_mfginfo -v 2 -cksb9/2 y KSB TBK C0-0019-14R01 7C-0031-00R01 SS AC 22 0D8BD --mfg_week=5 --vendor_serial=&quot;505-21050700910013&quot;" table:formula="of:=CONCATENATE([Information.$A$11];[.B19];&quot; &quot;;[.C19];&quot; &quot;;[Information.$F$2];&quot; &quot;;[Information.$F$3];&quot; &quot;;[ABB.$L$2];&quot; &quot;;[.L19];&quot; &quot;;[.D19];&quot; &quot;;[.E19];&quot; &quot;;[.J19];&quot; &quot;;[.M19])" table:number-columns-spanned="11" table:number-rows-spanned="1" table:style-name="ce52">
            <text:p>oil prog_mfginfo -v 2 -cksb9/2 y KSB TBK C0-0019-14R01 7C-0031-00R01 SS AC 22 0D8BD --mfg_week=5 --vendor_serial="505-21050700910013"</text:p>
          </table:table-cell>
          <table:covered-table-cell table:number-columns-repeated="10"/>
          <table:table-cell table:style-name="ce14"/>
          <table:table-cell table:style-name="ce50"/>
          <table:table-cell table:number-columns-repeated="16371"/>
        </table:table-row>
        <table:table-row table:style-name="ro8">
          <table:table-cell office:value-type="string" office:string-value="oil prog_mfginfo -v 2 -cksb10/1 y KSB TBK C0-0019-14R01 7C-0031-00R01 SS AC 22 0D8BE --mfg_week=5 --vendor_serial=&quot;505-21050700910010&quot;" table:formula="of:=CONCATENATE([Information.$A$11];[.B20];&quot; &quot;;[.C20];&quot; &quot;;[Information.$F$2];&quot; &quot;;[Information.$F$3];&quot; &quot;;[ABB.$L$2];&quot; &quot;;[.L20];&quot; &quot;;[.D20];&quot; &quot;;[.E20];&quot; &quot;;[.J20];&quot; &quot;;[.M20])" table:number-columns-spanned="11" table:number-rows-spanned="1" table:style-name="ce52">
            <text:p>oil prog_mfginfo -v 2 -cksb10/1 y KSB TBK C0-0019-14R01 7C-0031-00R01 SS AC 22 0D8BE --mfg_week=5 --vendor_serial="505-21050700910010"</text:p>
          </table:table-cell>
          <table:covered-table-cell table:number-columns-repeated="10"/>
          <table:table-cell table:style-name="ce14"/>
          <table:table-cell table:style-name="ce50"/>
          <table:table-cell table:number-columns-repeated="16371"/>
        </table:table-row>
        <table:table-row table:style-name="ro8">
          <table:table-cell office:value-type="string" office:string-value="oil prog_mfginfo -v 2 -cksb10/2 y KSB TBK C0-0019-14R01 7C-0031-00R01 SS AC 22 0D8BF --mfg_week=5 --vendor_serial=&quot;505-21050700910004&quot;" table:formula="of:=CONCATENATE([Information.$A$11];[.B21];&quot; &quot;;[.C21];&quot; &quot;;[Information.$F$2];&quot; &quot;;[Information.$F$3];&quot; &quot;;[ABB.$L$2];&quot; &quot;;[.L21];&quot; &quot;;[.D21];&quot; &quot;;[.E21];&quot; &quot;;[.J21];&quot; &quot;;[.M21])" table:number-columns-spanned="11" table:number-rows-spanned="1" table:style-name="ce52">
            <text:p>oil prog_mfginfo -v 2 -cksb10/2 y KSB TBK C0-0019-14R01 7C-0031-00R01 SS AC 22 0D8BF --mfg_week=5 --vendor_serial="505-21050700910004"</text:p>
          </table:table-cell>
          <table:covered-table-cell table:number-columns-repeated="10"/>
          <table:table-cell table:style-name="ce14"/>
          <table:table-cell table:style-name="ce50"/>
          <table:table-cell table:number-columns-repeated="16371"/>
        </table:table-row>
        <table:table-row table:number-rows-repeated="1048534" table:style-name="ro9">
          <table:table-cell table:number-columns-repeated="16384"/>
        </table:table-row>
      </table:table>
      <table:table table:name="FCM" table:style-name="ta1">
        <table:table-column table:style-name="co19" table:number-columns-repeated="4" table:default-cell-style-name="ce38"/>
        <table:table-column table:style-name="co41" table:number-columns-repeated="2" table:default-cell-style-name="ce38"/>
        <table:table-column table:style-name="co42" table:default-cell-style-name="ce38"/>
        <table:table-column table:style-name="co43" table:default-cell-style-name="ce38"/>
        <table:table-column table:style-name="co44" table:default-cell-style-name="ce38"/>
        <table:table-column table:style-name="co45" table:default-cell-style-name="ce38"/>
        <table:table-column table:style-name="co4" table:default-cell-style-name="ce29"/>
        <table:table-column table:style-name="co35" table:default-cell-style-name="ce29"/>
        <table:table-column table:style-name="co46" table:default-cell-style-name="ce38"/>
        <table:table-column table:style-name="co47" table:default-cell-style-name="ce38"/>
        <table:table-column table:style-name="co19" table:number-columns-repeated="1010" table:default-cell-style-name="ce38"/>
        <table:table-column table:style-name="co5" table:number-columns-repeated="15360" table:default-cell-style-name="ce1"/>
        <table:table-row table:style-name="ro8">
          <table:table-cell table:number-columns-spanned="2" table:number-rows-spanned="1" table:style-name="ce42"/>
          <table:covered-table-cell/>
          <table:table-cell table:number-columns-repeated="2" table:style-name="ce38"/>
          <table:table-cell office:value-type="string" table:style-name="ce29">
            <text:p>YYYY</text:p>
          </table:table-cell>
          <table:table-cell office:value-type="string" table:style-name="ce29">
            <text:p>WeekNum</text:p>
          </table:table-cell>
          <table:table-cell office:value-type="string" table:style-name="ce38">
            <text:p>黃色刷入客戶QR code或barcode</text:p>
          </table:table-cell>
          <table:table-cell office:value-type="string" table:style-name="ce29">
            <text:p>AIC 序號</text:p>
          </table:table-cell>
          <table:table-cell office:value-type="string" table:style-name="ce28">
            <text:p>FAB PN</text:p>
          </table:table-cell>
          <table:table-cell table:style-name="ce28"/>
          <table:table-cell office:value-type="string" table:number-columns-spanned="2" table:number-rows-spanned="1" table:style-name="ce43">
            <text:p>由G欄位拆字</text:p>
          </table:table-cell>
          <table:covered-table-cell/>
          <table:table-cell office:value-type="string" table:style-name="ce46">
            <text:p>New Command</text:p>
          </table:table-cell>
          <table:table-cell table:number-columns-repeated="1011" table:style-name="ce38"/>
          <table:table-cell table:number-columns-repeated="15360"/>
        </table:table-row>
        <table:table-row table:style-name="ro8">
          <table:table-cell office:value-type="string" table:style-name="ce38">
            <text:p>FAN1</text:p>
          </table:table-cell>
          <table:table-cell office:value-type="string" table:style-name="ce38">
            <text:p>fan1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SS AC</text:p>
          </table:table-cell>
          <table:table-cell office:value-type="string" office:string-value="22" table:formula="of:=MID((RIGHT([.G2];14));4;2)" table:style-name="ce31">
            <text:p>22</text:p>
          </table:table-cell>
          <table:table-cell office:value-type="string" office:string-value="04" table:formula="of:=MID((RIGHT([.G2];14));6;2)" table:style-name="ce32">
            <text:p>04</text:p>
          </table:table-cell>
          <table:table-cell office:value-type="string" table:style-name="ce111">
            <text:p>C4-0027-01-01TBF2204AC00948</text:p>
          </table:table-cell>
          <table:table-cell office:value-type="string" table:style-name="ce112">
            <text:p>505-21050700210199</text:p>
          </table:table-cell>
          <table:table-cell office:value-type="string" table:style-name="ce8">
            <text:p>7C-0028-00R01</text:p>
          </table:table-cell>
          <table:table-cell office:value-type="string" office:string-value="7C-0028-00R01" table:formula="of:=CONCATENATE(LEFT([.I2];10);&quot;R&quot;;RIGHT([.I2];2))" table:style-name="ce31">
            <text:p>7C-0028-00R01</text:p>
          </table:table-cell>
          <table:table-cell office:value-type="string" office:string-value="00948" table:formula="of:=RIGHT([.G2];5)" table:style-name="ce29">
            <text:p>00948</text:p>
          </table:table-cell>
          <table:table-cell office:value-type="string" office:string-value="C4-0027-01R01" table:formula="of:=REPLACE((LEFT([.G2];13));11;1;&quot;R&quot;)" table:style-name="ce29">
            <text:p>C4-0027-01R01</text:p>
          </table:table-cell>
          <table:table-cell office:value-type="string" office:string-value="--mfg_week=04 --vendor_serial=&quot;505-21050700210199&quot;" table:formula="of:=CONCATENATE(&quot;--mfg_week=&quot;;[.F2];&quot; &quot;;&quot;--vendor_serial=&quot;;CHAR(34);[.H2];CHAR(34))" table:style-name="ce14">
            <text:p>--mfg_week=04 --vendor_serial="505-21050700210199"</text:p>
          </table:table-cell>
          <table:table-cell table:number-columns-repeated="1011" table:style-name="ce38"/>
          <table:table-cell table:number-columns-repeated="15360"/>
        </table:table-row>
        <table:table-row table:style-name="ro8">
          <table:table-cell office:value-type="string" table:style-name="ce38">
            <text:p>FAN2</text:p>
          </table:table-cell>
          <table:table-cell office:value-type="string" table:style-name="ce38">
            <text:p>fan2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SS AC</text:p>
          </table:table-cell>
          <table:table-cell office:value-type="string" office:string-value="22" table:formula="of:=MID((RIGHT([.G3];14));4;2)" table:style-name="ce31">
            <text:p>22</text:p>
          </table:table-cell>
          <table:table-cell office:value-type="string" office:string-value="04" table:formula="of:=MID((RIGHT([.G3];14));6;2)" table:style-name="ce32">
            <text:p>04</text:p>
          </table:table-cell>
          <table:table-cell office:value-type="string" table:style-name="ce111">
            <text:p>C4-0027-01-01TBF2204AC00949</text:p>
          </table:table-cell>
          <table:table-cell office:value-type="string" table:style-name="ce112">
            <text:p>505-21050700210202</text:p>
          </table:table-cell>
          <table:table-cell office:value-type="string" table:style-name="ce8">
            <text:p>7C-0028-00R01</text:p>
          </table:table-cell>
          <table:table-cell office:value-type="string" office:string-value="7C-0028-00R01" table:formula="of:=CONCATENATE(LEFT([.I3];10);&quot;R&quot;;RIGHT([.I3];2))" table:style-name="ce31">
            <text:p>7C-0028-00R01</text:p>
          </table:table-cell>
          <table:table-cell office:value-type="string" office:string-value="00949" table:formula="of:=RIGHT([.G3];5)" table:style-name="ce29">
            <text:p>00949</text:p>
          </table:table-cell>
          <table:table-cell office:value-type="string" office:string-value="C4-0027-01R01" table:formula="of:=REPLACE((LEFT([.G3];13));11;1;&quot;R&quot;)" table:style-name="ce29">
            <text:p>C4-0027-01R01</text:p>
          </table:table-cell>
          <table:table-cell office:value-type="string" office:string-value="--mfg_week=04 --vendor_serial=&quot;505-21050700210202&quot;" table:formula="of:=CONCATENATE(&quot;--mfg_week=&quot;;[.F3];&quot; &quot;;&quot;--vendor_serial=&quot;;CHAR(34);[.H3];CHAR(34))" table:style-name="ce14">
            <text:p>--mfg_week=04 --vendor_serial="505-21050700210202"</text:p>
          </table:table-cell>
          <table:table-cell table:number-columns-repeated="1011" table:style-name="ce38"/>
          <table:table-cell table:number-columns-repeated="15360"/>
        </table:table-row>
        <table:table-row table:style-name="ro8">
          <table:table-cell office:value-type="string" table:style-name="ce38">
            <text:p>FAN3</text:p>
          </table:table-cell>
          <table:table-cell office:value-type="string" table:style-name="ce38">
            <text:p>fan3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SS AC</text:p>
          </table:table-cell>
          <table:table-cell office:value-type="string" office:string-value="22" table:formula="of:=MID((RIGHT([.G4];14));4;2)" table:style-name="ce31">
            <text:p>22</text:p>
          </table:table-cell>
          <table:table-cell office:value-type="string" office:string-value="04" table:formula="of:=MID((RIGHT([.G4];14));6;2)" table:style-name="ce32">
            <text:p>04</text:p>
          </table:table-cell>
          <table:table-cell office:value-type="string" table:style-name="ce111">
            <text:p>C4-0027-01-01TBF2204AC00950</text:p>
          </table:table-cell>
          <table:table-cell office:value-type="string" table:style-name="ce112">
            <text:p>505-21050700210196</text:p>
          </table:table-cell>
          <table:table-cell office:value-type="string" table:style-name="ce8">
            <text:p>7C-0028-00R01</text:p>
          </table:table-cell>
          <table:table-cell office:value-type="string" office:string-value="7C-0028-00R01" table:formula="of:=CONCATENATE(LEFT([.I4];10);&quot;R&quot;;RIGHT([.I4];2))" table:style-name="ce31">
            <text:p>7C-0028-00R01</text:p>
          </table:table-cell>
          <table:table-cell office:value-type="string" office:string-value="00950" table:formula="of:=RIGHT([.G4];5)" table:style-name="ce29">
            <text:p>00950</text:p>
          </table:table-cell>
          <table:table-cell office:value-type="string" office:string-value="C4-0027-01R01" table:formula="of:=REPLACE((LEFT([.G4];13));11;1;&quot;R&quot;)" table:style-name="ce29">
            <text:p>C4-0027-01R01</text:p>
          </table:table-cell>
          <table:table-cell office:value-type="string" office:string-value="--mfg_week=04 --vendor_serial=&quot;505-21050700210196&quot;" table:formula="of:=CONCATENATE(&quot;--mfg_week=&quot;;[.F4];&quot; &quot;;&quot;--vendor_serial=&quot;;CHAR(34);[.H4];CHAR(34))" table:style-name="ce14">
            <text:p>--mfg_week=04 --vendor_serial="505-21050700210196"</text:p>
          </table:table-cell>
          <table:table-cell table:number-columns-repeated="1011" table:style-name="ce38"/>
          <table:table-cell table:number-columns-repeated="15360"/>
        </table:table-row>
        <table:table-row table:style-name="ro8">
          <table:table-cell office:value-type="string" table:style-name="ce38">
            <text:p>FAN4</text:p>
          </table:table-cell>
          <table:table-cell office:value-type="string" table:style-name="ce38">
            <text:p>fan4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SS AC</text:p>
          </table:table-cell>
          <table:table-cell office:value-type="string" office:string-value="22" table:formula="of:=MID((RIGHT([.G5];14));4;2)" table:style-name="ce31">
            <text:p>22</text:p>
          </table:table-cell>
          <table:table-cell office:value-type="string" office:string-value="04" table:formula="of:=MID((RIGHT([.G5];14));6;2)" table:style-name="ce32">
            <text:p>04</text:p>
          </table:table-cell>
          <table:table-cell office:value-type="string" table:style-name="ce111">
            <text:p>C4-0027-01-01TBF2204AC00951</text:p>
          </table:table-cell>
          <table:table-cell office:value-type="string" table:style-name="ce112">
            <text:p>505-21050700210205</text:p>
          </table:table-cell>
          <table:table-cell office:value-type="string" table:style-name="ce8">
            <text:p>7C-0028-00R01</text:p>
          </table:table-cell>
          <table:table-cell office:value-type="string" office:string-value="7C-0028-00R01" table:formula="of:=CONCATENATE(LEFT([.I5];10);&quot;R&quot;;RIGHT([.I5];2))" table:style-name="ce31">
            <text:p>7C-0028-00R01</text:p>
          </table:table-cell>
          <table:table-cell office:value-type="string" office:string-value="00951" table:formula="of:=RIGHT([.G5];5)" table:style-name="ce29">
            <text:p>00951</text:p>
          </table:table-cell>
          <table:table-cell office:value-type="string" office:string-value="C4-0027-01R01" table:formula="of:=REPLACE((LEFT([.G5];13));11;1;&quot;R&quot;)" table:style-name="ce29">
            <text:p>C4-0027-01R01</text:p>
          </table:table-cell>
          <table:table-cell office:value-type="string" office:string-value="--mfg_week=04 --vendor_serial=&quot;505-21050700210205&quot;" table:formula="of:=CONCATENATE(&quot;--mfg_week=&quot;;[.F5];&quot; &quot;;&quot;--vendor_serial=&quot;;CHAR(34);[.H5];CHAR(34))" table:style-name="ce14">
            <text:p>--mfg_week=04 --vendor_serial="505-21050700210205"</text:p>
          </table:table-cell>
          <table:table-cell table:number-columns-repeated="1011" table:style-name="ce38"/>
          <table:table-cell table:number-columns-repeated="15360"/>
        </table:table-row>
        <table:table-row table:style-name="ro8">
          <table:table-cell office:value-type="string" table:style-name="ce38">
            <text:p>FAN5</text:p>
          </table:table-cell>
          <table:table-cell office:value-type="string" table:style-name="ce38">
            <text:p>fan5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SS AC</text:p>
          </table:table-cell>
          <table:table-cell office:value-type="string" office:string-value="22" table:formula="of:=MID((RIGHT([.G6];14));4;2)" table:style-name="ce31">
            <text:p>22</text:p>
          </table:table-cell>
          <table:table-cell office:value-type="string" office:string-value="04" table:formula="of:=MID((RIGHT([.G6];14));6;2)" table:style-name="ce32">
            <text:p>04</text:p>
          </table:table-cell>
          <table:table-cell office:value-type="string" table:style-name="ce111">
            <text:p>C4-0027-01-01TBF2204AC00952</text:p>
          </table:table-cell>
          <table:table-cell office:value-type="string" table:style-name="ce112">
            <text:p>505-21050700210226</text:p>
          </table:table-cell>
          <table:table-cell office:value-type="string" table:style-name="ce8">
            <text:p>7C-0028-00R01</text:p>
          </table:table-cell>
          <table:table-cell office:value-type="string" office:string-value="7C-0028-00R01" table:formula="of:=CONCATENATE(LEFT([.I6];10);&quot;R&quot;;RIGHT([.I6];2))" table:style-name="ce31">
            <text:p>7C-0028-00R01</text:p>
          </table:table-cell>
          <table:table-cell office:value-type="string" office:string-value="00952" table:formula="of:=RIGHT([.G6];5)" table:style-name="ce29">
            <text:p>00952</text:p>
          </table:table-cell>
          <table:table-cell office:value-type="string" office:string-value="C4-0027-01R01" table:formula="of:=REPLACE((LEFT([.G6];13));11;1;&quot;R&quot;)" table:style-name="ce29">
            <text:p>C4-0027-01R01</text:p>
          </table:table-cell>
          <table:table-cell office:value-type="string" office:string-value="--mfg_week=04 --vendor_serial=&quot;505-21050700210226&quot;" table:formula="of:=CONCATENATE(&quot;--mfg_week=&quot;;[.F6];&quot; &quot;;&quot;--vendor_serial=&quot;;CHAR(34);[.H6];CHAR(34))" table:style-name="ce14">
            <text:p>--mfg_week=04 --vendor_serial="505-21050700210226"</text:p>
          </table:table-cell>
          <table:table-cell table:number-columns-repeated="1011" table:style-name="ce38"/>
          <table:table-cell table:number-columns-repeated="15360"/>
        </table:table-row>
        <table:table-row table:style-name="ro8">
          <table:table-cell office:value-type="string" table:style-name="ce38">
            <text:p>FAN6</text:p>
          </table:table-cell>
          <table:table-cell office:value-type="string" table:style-name="ce38">
            <text:p>fan6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SS AC</text:p>
          </table:table-cell>
          <table:table-cell office:value-type="string" office:string-value="22" table:formula="of:=MID((RIGHT([.G7];14));4;2)" table:style-name="ce31">
            <text:p>22</text:p>
          </table:table-cell>
          <table:table-cell office:value-type="string" office:string-value="04" table:formula="of:=MID((RIGHT([.G7];14));6;2)" table:style-name="ce32">
            <text:p>04</text:p>
          </table:table-cell>
          <table:table-cell office:value-type="string" table:style-name="ce111">
            <text:p>C4-0027-01-01TBF2204AC00953</text:p>
          </table:table-cell>
          <table:table-cell office:value-type="string" table:style-name="ce112">
            <text:p>505-21050700210211</text:p>
          </table:table-cell>
          <table:table-cell office:value-type="string" table:style-name="ce8">
            <text:p>7C-0028-00R01</text:p>
          </table:table-cell>
          <table:table-cell office:value-type="string" office:string-value="7C-0028-00R01" table:formula="of:=CONCATENATE(LEFT([.I7];10);&quot;R&quot;;RIGHT([.I7];2))" table:style-name="ce31">
            <text:p>7C-0028-00R01</text:p>
          </table:table-cell>
          <table:table-cell office:value-type="string" office:string-value="00953" table:formula="of:=RIGHT([.G7];5)" table:style-name="ce29">
            <text:p>00953</text:p>
          </table:table-cell>
          <table:table-cell office:value-type="string" office:string-value="C4-0027-01R01" table:formula="of:=REPLACE((LEFT([.G7];13));11;1;&quot;R&quot;)" table:style-name="ce29">
            <text:p>C4-0027-01R01</text:p>
          </table:table-cell>
          <table:table-cell office:value-type="string" office:string-value="--mfg_week=04 --vendor_serial=&quot;505-21050700210211&quot;" table:formula="of:=CONCATENATE(&quot;--mfg_week=&quot;;[.F7];&quot; &quot;;&quot;--vendor_serial=&quot;;CHAR(34);[.H7];CHAR(34))" table:style-name="ce14">
            <text:p>--mfg_week=04 --vendor_serial="505-21050700210211"</text:p>
          </table:table-cell>
          <table:table-cell table:number-columns-repeated="1011" table:style-name="ce38"/>
          <table:table-cell table:number-columns-repeated="15360"/>
        </table:table-row>
        <table:table-row table:style-name="ro8">
          <table:table-cell office:value-type="string" table:style-name="ce38">
            <text:p>FAN7</text:p>
          </table:table-cell>
          <table:table-cell office:value-type="string" table:style-name="ce38">
            <text:p>fan7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SS AC</text:p>
          </table:table-cell>
          <table:table-cell office:value-type="string" office:string-value="22" table:formula="of:=MID((RIGHT([.G8];14));4;2)" table:style-name="ce31">
            <text:p>22</text:p>
          </table:table-cell>
          <table:table-cell office:value-type="string" office:string-value="04" table:formula="of:=MID((RIGHT([.G8];14));6;2)" table:style-name="ce32">
            <text:p>04</text:p>
          </table:table-cell>
          <table:table-cell office:value-type="string" table:style-name="ce111">
            <text:p>C4-0027-01-01TBF2204AC00954</text:p>
          </table:table-cell>
          <table:table-cell office:value-type="string" table:style-name="ce112">
            <text:p>505-21050700210209</text:p>
          </table:table-cell>
          <table:table-cell office:value-type="string" table:style-name="ce8">
            <text:p>7C-0028-00R01</text:p>
          </table:table-cell>
          <table:table-cell office:value-type="string" office:string-value="7C-0028-00R01" table:formula="of:=CONCATENATE(LEFT([.I8];10);&quot;R&quot;;RIGHT([.I8];2))" table:style-name="ce31">
            <text:p>7C-0028-00R01</text:p>
          </table:table-cell>
          <table:table-cell office:value-type="string" office:string-value="00954" table:formula="of:=RIGHT([.G8];5)" table:style-name="ce29">
            <text:p>00954</text:p>
          </table:table-cell>
          <table:table-cell office:value-type="string" office:string-value="C4-0027-01R01" table:formula="of:=REPLACE((LEFT([.G8];13));11;1;&quot;R&quot;)" table:style-name="ce29">
            <text:p>C4-0027-01R01</text:p>
          </table:table-cell>
          <table:table-cell office:value-type="string" office:string-value="--mfg_week=04 --vendor_serial=&quot;505-21050700210209&quot;" table:formula="of:=CONCATENATE(&quot;--mfg_week=&quot;;[.F8];&quot; &quot;;&quot;--vendor_serial=&quot;;CHAR(34);[.H8];CHAR(34))" table:style-name="ce14">
            <text:p>--mfg_week=04 --vendor_serial="505-21050700210209"</text:p>
          </table:table-cell>
          <table:table-cell table:number-columns-repeated="1011" table:style-name="ce38"/>
          <table:table-cell table:number-columns-repeated="15360"/>
        </table:table-row>
        <table:table-row table:style-name="ro8">
          <table:table-cell office:value-type="string" table:style-name="ce38">
            <text:p>FAN8</text:p>
          </table:table-cell>
          <table:table-cell office:value-type="string" table:style-name="ce38">
            <text:p>fan8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SS AC</text:p>
          </table:table-cell>
          <table:table-cell office:value-type="string" office:string-value="22" table:formula="of:=MID((RIGHT([.G9];14));4;2)" table:style-name="ce31">
            <text:p>22</text:p>
          </table:table-cell>
          <table:table-cell office:value-type="string" office:string-value="04" table:formula="of:=MID((RIGHT([.G9];14));6;2)" table:style-name="ce32">
            <text:p>04</text:p>
          </table:table-cell>
          <table:table-cell office:value-type="string" table:style-name="ce111">
            <text:p>C4-0027-01-01TBF2204AC00955</text:p>
          </table:table-cell>
          <table:table-cell office:value-type="string" table:style-name="ce112">
            <text:p>505-21050700210192</text:p>
          </table:table-cell>
          <table:table-cell office:value-type="string" table:style-name="ce8">
            <text:p>7C-0028-00R01</text:p>
          </table:table-cell>
          <table:table-cell office:value-type="string" office:string-value="7C-0028-00R01" table:formula="of:=CONCATENATE(LEFT([.I9];10);&quot;R&quot;;RIGHT([.I9];2))" table:style-name="ce31">
            <text:p>7C-0028-00R01</text:p>
          </table:table-cell>
          <table:table-cell office:value-type="string" office:string-value="00955" table:formula="of:=RIGHT([.G9];5)" table:style-name="ce29">
            <text:p>00955</text:p>
          </table:table-cell>
          <table:table-cell office:value-type="string" office:string-value="C4-0027-01R01" table:formula="of:=REPLACE((LEFT([.G9];13));11;1;&quot;R&quot;)" table:style-name="ce29">
            <text:p>C4-0027-01R01</text:p>
          </table:table-cell>
          <table:table-cell office:value-type="string" office:string-value="--mfg_week=04 --vendor_serial=&quot;505-21050700210192&quot;" table:formula="of:=CONCATENATE(&quot;--mfg_week=&quot;;[.F9];&quot; &quot;;&quot;--vendor_serial=&quot;;CHAR(34);[.H9];CHAR(34))" table:style-name="ce14">
            <text:p>--mfg_week=04 --vendor_serial="505-21050700210192"</text:p>
          </table:table-cell>
          <table:table-cell table:number-columns-repeated="1011" table:style-name="ce38"/>
          <table:table-cell table:number-columns-repeated="15360"/>
        </table:table-row>
        <table:table-row table:number-rows-repeated="2" table:style-name="ro8">
          <table:table-cell table:number-columns-repeated="2" table:style-name="ce29"/>
          <table:table-cell table:number-columns-repeated="8" table:style-name="ce38"/>
          <table:table-cell table:number-columns-repeated="3" table:style-name="ce29"/>
          <table:table-cell table:number-columns-repeated="1011" table:style-name="ce38"/>
          <table:table-cell table:number-columns-repeated="15360"/>
        </table:table-row>
        <table:table-row table:style-name="ro8">
          <table:table-cell office:value-type="string" office:string-value="oil prog_mfginfo -v 2 -cfan1 y FCM TBF C4-0027-01R01 7C-0028-00R01 SS AC 22 00948 --mfg_week=04 --vendor_serial=&quot;505-21050700210199&quot;" table:formula="of:=CONCATENATE([Information.$A$11];[.B2];&quot; &quot;;[.C2];&quot; &quot;;[Information.$D$2];&quot; &quot;;[Information.$D$3];&quot; &quot;;[.L2];&quot; &quot;;[.J2];&quot; &quot;;[.D2];&quot; &quot;;[.E2];&quot; &quot;;[.K2];&quot; &quot;;[.M2])" table:number-columns-spanned="11" table:number-rows-spanned="1" table:style-name="ce93">
            <text:p>oil prog_mfginfo -v 2 -cfan1 y FCM TBF C4-0027-01R01 7C-0028-00R01 SS AC 22 00948 --mfg_week=04 --vendor_serial="505-21050700210199"</text:p>
          </table:table-cell>
          <table:covered-table-cell table:number-columns-repeated="10"/>
          <table:table-cell table:number-columns-repeated="3" table:style-name="ce50"/>
          <table:table-cell table:number-columns-repeated="6" table:style-name="ce51"/>
          <table:table-cell table:number-columns-repeated="16364" table:style-name="ce38"/>
        </table:table-row>
        <table:table-row table:style-name="ro8">
          <table:table-cell office:value-type="string" office:string-value="oil prog_mfginfo -v 2 -cfan2 y FCM TBF C4-0027-01R01 7C-0028-00R01 SS AC 22 00949 --mfg_week=04 --vendor_serial=&quot;505-21050700210202&quot;" table:formula="of:=CONCATENATE([Information.$A$11];[.B3];&quot; &quot;;[.C3];&quot; &quot;;[Information.$D$2];&quot; &quot;;[Information.$D$3];&quot; &quot;;[.L3];&quot; &quot;;[.J3];&quot; &quot;;[.D3];&quot; &quot;;[.E3];&quot; &quot;;[.K3];&quot; &quot;;[.M3])" table:number-columns-spanned="11" table:number-rows-spanned="1" table:style-name="ce93">
            <text:p>oil prog_mfginfo -v 2 -cfan2 y FCM TBF C4-0027-01R01 7C-0028-00R01 SS AC 22 00949 --mfg_week=04 --vendor_serial="505-21050700210202"</text:p>
          </table:table-cell>
          <table:covered-table-cell table:number-columns-repeated="10"/>
          <table:table-cell table:number-columns-repeated="3" table:style-name="ce50"/>
          <table:table-cell table:number-columns-repeated="6" table:style-name="ce51"/>
          <table:table-cell table:number-columns-repeated="16364" table:style-name="ce38"/>
        </table:table-row>
        <table:table-row table:style-name="ro8">
          <table:table-cell office:value-type="string" office:string-value="oil prog_mfginfo -v 2 -cfan3 y FCM TBF C4-0027-01R01 7C-0028-00R01 SS AC 22 00950 --mfg_week=04 --vendor_serial=&quot;505-21050700210196&quot;" table:formula="of:=CONCATENATE([Information.$A$11];[.B4];&quot; &quot;;[.C4];&quot; &quot;;[Information.$D$2];&quot; &quot;;[Information.$D$3];&quot; &quot;;[.L4];&quot; &quot;;[.J4];&quot; &quot;;[.D4];&quot; &quot;;[.E4];&quot; &quot;;[.K4];&quot; &quot;;[.M4])" table:number-columns-spanned="11" table:number-rows-spanned="1" table:style-name="ce93">
            <text:p>oil prog_mfginfo -v 2 -cfan3 y FCM TBF C4-0027-01R01 7C-0028-00R01 SS AC 22 00950 --mfg_week=04 --vendor_serial="505-21050700210196"</text:p>
          </table:table-cell>
          <table:covered-table-cell table:number-columns-repeated="10"/>
          <table:table-cell table:number-columns-repeated="3" table:style-name="ce50"/>
          <table:table-cell table:number-columns-repeated="6" table:style-name="ce51"/>
          <table:table-cell table:number-columns-repeated="16364" table:style-name="ce38"/>
        </table:table-row>
        <table:table-row table:style-name="ro8">
          <table:table-cell office:value-type="string" office:string-value="oil prog_mfginfo -v 2 -cfan4 y FCM TBF C4-0027-01R01 7C-0028-00R01 SS AC 22 00951 --mfg_week=04 --vendor_serial=&quot;505-21050700210205&quot;" table:formula="of:=CONCATENATE([Information.$A$11];[.B5];&quot; &quot;;[.C5];&quot; &quot;;[Information.$D$2];&quot; &quot;;[Information.$D$3];&quot; &quot;;[.L5];&quot; &quot;;[.J5];&quot; &quot;;[.D5];&quot; &quot;;[.E5];&quot; &quot;;[.K5];&quot; &quot;;[.M5])" table:number-columns-spanned="11" table:number-rows-spanned="1" table:style-name="ce93">
            <text:p>oil prog_mfginfo -v 2 -cfan4 y FCM TBF C4-0027-01R01 7C-0028-00R01 SS AC 22 00951 --mfg_week=04 --vendor_serial="505-21050700210205"</text:p>
          </table:table-cell>
          <table:covered-table-cell table:number-columns-repeated="10"/>
          <table:table-cell table:number-columns-repeated="3" table:style-name="ce50"/>
          <table:table-cell table:number-columns-repeated="6" table:style-name="ce51"/>
          <table:table-cell table:number-columns-repeated="16364" table:style-name="ce38"/>
        </table:table-row>
        <table:table-row table:style-name="ro8">
          <table:table-cell office:value-type="string" office:string-value="oil prog_mfginfo -v 2 -cfan5 y FCM TBF C4-0027-01R01 7C-0028-00R01 SS AC 22 00952 --mfg_week=04 --vendor_serial=&quot;505-21050700210226&quot;" table:formula="of:=CONCATENATE([Information.$A$11];[.B6];&quot; &quot;;[.C6];&quot; &quot;;[Information.$D$2];&quot; &quot;;[Information.$D$3];&quot; &quot;;[.L6];&quot; &quot;;[.J6];&quot; &quot;;[.D6];&quot; &quot;;[.E6];&quot; &quot;;[.K6];&quot; &quot;;[.M6])" table:number-columns-spanned="11" table:number-rows-spanned="1" table:style-name="ce93">
            <text:p>oil prog_mfginfo -v 2 -cfan5 y FCM TBF C4-0027-01R01 7C-0028-00R01 SS AC 22 00952 --mfg_week=04 --vendor_serial="505-21050700210226"</text:p>
          </table:table-cell>
          <table:covered-table-cell table:number-columns-repeated="10"/>
          <table:table-cell table:number-columns-repeated="3" table:style-name="ce50"/>
          <table:table-cell table:number-columns-repeated="6" table:style-name="ce51"/>
          <table:table-cell table:number-columns-repeated="16364" table:style-name="ce38"/>
        </table:table-row>
        <table:table-row table:style-name="ro8">
          <table:table-cell office:value-type="string" office:string-value="oil prog_mfginfo -v 2 -cfan6 y FCM TBF C4-0027-01R01 7C-0028-00R01 SS AC 22 00953 --mfg_week=04 --vendor_serial=&quot;505-21050700210211&quot;" table:formula="of:=CONCATENATE([Information.$A$11];[.B7];&quot; &quot;;[.C7];&quot; &quot;;[Information.$D$2];&quot; &quot;;[Information.$D$3];&quot; &quot;;[.L7];&quot; &quot;;[.J7];&quot; &quot;;[.D7];&quot; &quot;;[.E7];&quot; &quot;;[.K7];&quot; &quot;;[.M7])" table:number-columns-spanned="11" table:number-rows-spanned="1" table:style-name="ce93">
            <text:p>oil prog_mfginfo -v 2 -cfan6 y FCM TBF C4-0027-01R01 7C-0028-00R01 SS AC 22 00953 --mfg_week=04 --vendor_serial="505-21050700210211"</text:p>
          </table:table-cell>
          <table:covered-table-cell table:number-columns-repeated="10"/>
          <table:table-cell table:number-columns-repeated="3" table:style-name="ce50"/>
          <table:table-cell table:number-columns-repeated="16370" table:style-name="ce38"/>
        </table:table-row>
        <table:table-row table:style-name="ro8">
          <table:table-cell office:value-type="string" office:string-value="oil prog_mfginfo -v 2 -cfan7 y FCM TBF C4-0027-01R01 7C-0028-00R01 SS AC 22 00954 --mfg_week=04 --vendor_serial=&quot;505-21050700210209&quot;" table:formula="of:=CONCATENATE([Information.$A$11];[.B8];&quot; &quot;;[.C8];&quot; &quot;;[Information.$D$2];&quot; &quot;;[Information.$D$3];&quot; &quot;;[.L8];&quot; &quot;;[.J8];&quot; &quot;;[.D8];&quot; &quot;;[.E8];&quot; &quot;;[.K8];&quot; &quot;;[.M8])" table:number-columns-spanned="11" table:number-rows-spanned="1" table:style-name="ce93">
            <text:p>oil prog_mfginfo -v 2 -cfan7 y FCM TBF C4-0027-01R01 7C-0028-00R01 SS AC 22 00954 --mfg_week=04 --vendor_serial="505-21050700210209"</text:p>
          </table:table-cell>
          <table:covered-table-cell table:number-columns-repeated="10"/>
          <table:table-cell table:number-columns-repeated="3" table:style-name="ce50"/>
          <table:table-cell table:number-columns-repeated="16370" table:style-name="ce38"/>
        </table:table-row>
        <table:table-row table:style-name="ro8">
          <table:table-cell office:value-type="string" office:string-value="oil prog_mfginfo -v 2 -cfan8 y FCM TBF C4-0027-01R01 7C-0028-00R01 SS AC 22 00955 --mfg_week=04 --vendor_serial=&quot;505-21050700210192&quot;" table:formula="of:=CONCATENATE([Information.$A$11];[.B9];&quot; &quot;;[.C9];&quot; &quot;;[Information.$D$2];&quot; &quot;;[Information.$D$3];&quot; &quot;;[.L9];&quot; &quot;;[.J9];&quot; &quot;;[.D9];&quot; &quot;;[.E9];&quot; &quot;;[.K9];&quot; &quot;;[.M9])" table:number-columns-spanned="11" table:number-rows-spanned="1" table:style-name="ce93">
            <text:p>oil prog_mfginfo -v 2 -cfan8 y FCM TBF C4-0027-01R01 7C-0028-00R01 SS AC 22 00955 --mfg_week=04 --vendor_serial="505-21050700210192"</text:p>
          </table:table-cell>
          <table:covered-table-cell table:number-columns-repeated="10"/>
          <table:table-cell table:number-columns-repeated="3" table:style-name="ce50"/>
          <table:table-cell table:number-columns-repeated="16370" table:style-name="ce38"/>
        </table:table-row>
        <table:table-row table:style-name="ro8">
          <table:table-cell table:number-columns-repeated="10" table:style-name="ce38"/>
          <table:table-cell table:number-columns-repeated="2" table:style-name="ce29"/>
          <table:table-cell table:number-columns-repeated="16372" table:style-name="ce38"/>
        </table:table-row>
        <table:table-row table:number-rows-repeated="1048556" table:style-name="ro9">
          <table:table-cell table:number-columns-repeated="16384"/>
        </table:table-row>
      </table:table>
      <table:table table:name="FLB" table:style-name="ta1">
        <table:table-column table:style-name="co19" table:number-columns-repeated="2" table:default-cell-style-name="ce38"/>
        <table:table-column table:style-name="co48" table:default-cell-style-name="ce38"/>
        <table:table-column table:style-name="co49" table:default-cell-style-name="ce38"/>
        <table:table-column table:style-name="co50" table:number-columns-repeated="2" table:default-cell-style-name="ce38"/>
        <table:table-column table:style-name="co51" table:default-cell-style-name="ce38"/>
        <table:table-column table:style-name="co52" table:default-cell-style-name="ce38"/>
        <table:table-column table:style-name="co53" table:default-cell-style-name="ce38"/>
        <table:table-column table:style-name="co54" table:default-cell-style-name="ce38"/>
        <table:table-column table:style-name="co19" table:default-cell-style-name="ce38"/>
        <table:table-column table:style-name="co54" table:default-cell-style-name="ce38"/>
        <table:table-column table:style-name="co37" table:default-cell-style-name="ce38"/>
        <table:table-column table:style-name="co55" table:default-cell-style-name="ce38"/>
        <table:table-column table:style-name="co2" table:default-cell-style-name="ce38"/>
        <table:table-column table:style-name="co19" table:number-columns-repeated="1009" table:default-cell-style-name="ce38"/>
        <table:table-column table:style-name="co5" table:number-columns-repeated="15360" table:default-cell-style-name="ce1"/>
        <table:table-row table:style-name="ro8">
          <table:table-cell table:number-columns-spanned="2" table:number-rows-spanned="1" table:style-name="ce42"/>
          <table:covered-table-cell/>
          <table:table-cell table:number-columns-repeated="2" table:style-name="ce38"/>
          <table:table-cell office:value-type="string" table:style-name="ce29">
            <text:p>YYYY</text:p>
          </table:table-cell>
          <table:table-cell office:value-type="string" table:style-name="ce29">
            <text:p>WeekNum</text:p>
          </table:table-cell>
          <table:table-cell office:value-type="string" table:style-name="ce38">
            <text:p>黃色刷入客戶<text:span text:style-name="T14">大機箱</text:span>QR code或barcode</text:p>
          </table:table-cell>
          <table:table-cell office:value-type="string" table:style-name="ce29">
            <text:p>AIC 序號</text:p>
          </table:table-cell>
          <table:table-cell office:value-type="string" table:style-name="ce28">
            <text:p>FAB PN</text:p>
          </table:table-cell>
          <table:table-cell table:style-name="ce28"/>
          <table:table-cell office:value-type="string" table:number-columns-spanned="2" table:number-rows-spanned="1" table:style-name="ce43">
            <text:p>由G欄位拆字</text:p>
          </table:table-cell>
          <table:covered-table-cell/>
          <table:table-cell office:value-type="string" table:style-name="ce46">
            <text:p>New Command</text:p>
          </table:table-cell>
          <table:table-cell table:number-columns-repeated="1011" table:style-name="ce38"/>
          <table:table-cell table:number-columns-repeated="15360"/>
        </table:table-row>
        <table:table-row table:style-name="ro8">
          <table:table-cell office:value-type="string" table:style-name="ce38">
            <text:p>FAN1</text:p>
          </table:table-cell>
          <table:table-cell office:value-type="string" table:style-name="ce38">
            <text:p>panel1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SS AC</text:p>
          </table:table-cell>
          <table:table-cell office:value-type="string" office:string-value="22" table:formula="of:=MID((RIGHT([.G2];14));4;2)" table:style-name="ce31">
            <text:p>22</text:p>
          </table:table-cell>
          <table:table-cell office:value-type="string" office:string-value="04" table:formula="of:=MID((RIGHT([.G2];14));6;2)" table:style-name="ce32">
            <text:p>04</text:p>
          </table:table-cell>
          <table:table-cell office:value-type="string" table:style-name="ce47">
            <text:p>C2-0007-01-01TBC2204AC00108</text:p>
          </table:table-cell>
          <table:table-cell office:value-type="string" table:style-name="ce48">
            <text:p>516-22011400100001</text:p>
          </table:table-cell>
          <table:table-cell office:value-type="string" table:style-name="ce8">
            <text:p>7C-0029-00-01</text:p>
          </table:table-cell>
          <table:table-cell office:value-type="string" office:string-value="7C-0029-00R01" table:formula="of:=CONCATENATE(LEFT([.I2];10);&quot;R&quot;;RIGHT([.I2];2))" table:style-name="ce31">
            <text:p>7C-0029-00R01</text:p>
          </table:table-cell>
          <table:table-cell office:value-type="string" office:string-value="00108" table:formula="of:=RIGHT([.G2];5)" table:style-name="ce38">
            <text:p>00108</text:p>
          </table:table-cell>
          <table:table-cell office:value-type="string" office:string-value="C2-0007-01R01" table:formula="of:=REPLACE((LEFT([.G2];13));11;1;&quot;R&quot;)" table:style-name="ce38">
            <text:p>C2-0007-01R01</text:p>
          </table:table-cell>
          <table:table-cell office:value-type="string" office:string-value="--mfg_week=04 --vendor_serial=&quot;516-22011400100001&quot;" table:formula="of:=CONCATENATE(&quot;--mfg_week=&quot;;[.F2];&quot; &quot;;&quot;--vendor_serial=&quot;;CHAR(34);[.H2];CHAR(34))" table:style-name="ce14">
            <text:p>--mfg_week=04 --vendor_serial="516-22011400100001"</text:p>
          </table:table-cell>
          <table:table-cell table:number-columns-repeated="1011" table:style-name="ce38"/>
          <table:table-cell table:number-columns-repeated="15360"/>
        </table:table-row>
        <table:table-row table:style-name="ro8">
          <table:table-cell table:number-columns-repeated="4" table:style-name="ce38"/>
          <table:table-cell table:number-columns-repeated="6" table:style-name="ce49"/>
          <table:table-cell table:number-columns-repeated="1014" table:style-name="ce38"/>
          <table:table-cell table:number-columns-repeated="15360"/>
        </table:table-row>
        <table:table-row table:style-name="ro8">
          <table:table-cell office:value-type="string" office:string-value="oil prog_mfginfo -v 2 -cpanel1 y FLB TBC C2-0007-01R01 7C-0029-00R01 SS AC 22 00108 --mfg_week=04 --vendor_serial=&quot;516-22011400100001&quot;" table:formula="of:=CONCATENATE([Information.$A$11];[.B2];&quot; &quot;;[.C2];&quot; &quot;;[Information.$E$2];&quot; &quot;;[Information.$E$3];&quot; &quot;;[.L2];&quot; &quot;;[Information.$E$6];&quot; &quot;;[.D2];&quot; &quot;;[.E2];&quot; &quot;;[.K2];&quot; &quot;;[.M2])" table:number-columns-spanned="10" table:number-rows-spanned="1" table:style-name="ce94">
            <text:p>oil prog_mfginfo -v 2 -cpanel1 y FLB TBC C2-0007-01R01 7C-0029-00R01 SS AC 22 00108 --mfg_week=04 --vendor_serial="516-22011400100001"</text:p>
          </table:table-cell>
          <table:covered-table-cell table:number-columns-repeated="9"/>
          <table:table-cell table:number-columns-repeated="4" table:style-name="ce89"/>
          <table:table-cell table:number-columns-repeated="6" table:style-name="ce51"/>
          <table:table-cell table:number-columns-repeated="16364" table:style-name="ce38"/>
        </table:table-row>
        <table:table-row table:number-rows-repeated="1048572" table:style-name="ro9">
          <table:table-cell table:number-columns-repeated="16384"/>
        </table:table-row>
      </table:table>
      <table:table table:name="EEPROM_Reading" table:style-name="ta1">
        <table:table-column table:style-name="co56" table:default-cell-style-name="ce38"/>
        <table:table-column table:style-name="co25" table:default-cell-style-name="ce38"/>
        <table:table-column table:style-name="co19" table:number-columns-repeated="1022" table:default-cell-style-name="ce38"/>
        <table:table-column table:style-name="co5" table:number-columns-repeated="15360" table:default-cell-style-name="ce1"/>
        <table:table-row table:style-name="ro8">
          <table:table-cell table:number-columns-repeated="1024" table:style-name="ce38"/>
          <table:table-cell table:number-columns-repeated="15360"/>
        </table:table-row>
        <table:table-row table:style-name="ro8">
          <table:table-cell office:value-type="string" table:style-name="ce38">
            <text:p>1. SBB</text:p>
          </table:table-cell>
          <table:table-cell office:value-type="string" table:style-name="ce38">
            <text:p>oil mfginfo -c cmps</text:p>
          </table:table-cell>
          <table:table-cell table:number-columns-repeated="16382"/>
        </table:table-row>
        <table:table-row table:style-name="ro8">
          <table:table-cell office:value-type="string" table:style-name="ce38">
            <text:p>2. ABB</text:p>
          </table:table-cell>
          <table:table-cell office:value-type="string" table:style-name="ce38">
            <text:p>oil mfginfo -c dms</text:p>
          </table:table-cell>
          <table:table-cell table:number-columns-repeated="16382"/>
        </table:table-row>
        <table:table-row table:style-name="ro8">
          <table:table-cell office:value-type="string" table:style-name="ce38">
            <text:p>3. FAN</text:p>
          </table:table-cell>
          <table:table-cell office:value-type="string" table:style-name="ce38">
            <text:p>oil mfginfo -c fans</text:p>
          </table:table-cell>
          <table:table-cell table:number-columns-repeated="16382"/>
        </table:table-row>
        <table:table-row table:style-name="ro8">
          <table:table-cell office:value-type="string" table:style-name="ce38">
            <text:p>4. PSU</text:p>
          </table:table-cell>
          <table:table-cell office:value-type="string" table:style-name="ce38">
            <text:p>oil mfginfo -c pwrs</text:p>
          </table:table-cell>
          <table:table-cell table:number-columns-repeated="16382"/>
        </table:table-row>
        <table:table-row table:style-name="ro8">
          <table:table-cell office:value-type="string" table:style-name="ce38">
            <text:p>5. Panel1</text:p>
          </table:table-cell>
          <table:table-cell office:value-type="string" table:style-name="ce38">
            <text:p>oil mfginfo -c panel1</text:p>
          </table:table-cell>
          <table:table-cell table:number-columns-repeated="16382"/>
        </table:table-row>
        <table:table-row table:style-name="ro8">
          <table:table-cell office:value-type="string" table:style-name="ce38">
            <text:p>6. KSB</text:p>
          </table:table-cell>
          <table:table-cell office:value-type="string" table:style-name="ce38">
            <text:p>oil mfginfo -c panel1</text:p>
          </table:table-cell>
          <table:table-cell table:number-columns-repeated="16382"/>
        </table:table-row>
        <table:table-row table:number-rows-repeated="1048569" table:style-name="ro9">
          <table:table-cell table:number-columns-repeated="16384"/>
        </table:table-row>
      </table:table>
      <table:table table:name="Compare" table:style-name="ta1">
        <table:table-column table:style-name="co55" table:default-cell-style-name="ce97"/>
        <table:table-column table:style-name="co42" table:default-cell-style-name="ce97"/>
        <table:table-column table:style-name="co57" table:default-cell-style-name="ce97"/>
        <table:table-column table:style-name="co58" table:default-cell-style-name="ce97"/>
        <table:table-column table:style-name="co59" table:default-cell-style-name="ce97"/>
        <table:table-column table:style-name="co46" table:default-cell-style-name="ce97"/>
        <table:table-column table:style-name="co4" table:number-columns-repeated="1018" table:default-cell-style-name="ce97"/>
        <table:table-column table:style-name="co5" table:number-columns-repeated="15360" table:default-cell-style-name="ce1"/>
        <table:table-row table:style-name="ro6">
          <table:table-cell office:value-type="string" table:style-name="ce7">
            <text:p>SBB</text:p>
          </table:table-cell>
          <table:table-cell office:value-type="string" table:style-name="ce95">
            <text:p>ABB</text:p>
          </table:table-cell>
          <table:table-cell office:value-type="string" table:style-name="ce7">
            <text:p>KSB</text:p>
          </table:table-cell>
          <table:table-cell office:value-type="string" table:style-name="ce96">
            <text:p>FCM</text:p>
          </table:table-cell>
          <table:table-cell office:value-type="string" table:style-name="ce96">
            <text:p>FLB</text:p>
          </table:table-cell>
          <table:table-cell table:number-columns-repeated="16379"/>
        </table:table-row>
        <table:table-row table:style-name="ro6">
          <table:table-cell office:value-type="string" table:style-name="ce98">
            <text:p>assy_pn</text:p>
          </table:table-cell>
          <table:table-cell office:value-type="string" table:style-name="ce99">
            <text:p>assy_pn</text:p>
          </table:table-cell>
          <table:table-cell office:value-type="string" table:style-name="ce7">
            <text:p>SN</text:p>
          </table:table-cell>
          <table:table-cell office:value-type="string" table:style-name="ce100">
            <text:p>assy_pn</text:p>
          </table:table-cell>
          <table:table-cell office:value-type="string" table:style-name="ce100">
            <text:p>assy_pn</text:p>
          </table:table-cell>
          <table:table-cell table:number-columns-repeated="16379"/>
        </table:table-row>
        <table:table-row table:style-name="ro6">
          <table:table-cell office:value-type="string" office:string-value="C4-0026-01R01TBB2203AC329A0" table:formula="of:=CONCATENATE([SBB.L2];RIGHT([SBB.G2];14))" table:style-name="ce101">
            <text:p>C4-0026-01R01TBB2203AC329A0</text:p>
          </table:table-cell>
          <table:table-cell office:value-type="string" office:string-value="C0-0019-14R01TBA2204AC238A0" table:formula="of:=CONCATENATE([ABB.L2];RIGHT([ABB.G2];14))" table:style-name="ce96">
            <text:p>C0-0019-14R01TBA2204AC238A0</text:p>
          </table:table-cell>
          <table:table-cell office:value-type="float" office:value="0" table:formula="of:=['file:///E:/YB%20FRU%20table-20210129_woAICsn.xlsx'#KSB.J2]" table:style-name="ce100">
            <text:p>0</text:p>
          </table:table-cell>
          <table:table-cell office:value-type="string" office:string-value="C4-0027-01R01TBF2204AC00948" table:formula="of:=CONCATENATE([FCM.L2];RIGHT([FCM.G2];14))" table:style-name="ce96">
            <text:p>C4-0027-01R01TBF2204AC00948</text:p>
          </table:table-cell>
          <table:table-cell office:value-type="string" office:string-value="C2-0007-01R01TBC2204AC00108" table:formula="of:=CONCATENATE([FLB.L2];RIGHT([FLB.G2];14))" table:style-name="ce7">
            <text:p>C2-0007-01R01TBC2204AC00108</text:p>
          </table:table-cell>
          <table:table-cell table:number-columns-repeated="16379"/>
        </table:table-row>
        <table:table-row table:style-name="ro6">
          <table:table-cell office:value-type="string" office:string-value="C4-0026-01R01TBB2203AC320C0" table:formula="of:=CONCATENATE([SBB.L3];RIGHT([SBB.G3];14))" table:style-name="ce101">
            <text:p>C4-0026-01R01TBB2203AC320C0</text:p>
          </table:table-cell>
          <table:table-cell office:value-type="string" office:string-value="C0-0019-14R01TBA2204AC23864" table:formula="of:=CONCATENATE([ABB.L3];RIGHT([ABB.G3];14))" table:style-name="ce96">
            <text:p>C0-0019-14R01TBA2204AC23864</text:p>
          </table:table-cell>
          <table:table-cell office:value-type="float" office:value="0" table:formula="of:=['file:///E:/YB%20FRU%20table-20210129_woAICsn.xlsx'#KSB.J3]" table:style-name="ce96">
            <text:p>0</text:p>
          </table:table-cell>
          <table:table-cell office:value-type="string" office:string-value="C4-0027-01R01TBF2204AC00949" table:formula="of:=CONCATENATE([FCM.L3];RIGHT([FCM.G3];14))" table:style-name="ce96">
            <text:p>C4-0027-01R01TBF2204AC00949</text:p>
          </table:table-cell>
          <table:table-cell table:number-columns-repeated="1020" table:style-name="ce97"/>
          <table:table-cell table:number-columns-repeated="15360"/>
        </table:table-row>
        <table:table-row table:style-name="ro6">
          <table:table-cell table:style-name="ce97"/>
          <table:table-cell office:value-type="string" office:string-value="C0-0019-14R01TBA2204AC239FC" table:formula="of:=CONCATENATE([ABB.L4];RIGHT([ABB.G4];14))" table:style-name="ce7">
            <text:p>C0-0019-14R01TBA2204AC239FC</text:p>
          </table:table-cell>
          <table:table-cell office:value-type="float" office:value="0" table:formula="of:=['file:///E:/YB%20FRU%20table-20210129_woAICsn.xlsx'#KSB.J4]" table:style-name="ce96">
            <text:p>0</text:p>
          </table:table-cell>
          <table:table-cell office:value-type="string" office:string-value="C4-0027-01R01TBF2204AC00950" table:formula="of:=CONCATENATE([FCM.L4];RIGHT([FCM.G4];14))" table:style-name="ce96">
            <text:p>C4-0027-01R01TBF2204AC00950</text:p>
          </table:table-cell>
          <table:table-cell table:number-columns-repeated="1020" table:style-name="ce97"/>
          <table:table-cell table:number-columns-repeated="15360"/>
        </table:table-row>
        <table:table-row table:style-name="ro6">
          <table:table-cell table:style-name="ce97"/>
          <table:table-cell office:value-type="string" office:string-value="C0-0019-14R01TBA2204AC23A98" table:formula="of:=CONCATENATE([ABB.L5];RIGHT([ABB.G5];14))" table:style-name="ce7">
            <text:p>C0-0019-14R01TBA2204AC23A98</text:p>
          </table:table-cell>
          <table:table-cell office:value-type="float" office:value="0" table:formula="of:=['file:///E:/YB%20FRU%20table-20210129_woAICsn.xlsx'#KSB.J5]" table:style-name="ce96">
            <text:p>0</text:p>
          </table:table-cell>
          <table:table-cell office:value-type="string" office:string-value="C4-0027-01R01TBF2204AC00951" table:formula="of:=CONCATENATE([FCM.L5];RIGHT([FCM.G5];14))" table:style-name="ce96">
            <text:p>C4-0027-01R01TBF2204AC00951</text:p>
          </table:table-cell>
          <table:table-cell table:number-columns-repeated="1020" table:style-name="ce97"/>
          <table:table-cell table:number-columns-repeated="15360"/>
        </table:table-row>
        <table:table-row table:style-name="ro6">
          <table:table-cell table:style-name="ce97"/>
          <table:table-cell office:value-type="string" office:string-value="C0-0019-14R01TBA2204AC23AB0" table:formula="of:=CONCATENATE([ABB.L6];RIGHT([ABB.G6];14))" table:style-name="ce7">
            <text:p>C0-0019-14R01TBA2204AC23AB0</text:p>
          </table:table-cell>
          <table:table-cell office:value-type="float" office:value="0" table:formula="of:=['file:///E:/YB%20FRU%20table-20210129_woAICsn.xlsx'#KSB.J6]" table:style-name="ce96">
            <text:p>0</text:p>
          </table:table-cell>
          <table:table-cell office:value-type="string" office:string-value="C4-0027-01R01TBF2204AC00952" table:formula="of:=CONCATENATE([FCM.L6];RIGHT([FCM.G6];14))" table:style-name="ce96">
            <text:p>C4-0027-01R01TBF2204AC00952</text:p>
          </table:table-cell>
          <table:table-cell table:number-columns-repeated="1020" table:style-name="ce97"/>
          <table:table-cell table:number-columns-repeated="15360"/>
        </table:table-row>
        <table:table-row table:style-name="ro6">
          <table:table-cell table:style-name="ce97"/>
          <table:table-cell office:value-type="string" office:string-value="C0-0019-14R01TBA2204AC2387C" table:formula="of:=CONCATENATE([ABB.L7];RIGHT([ABB.G7];14))" table:style-name="ce7">
            <text:p>C0-0019-14R01TBA2204AC2387C</text:p>
          </table:table-cell>
          <table:table-cell office:value-type="float" office:value="0" table:formula="of:=['file:///E:/YB%20FRU%20table-20210129_woAICsn.xlsx'#KSB.J7]" table:style-name="ce96">
            <text:p>0</text:p>
          </table:table-cell>
          <table:table-cell office:value-type="string" office:string-value="C4-0027-01R01TBF2204AC00953" table:formula="of:=CONCATENATE([FCM.L7];RIGHT([FCM.G7];14))" table:style-name="ce96">
            <text:p>C4-0027-01R01TBF2204AC00953</text:p>
          </table:table-cell>
          <table:table-cell table:number-columns-repeated="1020" table:style-name="ce97"/>
          <table:table-cell table:number-columns-repeated="15360"/>
        </table:table-row>
        <table:table-row table:style-name="ro6">
          <table:table-cell table:style-name="ce97"/>
          <table:table-cell office:value-type="string" office:string-value="C0-0019-14R01TBA2204AC238B8" table:formula="of:=CONCATENATE([ABB.L8];RIGHT([ABB.G8];14))" table:style-name="ce7">
            <text:p>C0-0019-14R01TBA2204AC238B8</text:p>
          </table:table-cell>
          <table:table-cell office:value-type="float" office:value="0" table:formula="of:=['file:///E:/YB%20FRU%20table-20210129_woAICsn.xlsx'#KSB.J8]" table:style-name="ce96">
            <text:p>0</text:p>
          </table:table-cell>
          <table:table-cell office:value-type="string" office:string-value="C4-0027-01R01TBF2204AC00954" table:formula="of:=CONCATENATE([FCM.L8];RIGHT([FCM.G8];14))" table:style-name="ce96">
            <text:p>C4-0027-01R01TBF2204AC00954</text:p>
          </table:table-cell>
          <table:table-cell table:number-columns-repeated="1020" table:style-name="ce97"/>
          <table:table-cell table:number-columns-repeated="15360"/>
        </table:table-row>
        <table:table-row table:style-name="ro6">
          <table:table-cell table:style-name="ce97"/>
          <table:table-cell office:value-type="string" office:string-value="C0-0019-14R01TBA2204AC238C4" table:formula="of:=CONCATENATE([ABB.L9];RIGHT([ABB.G9];14))" table:style-name="ce7">
            <text:p>C0-0019-14R01TBA2204AC238C4</text:p>
          </table:table-cell>
          <table:table-cell office:value-type="float" office:value="0" table:formula="of:=['file:///E:/YB%20FRU%20table-20210129_woAICsn.xlsx'#KSB.J9]" table:style-name="ce96">
            <text:p>0</text:p>
          </table:table-cell>
          <table:table-cell office:value-type="string" office:string-value="C4-0027-01R01TBF2204AC00955" table:formula="of:=CONCATENATE([FCM.L9];RIGHT([FCM.G9];14))" table:style-name="ce96">
            <text:p>C4-0027-01R01TBF2204AC00955</text:p>
          </table:table-cell>
          <table:table-cell table:number-columns-repeated="1020" table:style-name="ce97"/>
          <table:table-cell table:number-columns-repeated="15360"/>
        </table:table-row>
        <table:table-row table:style-name="ro6">
          <table:table-cell table:style-name="ce97"/>
          <table:table-cell office:value-type="string" office:string-value="C0-0019-14R01TBA2204AC238D0" table:formula="of:=CONCATENATE([ABB.L10];RIGHT([ABB.G10];14))" table:style-name="ce7">
            <text:p>C0-0019-14R01TBA2204AC238D0</text:p>
          </table:table-cell>
          <table:table-cell office:value-type="float" office:value="0" table:formula="of:=['file:///E:/YB%20FRU%20table-20210129_woAICsn.xlsx'#KSB.J10]" table:style-name="ce96">
            <text:p>0</text:p>
          </table:table-cell>
          <table:table-cell table:number-columns-repeated="1021" table:style-name="ce97"/>
          <table:table-cell table:number-columns-repeated="15360"/>
        </table:table-row>
        <table:table-row table:style-name="ro6">
          <table:table-cell table:style-name="ce97"/>
          <table:table-cell office:value-type="string" office:string-value="C0-0019-14R01TBA2204AC238AC" table:formula="of:=CONCATENATE([ABB.L11];RIGHT([ABB.G11];14))" table:style-name="ce7">
            <text:p>C0-0019-14R01TBA2204AC238AC</text:p>
          </table:table-cell>
          <table:table-cell office:value-type="float" office:value="0" table:formula="of:=['file:///E:/YB%20FRU%20table-20210129_woAICsn.xlsx'#KSB.J11]" table:style-name="ce96">
            <text:p>0</text:p>
          </table:table-cell>
          <table:table-cell table:number-columns-repeated="1021" table:style-name="ce97"/>
          <table:table-cell table:number-columns-repeated="15360"/>
        </table:table-row>
        <table:table-row table:style-name="ro6">
          <table:table-cell table:number-columns-repeated="2" table:style-name="ce97"/>
          <table:table-cell office:value-type="float" office:value="0" table:formula="of:=['file:///E:/YB%20FRU%20table-20210129_woAICsn.xlsx'#KSB.J12]" table:style-name="ce7">
            <text:p>0</text:p>
          </table:table-cell>
          <table:table-cell table:number-columns-repeated="1021" table:style-name="ce97"/>
          <table:table-cell table:number-columns-repeated="15360"/>
        </table:table-row>
        <table:table-row table:style-name="ro6">
          <table:table-cell table:number-columns-repeated="2" table:style-name="ce97"/>
          <table:table-cell office:value-type="float" office:value="0" table:formula="of:=['file:///E:/YB%20FRU%20table-20210129_woAICsn.xlsx'#KSB.J13]" table:style-name="ce7">
            <text:p>0</text:p>
          </table:table-cell>
          <table:table-cell table:number-columns-repeated="1021" table:style-name="ce97"/>
          <table:table-cell table:number-columns-repeated="15360"/>
        </table:table-row>
        <table:table-row table:style-name="ro6">
          <table:table-cell table:number-columns-repeated="2" table:style-name="ce97"/>
          <table:table-cell office:value-type="float" office:value="0" table:formula="of:=['file:///E:/YB%20FRU%20table-20210129_woAICsn.xlsx'#KSB.J14]" table:style-name="ce7">
            <text:p>0</text:p>
          </table:table-cell>
          <table:table-cell table:number-columns-repeated="1021" table:style-name="ce97"/>
          <table:table-cell table:number-columns-repeated="15360"/>
        </table:table-row>
        <table:table-row table:style-name="ro6">
          <table:table-cell table:number-columns-repeated="2" table:style-name="ce97"/>
          <table:table-cell office:value-type="float" office:value="0" table:formula="of:=['file:///E:/YB%20FRU%20table-20210129_woAICsn.xlsx'#KSB.J15]" table:style-name="ce7">
            <text:p>0</text:p>
          </table:table-cell>
          <table:table-cell table:number-columns-repeated="1021" table:style-name="ce97"/>
          <table:table-cell table:number-columns-repeated="15360"/>
        </table:table-row>
        <table:table-row table:style-name="ro6">
          <table:table-cell table:number-columns-repeated="2"/>
          <table:table-cell office:value-type="float" office:value="0" table:formula="of:=['file:///E:/YB%20FRU%20table-20210129_woAICsn.xlsx'#KSB.J16]" table:style-name="ce7">
            <text:p>0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float" office:value="0" table:formula="of:=['file:///E:/YB%20FRU%20table-20210129_woAICsn.xlsx'#KSB.J17]" table:style-name="ce7">
            <text:p>0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float" office:value="0" table:formula="of:=['file:///E:/YB%20FRU%20table-20210129_woAICsn.xlsx'#KSB.J18]" table:style-name="ce7">
            <text:p>0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float" office:value="0" table:formula="of:=['file:///E:/YB%20FRU%20table-20210129_woAICsn.xlsx'#KSB.J19]" table:style-name="ce7">
            <text:p>0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float" office:value="0" table:formula="of:=['file:///E:/YB%20FRU%20table-20210129_woAICsn.xlsx'#KSB.J20]" table:style-name="ce7">
            <text:p>0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float" office:value="0" table:formula="of:=['file:///E:/YB%20FRU%20table-20210129_woAICsn.xlsx'#KSB.J21]" table:style-name="ce7">
            <text:p>0</text:p>
          </table:table-cell>
          <table:table-cell table:number-columns-repeated="16381"/>
        </table:table-row>
        <table:table-row table:number-rows-repeated="1048554" table:style-name="ro9">
          <table:table-cell table:number-columns-repeated="16384"/>
        </table:table-row>
      </table:table>
      <table:table table:name="'file:///E:/YB%20FRU%20table-20210129_woAICsn.xlsx'#KSB" table:style-name="ta2">
        <table:table-source xlink:href="file:///E:/YB%20FRU%20table-20210129_woAICsn.xlsx" table:table-name="KSB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新細明體" svg:font-family="新細明體"/>
    <style:font-face style:name="Calibri" svg:font-family="Calibri"/>
    <style:font-face style:name="新細明體1" svg:font-family="新細明體1"/>
    <style:font-face style:name="CourierNewPSMT" svg:font-family="CourierNewPSMT"/>
    <style:font-face style:name="TimesNewRomanPSMT" svg:font-family="TimesNewRomanPSMT"/>
    <style:font-face style:name="細明體" svg:font-family="細明體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" number:language="zh" number:country="TW">
      <number:number number:min-integer-digits="1"/>
    </number:number-style>
    <number:date-style style:name="N49" number:language="zh" number:country="TW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0" number:language="zh" number:country="TW">
      <number:year number:style="long"/>
      <number:text>/</number:text>
      <number:month/>
      <number:text>/</number:text>
      <number:day/>
    </number:date-style>
    <number:number-style style:name="N51">
      <number:number number:decimal-places="0" number:min-integer-digits="2"/>
    </number:number-style>
    <number:number-style style:name="N52P0">
      <number:number number:decimal-places="0" number:min-integer-digits="1">
        <number:embedded-text number:position="0"> </number:embedded-text>
      </number:number>
    </number:number-style>
    <number:number-style style:name="N52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52P0"/>
    </number:number-style>
    <number:number-style style:name="N53">
      <number:number number:decimal-places="0" number:min-integer-digits="1">
        <number:embedded-text number:position="0"> </number:embedded-text>
      </number:number>
    </number:number-style>
    <number:currency-style style:name="N54P0" number:language="zh" number:country="TW">
      <number:currency-symbol number:language="zh" number:country="TW">NT$</number:currency-symbol>
      <number:number number:decimal-places="2" number:min-integer-digits="1" number:grouping="true"/>
    </number:currency-style>
    <number:currency-style style:name="N54" number:language="zh" number:country="TW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54P0"/>
    </number:currency-style>
    <style:style style:name="cf1" style:family="table-cell" style:data-style-name="N0">
      <style:table-cell-properties fo:background-color="#FF3333"/>
    </style:style>
    <style:style style:name="Excel_32_Built-in_32_Normal" style:display-name="Excel Built-in Normal" style:family="table-cell" style:data-style-name="N48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54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_32005__24213_" style:display-name="紅底" style:family="table-cell" style:data-style-name="N0">
      <style:table-cell-properties style:vertical-align="middle" fo:background-color="#FF3333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dministrator</dc:creator>
    <dc:date>2022-01-27T07:15:42Z</dc:date>
    <meta:editing-cycles>15</meta:editing-cycles>
    <meta:editing-duration>PT6493S</meta:editing-duration>
  </office:meta>
</office:document-meta>
</file>